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8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4" style:data-style-name="N0">
      <style:table-cell-properties style:vertical-align="automatic" fo:background-color="transparent"/>
    </style:style>
    <style:style style:name="ce30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1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5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7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1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2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" style:data-style-name="N36"/>
    <style:style style:name="ce56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7" style:family="table-cell" style:parent-style-name="Default" style:data-style-name="N0">
      <style:table-cell-properties fo:border-top="thin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8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9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0" style:family="table-cell" style:parent-style-name="Default" style:data-style-name="N0">
      <style:table-cell-properties fo:border-top="none" fo:border-bottom="thin solid #000000" fo:border-left="none" fo:border-right="thin solid #BFBFBF" fo:background-color="transparent"/>
    </style:style>
    <style:style style:name="ce61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thin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6pt" style:font-size-asian="6pt" style:font-size-complex="6pt"/>
    </style:style>
    <style:style style:name="ce65" style:family="table-cell" style:parent-style-name="Default" style:data-style-name="N3">
      <style:table-cell-properties fo:border-top="thin solid #000000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5pt" style:font-size-asian="5pt" style:font-size-complex="5pt"/>
    </style:style>
    <style:style style:name="ce66" style:family="table-cell" style:parent-style-name="Default" style:data-style-name="N14">
      <style:table-cell-properties fo:border-top="thin solid #000000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5pt" style:font-size-asian="5pt" style:font-size-complex="5pt"/>
    </style:style>
    <style:style style:name="ce67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6pt" style:font-size-asian="6pt" style:font-size-complex="6pt"/>
    </style:style>
    <style:style style:name="ce68" style:family="table-cell" style:parent-style-name="Default" style:data-style-name="N3">
      <style:table-cell-properties fo:border-top="thin dotted #E6E6E6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5pt" style:font-size-asian="5pt" style:font-size-complex="5pt"/>
    </style:style>
    <style:style style:name="ce69" style:family="table-cell" style:parent-style-name="Default" style:data-style-name="N14">
      <style:table-cell-properties fo:border-top="thin dotted #E6E6E6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5pt" style:font-size-asian="5pt" style:font-size-complex="5pt"/>
    </style:style>
    <style:style style:name="ce70" style:family="table-cell" style:parent-style-name="Default" style:data-style-name="N0">
      <style:table-cell-properties fo:border-top="thin dotted #E6E6E6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5pt" style:font-size-asian="5pt" style:font-size-complex="5pt"/>
    </style:style>
    <style:style style:name="ce71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6pt" style:font-size-asian="6pt" style:font-size-complex="6pt"/>
    </style:style>
    <style:style style:name="ce72" style:family="table-cell" style:parent-style-name="Default" style:data-style-name="N0">
      <style:table-cell-properties fo:border-top="thin dotted #E6E6E6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5pt" style:font-size-asian="5pt" style:font-size-complex="5pt"/>
    </style:style>
    <style:style style:name="ce73" style:family="table-cell" style:parent-style-name="Default" style:data-style-name="N14">
      <style:table-cell-properties fo:border-top="thin dotted #E6E6E6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5pt" style:font-size-asian="5pt" style:font-size-complex="5pt"/>
    </style:style>
    <style:style style:name="ce7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75" style:family="table-cell" style:parent-style-name="Default" style:data-style-name="N3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76" style:family="table-cell" style:parent-style-name="Default" style:data-style-name="N14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none" fo:border-bottom="none" fo:border-left="none" fo:border-right="thin solid #BFBFBF" style:vertical-align="automatic" fo:wrap-option="wrap" style:repeat-content="false"/>
      <style:paragraph-properties fo:text-align="start" fo:margin-left="0cm" style:writing-mode="lr"/>
      <style:text-properties style:font-name="Arial" style:font-name-asian="Arial" style:font-name-complex="Arial" fo:font-size="8pt" style:font-size-asian="8pt" style:font-size-complex="8pt"/>
    </style:style>
    <style:style style:name="ce78" style:family="table-cell" style:parent-style-name="Default" style:data-style-name="N0">
      <style:table-cell-properties fo:border-top="none" fo:border-bottom="thin solid #000000" fo:border-left="none" fo:border-right="thin solid #BFBFBF" style:vertical-align="automatic" fo:wrap-option="wrap" style:repeat-content="false"/>
      <style:paragraph-properties fo:text-align="start" fo:margin-left="0cm" style:writing-mode="lr"/>
      <style:text-properties style:font-name="Arial" style:font-name-asian="Arial" style:font-name-complex="Arial" fo:font-size="8pt" style:font-size-asian="8pt" style:font-size-complex="8pt"/>
    </style:style>
    <style:style style:name="ce79" style:family="table-cell" style:parent-style-name="Default" style:data-style-name="N0">
      <style:table-cell-properties fo:border-top="none" fo:border-bottom="thin solid #000000" fo:border-left="thin solid #BFBFBF" fo:border-right="none" style:vertical-align="middle" fo:wrap-option="wrap" style:repeat-content="false"/>
      <style:paragraph-properties fo:text-align="center" style:writing-mode="lr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0" style:family="table-cell" style:parent-style-name="Default" style:data-style-name="N0">
      <style:table-cell-properties fo:border-top="none" fo:border-bottom="thin solid #000000" fo:border-left="none" fo:border-right="thin solid #BFBFBF" style:vertical-align="middle" fo:wrap-option="wrap" style:repeat-content="false"/>
      <style:paragraph-properties fo:text-align="center" style:writing-mode="lr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1" style:family="table-cell" style:parent-style-name="Default" style:data-style-name="N0">
      <style:table-cell-properties fo:border-top="none" fo:border-bottom="thin solid #000000" fo:border-left="thin solid #BFBFBF" fo:border-right="none" style:vertical-align="middle" fo:wrap-option="wrap" style:repeat-content="false"/>
      <style:paragraph-properties fo:text-align="center" style:writing-mode="lr"/>
      <style:text-properties fo:color="#92D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2" style:family="table-cell" style:parent-style-name="Default" style:data-style-name="N0">
      <style:table-cell-properties fo:border-top="none" fo:border-bottom="thin solid #000000" fo:border-left="none" fo:border-right="thin solid #BFBFBF" style:vertical-align="middle" fo:wrap-option="wrap" style:repeat-content="false"/>
      <style:paragraph-properties fo:text-align="center" style:writing-mode="lr"/>
      <style:text-properties fo:color="#92D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3" style:family="table-cell" style:parent-style-name="Default" style:data-style-name="N0">
      <style:table-cell-properties fo:border-top="none" fo:border-bottom="thin solid #000000" fo:border-left="thin solid #BFBFBF" fo:border-right="none" style:vertical-align="middle" fo:wrap-option="wrap" style:repeat-content="false"/>
      <style:paragraph-properties fo:text-align="center" style:writing-mode="lr"/>
      <style:text-properties fo:color="#BD63AC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4" style:family="table-cell" style:parent-style-name="Default" style:data-style-name="N0">
      <style:table-cell-properties fo:border-top="none" fo:border-bottom="thin solid #000000" fo:border-left="none" fo:border-right="thin solid #BFBFBF" style:vertical-align="middle" fo:wrap-option="wrap" style:repeat-content="false"/>
      <style:paragraph-properties fo:text-align="center" style:writing-mode="lr"/>
      <style:text-properties fo:color="#BD63AC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5" style:family="table-cell" style:parent-style-name="Default" style:data-style-name="N0">
      <style:table-cell-properties fo:border-top="none" fo:border-bottom="thin solid #000000" fo:border-left="thin solid #BFBFBF" fo:border-right="none" style:vertical-align="middle" fo:wrap-option="wrap" style:repeat-content="false"/>
      <style:paragraph-properties fo:text-align="center" style:writing-mode="lr"/>
      <style:text-properties fo:color="#5EA3C2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6" style:family="table-cell" style:parent-style-name="Default" style:data-style-name="N0">
      <style:table-cell-properties fo:border-top="none" fo:border-bottom="thin solid #000000" fo:border-left="none" fo:border-right="thin solid #BFBFBF" style:vertical-align="middle" fo:wrap-option="wrap" style:repeat-content="false"/>
      <style:paragraph-properties fo:text-align="center" style:writing-mode="lr"/>
      <style:text-properties fo:color="#5EA3C2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7" style:family="table-cell" style:parent-style-name="Default" style:data-style-name="N0">
      <style:table-cell-properties fo:border-top="none" fo:border-bottom="thin solid #000000" fo:border-left="thin solid #BFBFBF" fo:border-right="none" style:vertical-align="middle" fo:wrap-option="wrap" style:repeat-content="false"/>
      <style:paragraph-properties fo:text-align="center" style:writing-mode="lr"/>
      <style:text-properties fo:color="#E5AB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8" style:family="table-cell" style:parent-style-name="Default" style:data-style-name="N0">
      <style:table-cell-properties fo:border-top="none" fo:border-bottom="thin solid #000000" fo:border-left="none" fo:border-right="thin solid #BFBFBF" style:vertical-align="middle" fo:wrap-option="wrap" style:repeat-content="false"/>
      <style:paragraph-properties fo:text-align="center" style:writing-mode="lr"/>
      <style:text-properties fo:color="#E5AB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90" style:family="table-cell" style:parent-style-name="Default" style:data-style-name="N14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9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92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93" style:family="table-cell" style:parent-style-name="Default" style:data-style-name="N14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94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95" style:family="table-cell" style:parent-style-name="Default" style:data-style-name="N0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96" style:family="table-cell" style:parent-style-name="Default" style:data-style-name="N0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97" style:family="table-cell" style:parent-style-name="Default" style:data-style-name="N19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98" style:family="table-cell" style:parent-style-name="Default" style:data-style-name="N3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9" style:family="table-cell" style:parent-style-name="Default" style:data-style-name="N14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00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/>
      <style:text-properties fo:color="#000000" style:font-name="Arial" style:font-name-asian="Arial" style:font-name-complex="Arial" fo:font-size="18pt" style:font-size-asian="18pt" style:font-size-complex="18pt"/>
    </style:style>
    <style:style style:name="ce101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2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fo:color="#92D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fo:color="#BD63AC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0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fo:color="#5EA3C2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05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fo:color="#E5AB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8pt" style:use-optimal-row-height="false" fo:break-before="auto"/>
    </style:style>
    <style:style style:name="ro11" style:family="table-row">
      <style:table-row-properties style:row-height="18pt" style:use-optimal-row-height="true" fo:break-before="auto"/>
    </style:style>
    <style:style style:name="ro12" style:family="table-row">
      <style:table-row-properties style:row-height="23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0486800" table:style-name="ce7">
            <text:p>10.486.800</text:p>
          </table:table-cell>
          <table:table-cell office:value-type="float" office:value="264000" table:style-name="ce7">
            <text:p>264.000</text:p>
          </table:table-cell>
          <table:table-cell office:value-type="float" office:value="2119500" table:style-name="ce7">
            <text:p>2.119.50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4741000" table:style-name="ce9">
            <text:p>14.741.000</text:p>
          </table:table-cell>
          <table:table-cell office:value-type="float" office:value="14910598" table:style-name="ce9">
            <text:p>14.910.598</text:p>
          </table:table-cell>
          <table:table-cell office:value-type="percentage" office:value="1" table:style-name="ce10">
            <text:p>100,0%</text:p>
          </table:table-cell>
          <table:table-cell office:value-type="float" office:value="7079079" table:style-name="ce8">
            <text:p>7.079.079</text:p>
          </table:table-cell>
          <table:table-cell office:value-type="float" office:value="6823190" table:style-name="ce8">
            <text:p>6.823.190</text:p>
          </table:table-cell>
          <table:table-cell office:value-type="float" office:value="1760813" table:style-name="ce8">
            <text:p>1.760.813</text:p>
          </table:table-cell>
          <table:table-cell office:value-type="date" office:date-value="2021-12-20T00:00:00" table:style-name="ce11">
            <text:p>20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675761" table:style-name="ce7">
            <text:p>1.675.761</text:p>
          </table:table-cell>
          <table:table-cell office:value-type="float" office:value="36000" table:style-name="ce7">
            <text:p>36.000</text:p>
          </table:table-cell>
          <table:table-cell office:value-type="float" office:value="368490" table:style-name="ce7">
            <text:p>368.490</text:p>
          </table:table-cell>
          <table:table-cell office:value-type="float" office:value="255200" table:style-name="ce7">
            <text:p>255.200</text:p>
          </table:table-cell>
          <table:table-cell office:value-type="float" office:value="63565" table:style-name="ce13">
            <text:p>63.565</text:p>
          </table:table-cell>
          <table:table-cell office:value-type="float" office:value="2399016" table:style-name="ce14">
            <text:p>2.399.016</text:p>
          </table:table-cell>
          <table:table-cell office:value-type="float" office:value="2384111" table:style-name="ce14">
            <text:p>2.384.111</text:p>
          </table:table-cell>
          <table:table-cell office:value-type="percentage" office:value="0.9937870360181007" table:style-name="ce15">
            <text:p>99,4%</text:p>
          </table:table-cell>
          <table:table-cell office:value-type="float" office:value="1098235" table:style-name="ce13">
            <text:p>1.098.235</text:p>
          </table:table-cell>
          <table:table-cell office:value-type="float" office:value="1059706" table:style-name="ce13">
            <text:p>1.059.706</text:p>
          </table:table-cell>
          <table:table-cell office:value-type="float" office:value="349920" table:style-name="ce13">
            <text:p>349.920</text:p>
          </table:table-cell>
          <table:table-cell office:value-type="date" office:date-value="2021-12-21T00:00:00" table:style-name="ce16">
            <text:p>21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447025" table:style-name="ce7">
            <text:p>1.447.025</text:p>
          </table:table-cell>
          <table:table-cell office:value-type="float" office:value="24000" table:style-name="ce7">
            <text:p>24.000</text:p>
          </table:table-cell>
          <table:table-cell office:value-type="float" office:value="341040" table:style-name="ce7">
            <text:p>341.040</text:p>
          </table:table-cell>
          <table:table-cell office:value-type="float" office:value="220900" table:style-name="ce7">
            <text:p>220.900</text:p>
          </table:table-cell>
          <table:table-cell office:value-type="float" office:value="43000" table:style-name="ce13">
            <text:p>43.000</text:p>
          </table:table-cell>
          <table:table-cell office:value-type="float" office:value="2075965" table:style-name="ce14">
            <text:p>2.075.965</text:p>
          </table:table-cell>
          <table:table-cell office:value-type="float" office:value="2052705" table:style-name="ce14">
            <text:p>2.052.705</text:p>
          </table:table-cell>
          <table:table-cell office:value-type="percentage" office:value="0.98879557217968506" table:style-name="ce15">
            <text:p>98,9%</text:p>
          </table:table-cell>
          <table:table-cell office:value-type="float" office:value="892757" table:style-name="ce13">
            <text:p>892.757</text:p>
          </table:table-cell>
          <table:table-cell office:value-type="float" office:value="868554" table:style-name="ce13">
            <text:p>868.554</text:p>
          </table:table-cell>
          <table:table-cell office:value-type="float" office:value="364967" table:style-name="ce13">
            <text:p>364.967</text:p>
          </table:table-cell>
          <table:table-cell office:value-type="date" office:date-value="2021-12-21T00:00:00" table:style-name="ce16">
            <text:p>21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18884" table:style-name="ce7">
            <text:p>1.318.884</text:p>
          </table:table-cell>
          <table:table-cell office:value-type="float" office:value="36000" table:style-name="ce7">
            <text:p>36.000</text:p>
          </table:table-cell>
          <table:table-cell office:value-type="float" office:value="405070" table:style-name="ce7">
            <text:p>405.070</text:p>
          </table:table-cell>
          <table:table-cell office:value-type="float" office:value="225400" table:style-name="ce7">
            <text:p>225.400</text:p>
          </table:table-cell>
          <table:table-cell office:value-type="float" office:value="56420" table:style-name="ce13">
            <text:p>56.420</text:p>
          </table:table-cell>
          <table:table-cell office:value-type="float" office:value="2041774" table:style-name="ce14">
            <text:p>2.041.774</text:p>
          </table:table-cell>
          <table:table-cell office:value-type="float" office:value="1856475" table:style-name="ce14">
            <text:p>1.856.475</text:p>
          </table:table-cell>
          <table:table-cell office:value-type="percentage" office:value="0.90924607718581973" table:style-name="ce15">
            <text:p>90,9%</text:p>
          </table:table-cell>
          <table:table-cell office:value-type="float" office:value="887699" table:style-name="ce13">
            <text:p>887.699</text:p>
          </table:table-cell>
          <table:table-cell office:value-type="float" office:value="860685" table:style-name="ce13">
            <text:p>860.685</text:p>
          </table:table-cell>
          <table:table-cell office:value-type="float" office:value="207045" table:style-name="ce13">
            <text:p>207.045</text:p>
          </table:table-cell>
          <table:table-cell office:value-type="date" office:date-value="2021-12-21T00:00:00" table:style-name="ce16">
            <text:p>21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503770" table:style-name="ce7">
            <text:p>2.503.770</text:p>
          </table:table-cell>
          <table:table-cell office:value-type="float" office:value="54000" table:style-name="ce7">
            <text:p>54.000</text:p>
          </table:table-cell>
          <table:table-cell office:value-type="float" office:value="624700" table:style-name="ce7">
            <text:p>624.700</text:p>
          </table:table-cell>
          <table:table-cell office:value-type="float" office:value="455800" table:style-name="ce7">
            <text:p>455.800</text:p>
          </table:table-cell>
          <table:table-cell office:value-type="float" office:value="133650" table:style-name="ce13">
            <text:p>133.650</text:p>
          </table:table-cell>
          <table:table-cell office:value-type="float" office:value="3771920" table:style-name="ce14">
            <text:p>3.771.920</text:p>
          </table:table-cell>
          <table:table-cell office:value-type="float" office:value="3644703" table:style-name="ce14">
            <text:p>3.644.703</text:p>
          </table:table-cell>
          <table:table-cell office:value-type="percentage" office:value="0.96627261447750745" table:style-name="ce15">
            <text:p>96,6%</text:p>
          </table:table-cell>
          <table:table-cell office:value-type="float" office:value="1728546" table:style-name="ce13">
            <text:p>1.728.546</text:p>
          </table:table-cell>
          <table:table-cell office:value-type="float" office:value="1659577" table:style-name="ce13">
            <text:p>1.659.577</text:p>
          </table:table-cell>
          <table:table-cell office:value-type="float" office:value="430782" table:style-name="ce13">
            <text:p>430.782</text:p>
          </table:table-cell>
          <table:table-cell office:value-type="date" office:date-value="2021-12-21T00:00:00" table:style-name="ce16">
            <text:p>21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844305" table:style-name="ce7">
            <text:p>844.305</text:p>
          </table:table-cell>
          <table:table-cell office:value-type="float" office:value="18000" table:style-name="ce7">
            <text:p>18.000</text:p>
          </table:table-cell>
          <table:table-cell office:value-type="float" office:value="127900" table:style-name="ce7">
            <text:p>127.900</text:p>
          </table:table-cell>
          <table:table-cell office:value-type="float" office:value="125200" table:style-name="ce7">
            <text:p>125.200</text:p>
          </table:table-cell>
          <table:table-cell office:value-type="float" office:value="22200" table:style-name="ce13">
            <text:p>22.200</text:p>
          </table:table-cell>
          <table:table-cell office:value-type="float" office:value="1137605" table:style-name="ce14">
            <text:p>1.137.605</text:p>
          </table:table-cell>
          <table:table-cell office:value-type="float" office:value="1094764" table:style-name="ce14">
            <text:p>1.094.764</text:p>
          </table:table-cell>
          <table:table-cell office:value-type="percentage" office:value="0.96234105862755526" table:style-name="ce15">
            <text:p>96,2%</text:p>
          </table:table-cell>
          <table:table-cell office:value-type="float" office:value="497638" table:style-name="ce13">
            <text:p>497.638</text:p>
          </table:table-cell>
          <table:table-cell office:value-type="float" office:value="481893" table:style-name="ce13">
            <text:p>481.893</text:p>
          </table:table-cell>
          <table:table-cell office:value-type="float" office:value="159362" table:style-name="ce13">
            <text:p>159.362</text:p>
          </table:table-cell>
          <table:table-cell office:value-type="date" office:date-value="2021-12-21T00:00:00" table:style-name="ce16">
            <text:p>21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3867399" table:style-name="ce7">
            <text:p>3.867.399</text:p>
          </table:table-cell>
          <table:table-cell office:value-type="float" office:value="54000" table:style-name="ce7">
            <text:p>54.000</text:p>
          </table:table-cell>
          <table:table-cell office:value-type="float" office:value="611570" table:style-name="ce7">
            <text:p>611.570</text:p>
          </table:table-cell>
          <table:table-cell office:value-type="float" office:value="466170" table:style-name="ce7">
            <text:p>466.170</text:p>
          </table:table-cell>
          <table:table-cell office:value-type="float" office:value="97620" table:style-name="ce13">
            <text:p>97.620</text:p>
          </table:table-cell>
          <table:table-cell office:value-type="float" office:value="5096759" table:style-name="ce14">
            <text:p>5.096.759</text:p>
          </table:table-cell>
          <table:table-cell office:value-type="float" office:value="4687557" table:style-name="ce14">
            <text:p>4.687.557</text:p>
          </table:table-cell>
          <table:table-cell office:value-type="percentage" office:value="0.91971329230987775" table:style-name="ce15">
            <text:p>92,0%</text:p>
          </table:table-cell>
          <table:table-cell office:value-type="float" office:value="2057761" table:style-name="ce13">
            <text:p>2.057.761</text:p>
          </table:table-cell>
          <table:table-cell office:value-type="float" office:value="1990311" table:style-name="ce13">
            <text:p>1.990.311</text:p>
          </table:table-cell>
          <table:table-cell office:value-type="float" office:value="864766" table:style-name="ce13">
            <text:p>864.766</text:p>
          </table:table-cell>
          <table:table-cell office:value-type="date" office:date-value="2021-12-21T00:00:00" table:style-name="ce16">
            <text:p>21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531745" table:style-name="ce7">
            <text:p>2.531.745</text:p>
          </table:table-cell>
          <table:table-cell office:value-type="float" office:value="60000" table:style-name="ce7">
            <text:p>60.000</text:p>
          </table:table-cell>
          <table:table-cell office:value-type="float" office:value="631270" table:style-name="ce7">
            <text:p>631.270</text:p>
          </table:table-cell>
          <table:table-cell office:value-type="float" office:value="382100" table:style-name="ce7">
            <text:p>382.100</text:p>
          </table:table-cell>
          <table:table-cell office:value-type="float" office:value="93735" table:style-name="ce13">
            <text:p>93.735</text:p>
          </table:table-cell>
          <table:table-cell office:value-type="float" office:value="3698850" table:style-name="ce14">
            <text:p>3.698.850</text:p>
          </table:table-cell>
          <table:table-cell office:value-type="float" office:value="3599034" table:style-name="ce14">
            <text:p>3.599.034</text:p>
          </table:table-cell>
          <table:table-cell office:value-type="percentage" office:value="0.97301431526014848" table:style-name="ce15">
            <text:p>97,3%</text:p>
          </table:table-cell>
          <table:table-cell office:value-type="float" office:value="1677280" table:style-name="ce13">
            <text:p>1.677.280</text:p>
          </table:table-cell>
          <table:table-cell office:value-type="float" office:value="1577977" table:style-name="ce13">
            <text:p>1.577.977</text:p>
          </table:table-cell>
          <table:table-cell office:value-type="float" office:value="512048" table:style-name="ce13">
            <text:p>512.048</text:p>
          </table:table-cell>
          <table:table-cell office:value-type="date" office:date-value="2021-12-20T00:00:00" table:style-name="ce16">
            <text:p>20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569700" table:style-name="ce7">
            <text:p>8.569.700</text:p>
          </table:table-cell>
          <table:table-cell office:value-type="float" office:value="234000" table:style-name="ce7">
            <text:p>234.000</text:p>
          </table:table-cell>
          <table:table-cell office:value-type="float" office:value="2654900" table:style-name="ce7">
            <text:p>2.654.900</text:p>
          </table:table-cell>
          <table:table-cell office:value-type="float" office:value="1514300" table:style-name="ce7">
            <text:p>1.514.300</text:p>
          </table:table-cell>
          <table:table-cell office:value-type="float" office:value="375750" table:style-name="ce13">
            <text:p>375.750</text:p>
          </table:table-cell>
          <table:table-cell office:value-type="float" office:value="13348650" table:style-name="ce14">
            <text:p>13.348.650</text:p>
          </table:table-cell>
          <table:table-cell office:value-type="float" office:value="13120713" table:style-name="ce14">
            <text:p>13.120.713</text:p>
          </table:table-cell>
          <table:table-cell office:value-type="percentage" office:value="0.98292434066366263" table:style-name="ce15">
            <text:p>98,3%</text:p>
          </table:table-cell>
          <table:table-cell office:value-type="float" office:value="6208207" table:style-name="ce13">
            <text:p>6.208.207</text:p>
          </table:table-cell>
          <table:table-cell office:value-type="float" office:value="5964249" table:style-name="ce13">
            <text:p>5.964.249</text:p>
          </table:table-cell>
          <table:table-cell office:value-type="float" office:value="1691116" table:style-name="ce13">
            <text:p>1.691.116</text:p>
          </table:table-cell>
          <table:table-cell office:value-type="date" office:date-value="2021-12-21T00:00:00" table:style-name="ce16">
            <text:p>21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256180" table:style-name="ce7">
            <text:p>6.256.180</text:p>
          </table:table-cell>
          <table:table-cell office:value-type="float" office:value="150000" table:style-name="ce7">
            <text:p>150.000</text:p>
          </table:table-cell>
          <table:table-cell office:value-type="float" office:value="1543650" table:style-name="ce7">
            <text:p>1.543.65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9026855" table:style-name="ce14">
            <text:p>9.026.855</text:p>
          </table:table-cell>
          <table:table-cell office:value-type="float" office:value="9001236" table:style-name="ce14">
            <text:p>9.001.236</text:p>
          </table:table-cell>
          <table:table-cell office:value-type="percentage" office:value="0.99716191298076684" table:style-name="ce15">
            <text:p>99,7%</text:p>
          </table:table-cell>
          <table:table-cell office:value-type="float" office:value="4221844" table:style-name="ce13">
            <text:p>4.221.844</text:p>
          </table:table-cell>
          <table:table-cell office:value-type="float" office:value="4052320" table:style-name="ce13">
            <text:p>4.052.320</text:p>
          </table:table-cell>
          <table:table-cell office:value-type="float" office:value="1183848" table:style-name="ce13">
            <text:p>1.183.848</text:p>
          </table:table-cell>
          <table:table-cell office:value-type="date" office:date-value="2021-12-21T00:00:00" table:style-name="ce16">
            <text:p>21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464233" table:style-name="ce7">
            <text:p>1.464.233</text:p>
          </table:table-cell>
          <table:table-cell office:value-type="float" office:value="30000" table:style-name="ce7">
            <text:p>30.000</text:p>
          </table:table-cell>
          <table:table-cell office:value-type="float" office:value="231770" table:style-name="ce7">
            <text:p>231.770</text:p>
          </table:table-cell>
          <table:table-cell office:value-type="float" office:value="185400" table:style-name="ce7">
            <text:p>185.400</text:p>
          </table:table-cell>
          <table:table-cell office:value-type="float" office:value="49265" table:style-name="ce13">
            <text:p>49.265</text:p>
          </table:table-cell>
          <table:table-cell office:value-type="float" office:value="1960668" table:style-name="ce14">
            <text:p>1.960.668</text:p>
          </table:table-cell>
          <table:table-cell office:value-type="float" office:value="2034295" table:style-name="ce14">
            <text:p>2.034.295</text:p>
          </table:table-cell>
          <table:table-cell office:value-type="percentage" office:value="1" table:style-name="ce15">
            <text:p>100,0%</text:p>
          </table:table-cell>
          <table:table-cell office:value-type="float" office:value="926968" table:style-name="ce13">
            <text:p>926.968</text:p>
          </table:table-cell>
          <table:table-cell office:value-type="float" office:value="889466" table:style-name="ce13">
            <text:p>889.466</text:p>
          </table:table-cell>
          <table:table-cell office:value-type="float" office:value="307486" table:style-name="ce13">
            <text:p>307.486</text:p>
          </table:table-cell>
          <table:table-cell office:value-type="date" office:date-value="2021-12-21T00:00:00" table:style-name="ce16">
            <text:p>21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3874579" table:style-name="ce7">
            <text:p>3.874.579</text:p>
          </table:table-cell>
          <table:table-cell office:value-type="float" office:value="60000" table:style-name="ce7">
            <text:p>60.000</text:p>
          </table:table-cell>
          <table:table-cell office:value-type="float" office:value="725000" table:style-name="ce7">
            <text:p>725.000</text:p>
          </table:table-cell>
          <table:table-cell office:value-type="float" office:value="573400" table:style-name="ce7">
            <text:p>573.400</text:p>
          </table:table-cell>
          <table:table-cell office:value-type="float" office:value="122700" table:style-name="ce13">
            <text:p>122.700</text:p>
          </table:table-cell>
          <table:table-cell office:value-type="float" office:value="5355679" table:style-name="ce14">
            <text:p>5.355.679</text:p>
          </table:table-cell>
          <table:table-cell office:value-type="float" office:value="5650842" table:style-name="ce14">
            <text:p>5.650.842</text:p>
          </table:table-cell>
          <table:table-cell office:value-type="percentage" office:value="1" table:style-name="ce15">
            <text:p>100,0%</text:p>
          </table:table-cell>
          <table:table-cell office:value-type="float" office:value="2373588" table:style-name="ce13">
            <text:p>2.373.588</text:p>
          </table:table-cell>
          <table:table-cell office:value-type="float" office:value="2301193" table:style-name="ce13">
            <text:p>2.301.193</text:p>
          </table:table-cell>
          <table:table-cell office:value-type="float" office:value="1181452" table:style-name="ce13">
            <text:p>1.181.452</text:p>
          </table:table-cell>
          <table:table-cell office:value-type="date" office:date-value="2021-12-21T00:00:00" table:style-name="ce16">
            <text:p>21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21265" table:style-name="ce7">
            <text:p>421.265</text:p>
          </table:table-cell>
          <table:table-cell office:value-type="float" office:value="12000" table:style-name="ce7">
            <text:p>12.000</text:p>
          </table:table-cell>
          <table:table-cell office:value-type="float" office:value="91600" table:style-name="ce7">
            <text:p>91.600</text:p>
          </table:table-cell>
          <table:table-cell office:value-type="float" office:value="53240" table:style-name="ce7">
            <text:p>53.240</text:p>
          </table:table-cell>
          <table:table-cell office:value-type="float" office:value="15200" table:style-name="ce13">
            <text:p>15.200</text:p>
          </table:table-cell>
          <table:table-cell office:value-type="float" office:value="593305" table:style-name="ce14">
            <text:p>593.305</text:p>
          </table:table-cell>
          <table:table-cell office:value-type="float" office:value="581655" table:style-name="ce14">
            <text:p>581.655</text:p>
          </table:table-cell>
          <table:table-cell office:value-type="percentage" office:value="0.98036423087619351" table:style-name="ce15">
            <text:p>98,0%</text:p>
          </table:table-cell>
          <table:table-cell office:value-type="float" office:value="266956" table:style-name="ce13">
            <text:p>266.956</text:p>
          </table:table-cell>
          <table:table-cell office:value-type="float" office:value="257996" table:style-name="ce13">
            <text:p>257.996</text:p>
          </table:table-cell>
          <table:table-cell office:value-type="float" office:value="91236" table:style-name="ce13">
            <text:p>91.236</text:p>
          </table:table-cell>
          <table:table-cell office:value-type="date" office:date-value="2021-12-21T00:00:00" table:style-name="ce16">
            <text:p>21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8228535" table:style-name="ce7">
            <text:p>8.228.535</text:p>
          </table:table-cell>
          <table:table-cell office:value-type="float" office:value="204000" table:style-name="ce7">
            <text:p>204.000</text:p>
          </table:table-cell>
          <table:table-cell office:value-type="float" office:value="1970800" table:style-name="ce7">
            <text:p>1.970.800</text:p>
          </table:table-cell>
          <table:table-cell office:value-type="float" office:value="1222100" table:style-name="ce7">
            <text:p>1.222.100</text:p>
          </table:table-cell>
          <table:table-cell office:value-type="float" office:value="321450" table:style-name="ce13">
            <text:p>321.450</text:p>
          </table:table-cell>
          <table:table-cell office:value-type="float" office:value="11946885" table:style-name="ce14">
            <text:p>11.946.885</text:p>
          </table:table-cell>
          <table:table-cell office:value-type="float" office:value="11600917" table:style-name="ce14">
            <text:p>11.600.917</text:p>
          </table:table-cell>
          <table:table-cell office:value-type="percentage" office:value="0.97104115424229831" table:style-name="ce15">
            <text:p>97,1%</text:p>
          </table:table-cell>
          <table:table-cell office:value-type="float" office:value="5486338" table:style-name="ce13">
            <text:p>5.486.338</text:p>
          </table:table-cell>
          <table:table-cell office:value-type="float" office:value="5298888" table:style-name="ce13">
            <text:p>5.298.888</text:p>
          </table:table-cell>
          <table:table-cell office:value-type="float" office:value="1524398" table:style-name="ce13">
            <text:p>1.524.398</text:p>
          </table:table-cell>
          <table:table-cell office:value-type="date" office:date-value="2021-12-21T00:00:00" table:style-name="ce16">
            <text:p>21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687865" table:style-name="ce7">
            <text:p>1.687.865</text:p>
          </table:table-cell>
          <table:table-cell office:value-type="float" office:value="48000" table:style-name="ce7">
            <text:p>48.000</text:p>
          </table:table-cell>
          <table:table-cell office:value-type="float" office:value="498000" table:style-name="ce7">
            <text:p>498.0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555175" table:style-name="ce14">
            <text:p>2.555.175</text:p>
          </table:table-cell>
          <table:table-cell office:value-type="float" office:value="2591060" table:style-name="ce14">
            <text:p>2.591.060</text:p>
          </table:table-cell>
          <table:table-cell office:value-type="percentage" office:value="1" table:style-name="ce15">
            <text:p>100,0%</text:p>
          </table:table-cell>
          <table:table-cell office:value-type="float" office:value="1230545" table:style-name="ce13">
            <text:p>1.230.545</text:p>
          </table:table-cell>
          <table:table-cell office:value-type="float" office:value="1186333" table:style-name="ce13">
            <text:p>1.186.333</text:p>
          </table:table-cell>
          <table:table-cell office:value-type="float" office:value="307007" table:style-name="ce13">
            <text:p>307.007</text:p>
          </table:table-cell>
          <table:table-cell office:value-type="date" office:date-value="2021-12-21T00:00:00" table:style-name="ce16">
            <text:p>21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22075" table:style-name="ce7">
            <text:p>822.075</text:p>
          </table:table-cell>
          <table:table-cell office:value-type="float" office:value="18000" table:style-name="ce7">
            <text:p>18.000</text:p>
          </table:table-cell>
          <table:table-cell office:value-type="float" office:value="176500" table:style-name="ce7">
            <text:p>176.500</text:p>
          </table:table-cell>
          <table:table-cell office:value-type="float" office:value="136600" table:style-name="ce7">
            <text:p>136.600</text:p>
          </table:table-cell>
          <table:table-cell office:value-type="float" office:value="23750" table:style-name="ce13">
            <text:p>23.750</text:p>
          </table:table-cell>
          <table:table-cell office:value-type="float" office:value="1176925" table:style-name="ce14">
            <text:p>1.176.925</text:p>
          </table:table-cell>
          <table:table-cell office:value-type="float" office:value="1188180" table:style-name="ce14">
            <text:p>1.188.180</text:p>
          </table:table-cell>
          <table:table-cell office:value-type="percentage" office:value="1" table:style-name="ce15">
            <text:p>100,0%</text:p>
          </table:table-cell>
          <table:table-cell office:value-type="float" office:value="544259" table:style-name="ce13">
            <text:p>544.259</text:p>
          </table:table-cell>
          <table:table-cell office:value-type="float" office:value="526442" table:style-name="ce13">
            <text:p>526.442</text:p>
          </table:table-cell>
          <table:table-cell office:value-type="float" office:value="184962" table:style-name="ce13">
            <text:p>184.962</text:p>
          </table:table-cell>
          <table:table-cell office:value-type="date" office:date-value="2021-12-21T00:00:00" table:style-name="ce16">
            <text:p>21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842920" table:style-name="ce7">
            <text:p>2.842.920</text:p>
          </table:table-cell>
          <table:table-cell office:value-type="float" office:value="60000" table:style-name="ce7">
            <text:p>60.000</text:p>
          </table:table-cell>
          <table:table-cell office:value-type="float" office:value="642900" table:style-name="ce7">
            <text:p>642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0" table:style-name="ce13">
            <text:p>101.300</text:p>
          </table:table-cell>
          <table:table-cell office:value-type="float" office:value="4091320" table:style-name="ce14">
            <text:p>4.091.320</text:p>
          </table:table-cell>
          <table:table-cell office:value-type="float" office:value="4044595" table:style-name="ce14">
            <text:p>4.044.595</text:p>
          </table:table-cell>
          <table:table-cell office:value-type="percentage" office:value="0.98857948046107369" table:style-name="ce15">
            <text:p>98,9%</text:p>
          </table:table-cell>
          <table:table-cell office:value-type="float" office:value="1862179" table:style-name="ce13">
            <text:p>1.862.179</text:p>
          </table:table-cell>
          <table:table-cell office:value-type="float" office:value="1798518" table:style-name="ce13">
            <text:p>1.798.518</text:p>
          </table:table-cell>
          <table:table-cell office:value-type="float" office:value="621454" table:style-name="ce13">
            <text:p>621.454</text:p>
          </table:table-cell>
          <table:table-cell office:value-type="date" office:date-value="2021-12-21T00:00:00" table:style-name="ce16">
            <text:p>21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97920" table:style-name="ce7">
            <text:p>97.920</text:p>
          </table:table-cell>
          <table:table-cell office:value-type="float" office:value="6000" table:style-name="ce7">
            <text:p>6.000</text:p>
          </table:table-cell>
          <table:table-cell office:value-type="float" office:value="22270" table:style-name="ce7">
            <text:p>22.270</text:p>
          </table:table-cell>
          <table:table-cell office:value-type="float" office:value="18100" table:style-name="ce7">
            <text:p>18.100</text:p>
          </table:table-cell>
          <table:table-cell office:value-type="float" office:value="3935" table:style-name="ce13">
            <text:p>3.935</text:p>
          </table:table-cell>
          <table:table-cell office:value-type="float" office:value="148225" table:style-name="ce14">
            <text:p>148.225</text:p>
          </table:table-cell>
          <table:table-cell office:value-type="float" office:value="131149" table:style-name="ce14">
            <text:p>131.149</text:p>
          </table:table-cell>
          <table:table-cell office:value-type="percentage" office:value="0.88479676167987853" table:style-name="ce15">
            <text:p>88,5%</text:p>
          </table:table-cell>
          <table:table-cell office:value-type="float" office:value="65205" table:style-name="ce13">
            <text:p>65.205</text:p>
          </table:table-cell>
          <table:table-cell office:value-type="float" office:value="61028" table:style-name="ce13">
            <text:p>61.028</text:p>
          </table:table-cell>
          <table:table-cell office:value-type="float" office:value="12944" table:style-name="ce13">
            <text:p>12.944</text:p>
          </table:table-cell>
          <table:table-cell office:value-type="date" office:date-value="2021-12-21T00:00:00" table:style-name="ce16">
            <text:p>21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96750" table:style-name="ce7">
            <text:p>96.750</text:p>
          </table:table-cell>
          <table:table-cell office:value-type="float" office:value="6000" table:style-name="ce7">
            <text:p>6.000</text:p>
          </table:table-cell>
          <table:table-cell office:value-type="float" office:value="23500" table:style-name="ce7">
            <text:p>23.500</text:p>
          </table:table-cell>
          <table:table-cell office:value-type="float" office:value="15100" table:style-name="ce7">
            <text:p>15.100</text:p>
          </table:table-cell>
          <table:table-cell office:value-type="float" office:value="5750" table:style-name="ce13">
            <text:p>5.750</text:p>
          </table:table-cell>
          <table:table-cell office:value-type="float" office:value="147100" table:style-name="ce14">
            <text:p>147.100</text:p>
          </table:table-cell>
          <table:table-cell office:value-type="float" office:value="125700" table:style-name="ce14">
            <text:p>125.700</text:p>
          </table:table-cell>
          <table:table-cell office:value-type="percentage" office:value="0.85452073419442554" table:style-name="ce15">
            <text:p>85,5%</text:p>
          </table:table-cell>
          <table:table-cell office:value-type="float" office:value="62921" table:style-name="ce13">
            <text:p>62.921</text:p>
          </table:table-cell>
          <table:table-cell office:value-type="float" office:value="58189" table:style-name="ce13">
            <text:p>58.189</text:p>
          </table:table-cell>
          <table:table-cell office:value-type="float" office:value="14976" table:style-name="ce13">
            <text:p>14.976</text:p>
          </table:table-cell>
          <table:table-cell office:value-type="date" office:date-value="2021-12-21T00:00:00" table:style-name="ce17">
            <text:p>21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138" table:style-name="ce7">
            <text:p>48.138</text:p>
          </table:table-cell>
          <table:table-cell office:value-type="float" office:value="0" table:style-name="ce7">
            <text:p>0</text:p>
          </table:table-cell>
          <table:table-cell office:value-type="float" office:value="58300" table:style-name="ce7">
            <text:p>58.30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238" table:style-name="ce14">
            <text:p>212.238</text:p>
          </table:table-cell>
          <table:table-cell office:value-type="float" office:value="210337" table:style-name="ce14">
            <text:p>210.337</text:p>
          </table:table-cell>
          <table:table-cell office:value-type="percentage" office:value="0.99104307428452965" table:style-name="ce15">
            <text:p>99,1%</text:p>
          </table:table-cell>
          <table:table-cell office:value-type="float" office:value="95241" table:style-name="ce13">
            <text:p>95.241</text:p>
          </table:table-cell>
          <table:table-cell office:value-type="float" office:value="91273" table:style-name="ce13">
            <text:p>91.273</text:p>
          </table:table-cell>
          <table:table-cell office:value-type="float" office:value="32212" table:style-name="ce13">
            <text:p>32.212</text:p>
          </table:table-cell>
          <table:table-cell office:value-type="date" office:date-value="2021-12-21T00:00:00" table:style-name="ce17">
            <text:p>21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5830" table:style-name="ce7">
            <text:p>5.830</text:p>
          </table:table-cell>
          <table:table-cell office:value-type="float" office:value="0" table:style-name="ce7">
            <text:p>0</text:p>
          </table:table-cell>
          <table:table-cell office:value-type="float" office:value="4440" table:style-name="ce13">
            <text:p>4.440</text:p>
          </table:table-cell>
          <table:table-cell office:value-type="float" office:value="10270" table:style-name="ce14">
            <text:p>10.270</text:p>
          </table:table-cell>
          <table:table-cell office:value-type="float" office:value="10455" table:style-name="ce14">
            <text:p>10.455</text:p>
          </table:table-cell>
          <table:table-cell office:value-type="percentage" office:value="1" table:style-name="ce15">
            <text:p>100,0%</text:p>
          </table:table-cell>
          <table:table-cell office:value-type="float" office:value="7737" table:style-name="ce13">
            <text:p>7.737</text:p>
          </table:table-cell>
          <table:table-cell office:value-type="float" office:value="7316" table:style-name="ce13">
            <text:p>7.316</text:p>
          </table:table-cell>
          <table:table-cell office:value-type="float" office:value="30" table:style-name="ce13">
            <text:p>30</text:p>
          </table:table-cell>
          <table:table-cell office:value-type="date" office:date-value="2021-12-21T00:00:00" table:style-name="ce17">
            <text:p>21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59085849" table:style-name="ce19">
            <text:p>59.085.849</text:p>
          </table:table-cell>
          <table:table-cell office:value-type="float" office:value="1374000" table:style-name="ce19">
            <text:p>1.374.000</text:p>
          </table:table-cell>
          <table:table-cell office:value-type="float" office:value="13874560" table:style-name="ce20">
            <text:p>13.874.560</text:p>
          </table:table-cell>
          <table:table-cell office:value-type="float" office:value="9051120" table:style-name="ce21">
            <text:p>9.051.120</text:p>
          </table:table-cell>
          <table:table-cell office:value-type="float" office:value="2150655" table:style-name="ce22">
            <text:p>2.150.655</text:p>
          </table:table-cell>
          <table:table-cell office:value-type="float" office:value="85536184" table:style-name="ce23">
            <text:p>85.536.184</text:p>
          </table:table-cell>
          <table:table-cell office:value-type="float" office:value="84521081" table:style-name="ce23">
            <text:p>84.521.081</text:p>
          </table:table-cell>
          <table:table-cell office:value-type="percentage" office:value="0.98813247268547777" table:style-name="ce24">
            <text:p>98,8%</text:p>
          </table:table-cell>
          <table:table-cell office:value-type="float" office:value="39270983" table:style-name="ce23">
            <text:p>39.270.983</text:p>
          </table:table-cell>
          <table:table-cell office:value-type="float" office:value="37815104" table:style-name="ce23">
            <text:p>37.815.104</text:p>
          </table:table-cell>
          <table:table-cell office:value-type="float" office:value="11802824" table:style-name="ce23">
            <text:p>11.802.824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5" table:default-cell-style-name="ce29"/>
        <table:table-column table:style-name="co6" table:number-columns-repeated="5" table:default-cell-style-name="ce29"/>
        <table:table-column table:style-name="co4" table:number-columns-repeated="2" table:default-cell-style-name="ce29"/>
        <table:table-column table:style-name="co3" table:number-columns-repeated="7" table:default-cell-style-name="ce29"/>
        <table:table-column table:style-name="co4" table:number-columns-repeated="16369" table:default-cell-style-name="ce29"/>
        <table:table-row table:style-name="ro6">
          <table:table-cell table:style-name="ce27"/>
          <table:table-cell office:value-type="string" table:style-name="ce28">
            <text:p>Población a vacunar mayor de 12 años</text:p>
          </table:table-cell>
          <table:table-cell office:value-type="string" table:style-name="ce28">
            <text:p>Nº Personas con 1 dosis</text:p>
          </table:table-cell>
          <table:table-cell office:value-type="string" table:style-name="ce28">
            <text:p>% 1ª dosis</text:p>
          </table:table-cell>
          <table:table-cell office:value-type="string" table:style-name="ce28">
            <text:p>Nº Personas con pauta completa</text:p>
          </table:table-cell>
          <table:table-cell office:value-type="string" table:style-name="ce28">
            <text:p>% personas con pauta completa</text:p>
          </table:table-cell>
          <table:table-cell office:value-type="string" table:style-name="ce28">
            <text:p>Fecha de la última vacuna registrada<text:s/><text:span text:style-name="T2">(2)</text:span></text:p>
          </table:table-cell>
          <table:table-cell table:number-columns-repeated="16377"/>
        </table:table-row>
        <table:table-row table:style-name="ro2">
          <table:table-cell office:value-type="string" table:style-name="ce30">
            <text:p>Andalucía</text:p>
          </table:table-cell>
          <table:table-cell office:value-type="float" office:value="7451975" table:style-name="ce31">
            <text:p>7.451.975</text:p>
          </table:table-cell>
          <table:table-cell office:value-type="float" office:value="6939171" table:style-name="ce31">
            <text:p>6.939.171</text:p>
          </table:table-cell>
          <table:table-cell office:value-type="percentage" office:value="0.93118549109464266" table:style-name="ce32">
            <text:p>93,1%</text:p>
          </table:table-cell>
          <table:table-cell office:value-type="float" office:value="6823190" table:style-name="ce31">
            <text:p>6.823.190</text:p>
          </table:table-cell>
          <table:table-cell office:value-type="percentage" office:value="0.91562169760365542" table:style-name="ce32">
            <text:p>91,6%</text:p>
          </table:table-cell>
          <table:table-cell office:value-type="date" office:date-value="2021-12-20T00:00:00" table:style-name="ce33">
            <text:p>20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5134" table:style-name="ce31">
            <text:p>1.185.134</text:p>
          </table:table-cell>
          <table:table-cell office:value-type="float" office:value="1082363" table:style-name="ce31">
            <text:p>1.082.363</text:p>
          </table:table-cell>
          <table:table-cell office:value-type="percentage" office:value="0.91328322366922221" table:style-name="ce32">
            <text:p>91,3%</text:p>
          </table:table-cell>
          <table:table-cell office:value-type="float" office:value="1059706" table:style-name="ce31">
            <text:p>1.059.706</text:p>
          </table:table-cell>
          <table:table-cell office:value-type="percentage" office:value="0.89416555427487521" table:style-name="ce32">
            <text:p>89,4%</text:p>
          </table:table-cell>
          <table:table-cell office:value-type="date" office:date-value="2021-12-21T00:00:00" table:style-name="ce33">
            <text:p>21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3927" table:style-name="ce31">
            <text:p>933.927</text:p>
          </table:table-cell>
          <table:table-cell office:value-type="float" office:value="877575" table:style-name="ce31">
            <text:p>877.575</text:p>
          </table:table-cell>
          <table:table-cell office:value-type="percentage" office:value="0.93966123690609649" table:style-name="ce32">
            <text:p>94,0%</text:p>
          </table:table-cell>
          <table:table-cell office:value-type="float" office:value="868554" table:style-name="ce31">
            <text:p>868.554</text:p>
          </table:table-cell>
          <table:table-cell office:value-type="percentage" office:value="0.93000202371277407" table:style-name="ce32">
            <text:p>93,0%</text:p>
          </table:table-cell>
          <table:table-cell office:value-type="date" office:date-value="2021-12-21T00:00:00" table:style-name="ce33">
            <text:p>21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34867" table:style-name="ce31">
            <text:p>1.034.867</text:p>
          </table:table-cell>
          <table:table-cell office:value-type="float" office:value="881271" table:style-name="ce31">
            <text:p>881.271</text:p>
          </table:table-cell>
          <table:table-cell office:value-type="percentage" office:value="0.8515789951752254" table:style-name="ce32">
            <text:p>85,2%</text:p>
          </table:table-cell>
          <table:table-cell office:value-type="float" office:value="860685" table:style-name="ce31">
            <text:p>860.685</text:p>
          </table:table-cell>
          <table:table-cell office:value-type="percentage" office:value="0.83168658387986094" table:style-name="ce32">
            <text:p>83,2%</text:p>
          </table:table-cell>
          <table:table-cell office:value-type="date" office:date-value="2021-12-21T00:00:00" table:style-name="ce33">
            <text:p>21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1960774" table:style-name="ce31">
            <text:p>1.960.774</text:p>
          </table:table-cell>
          <table:table-cell office:value-type="float" office:value="1708526" table:style-name="ce31">
            <text:p>1.708.526</text:p>
          </table:table-cell>
          <table:table-cell office:value-type="percentage" office:value="0.87135284331595586" table:style-name="ce32">
            <text:p>87,1%</text:p>
          </table:table-cell>
          <table:table-cell office:value-type="float" office:value="1659577" table:style-name="ce31">
            <text:p>1.659.577</text:p>
          </table:table-cell>
          <table:table-cell office:value-type="percentage" office:value="0.84638872200467774" table:style-name="ce32">
            <text:p>84,6%</text:p>
          </table:table-cell>
          <table:table-cell office:value-type="date" office:date-value="2021-12-21T00:00:00" table:style-name="ce33">
            <text:p>21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4127" table:style-name="ce31">
            <text:p>524.127</text:p>
          </table:table-cell>
          <table:table-cell office:value-type="float" office:value="489260" table:style-name="ce31">
            <text:p>489.260</text:p>
          </table:table-cell>
          <table:table-cell office:value-type="percentage" office:value="0.93347604683597674" table:style-name="ce32">
            <text:p>93,3%</text:p>
          </table:table-cell>
          <table:table-cell office:value-type="float" office:value="481893" table:style-name="ce31">
            <text:p>481.893</text:p>
          </table:table-cell>
          <table:table-cell office:value-type="percentage" office:value="0.91942029317321949" table:style-name="ce32">
            <text:p>91,9%</text:p>
          </table:table-cell>
          <table:table-cell office:value-type="date" office:date-value="2021-12-21T00:00:00" table:style-name="ce33">
            <text:p>21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6253" table:style-name="ce31">
            <text:p>2.176.253</text:p>
          </table:table-cell>
          <table:table-cell office:value-type="float" office:value="2028690" table:style-name="ce31">
            <text:p>2.028.690</text:p>
          </table:table-cell>
          <table:table-cell office:value-type="percentage" office:value="0.93219400501687988" table:style-name="ce32">
            <text:p>93,2%</text:p>
          </table:table-cell>
          <table:table-cell office:value-type="float" office:value="1990311" table:style-name="ce31">
            <text:p>1.990.311</text:p>
          </table:table-cell>
          <table:table-cell office:value-type="percentage" office:value="0.91455864736315129" table:style-name="ce32">
            <text:p>91,5%</text:p>
          </table:table-cell>
          <table:table-cell office:value-type="date" office:date-value="2021-12-21T00:00:00" table:style-name="ce33">
            <text:p>21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08784" table:style-name="ce31">
            <text:p>1.808.784</text:p>
          </table:table-cell>
          <table:table-cell office:value-type="float" office:value="1643412" table:style-name="ce31">
            <text:p>1.643.412</text:p>
          </table:table-cell>
          <table:table-cell office:value-type="percentage" office:value="0.90857283125016586" table:style-name="ce32">
            <text:p>90,9%</text:p>
          </table:table-cell>
          <table:table-cell office:value-type="float" office:value="1577977" table:style-name="ce31">
            <text:p>1.577.977</text:p>
          </table:table-cell>
          <table:table-cell office:value-type="percentage" office:value="0.87239659351254761" table:style-name="ce32">
            <text:p>87,2%</text:p>
          </table:table-cell>
          <table:table-cell office:value-type="date" office:date-value="2021-12-20T00:00:00" table:style-name="ce33">
            <text:p>20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868360" table:style-name="ce31">
            <text:p>6.868.360</text:p>
          </table:table-cell>
          <table:table-cell office:value-type="float" office:value="6151138" table:style-name="ce31">
            <text:p>6.151.138</text:p>
          </table:table-cell>
          <table:table-cell office:value-type="percentage" office:value="0.89557594534939933" table:style-name="ce32">
            <text:p>89,6%</text:p>
          </table:table-cell>
          <table:table-cell office:value-type="float" office:value="5964249" table:style-name="ce31">
            <text:p>5.964.249</text:p>
          </table:table-cell>
          <table:table-cell office:value-type="percentage" office:value="0.86836581076122976" table:style-name="ce32">
            <text:p>86,8%</text:p>
          </table:table-cell>
          <table:table-cell office:value-type="date" office:date-value="2021-12-21T00:00:00" table:style-name="ce33">
            <text:p>21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88459" table:style-name="ce31">
            <text:p>4.488.459</text:p>
          </table:table-cell>
          <table:table-cell office:value-type="float" office:value="4131100" table:style-name="ce31">
            <text:p>4.131.100</text:p>
          </table:table-cell>
          <table:table-cell office:value-type="percentage" office:value="0.92038269704591269" table:style-name="ce32">
            <text:p>92,0%</text:p>
          </table:table-cell>
          <table:table-cell office:value-type="float" office:value="4052320" table:style-name="ce31">
            <text:p>4.052.320</text:p>
          </table:table-cell>
          <table:table-cell office:value-type="percentage" office:value="0.90283101616835537" table:style-name="ce32">
            <text:p>90,3%</text:p>
          </table:table-cell>
          <table:table-cell office:value-type="date" office:date-value="2021-12-21T00:00:00" table:style-name="ce33">
            <text:p>21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53437" table:style-name="ce31">
            <text:p>953.437</text:p>
          </table:table-cell>
          <table:table-cell office:value-type="float" office:value="904376" table:style-name="ce31">
            <text:p>904.376</text:p>
          </table:table-cell>
          <table:table-cell office:value-type="percentage" office:value="0.94854300808548442" table:style-name="ce32">
            <text:p>94,9%</text:p>
          </table:table-cell>
          <table:table-cell office:value-type="float" office:value="889466" table:style-name="ce31">
            <text:p>889.466</text:p>
          </table:table-cell>
          <table:table-cell office:value-type="percentage" office:value="0.93290484845878652" table:style-name="ce32">
            <text:p>93,3%</text:p>
          </table:table-cell>
          <table:table-cell office:value-type="date" office:date-value="2021-12-21T00:00:00" table:style-name="ce33">
            <text:p>21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4497" table:style-name="ce31">
            <text:p>2.454.497</text:p>
          </table:table-cell>
          <table:table-cell office:value-type="float" office:value="2324711" table:style-name="ce31">
            <text:p>2.324.711</text:p>
          </table:table-cell>
          <table:table-cell office:value-type="percentage" office:value="0.9471231783945957" table:style-name="ce32">
            <text:p>94,7%</text:p>
          </table:table-cell>
          <table:table-cell office:value-type="float" office:value="2301193" table:style-name="ce31">
            <text:p>2.301.193</text:p>
          </table:table-cell>
          <table:table-cell office:value-type="percentage" office:value="0.93754158183937486" table:style-name="ce32">
            <text:p>93,8%</text:p>
          </table:table-cell>
          <table:table-cell office:value-type="date" office:date-value="2021-12-21T00:00:00" table:style-name="ce33">
            <text:p>21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3970" table:style-name="ce31">
            <text:p>283.970</text:p>
          </table:table-cell>
          <table:table-cell office:value-type="float" office:value="264053" table:style-name="ce31">
            <text:p>264.053</text:p>
          </table:table-cell>
          <table:table-cell office:value-type="percentage" office:value="0.92986230939888015" table:style-name="ce32">
            <text:p>93,0%</text:p>
          </table:table-cell>
          <table:table-cell office:value-type="float" office:value="257996" table:style-name="ce31">
            <text:p>257.996</text:p>
          </table:table-cell>
          <table:table-cell office:value-type="percentage" office:value="0.90853259147093002" table:style-name="ce32">
            <text:p>90,9%</text:p>
          </table:table-cell>
          <table:table-cell office:value-type="date" office:date-value="2021-12-21T00:00:00" table:style-name="ce33">
            <text:p>21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7937" table:style-name="ce31">
            <text:p>5.977.937</text:p>
          </table:table-cell>
          <table:table-cell office:value-type="float" office:value="5430741" table:style-name="ce31">
            <text:p>5.430.741</text:p>
          </table:table-cell>
          <table:table-cell office:value-type="percentage" office:value="0.90846407381007865" table:style-name="ce32">
            <text:p>90,8%</text:p>
          </table:table-cell>
          <table:table-cell office:value-type="float" office:value="5298888" table:style-name="ce31">
            <text:p>5.298.888</text:p>
          </table:table-cell>
          <table:table-cell office:value-type="percentage" office:value="0.88640746799439341" table:style-name="ce32">
            <text:p>88,6%</text:p>
          </table:table-cell>
          <table:table-cell office:value-type="date" office:date-value="2021-12-21T00:00:00" table:style-name="ce33">
            <text:p>21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0137" table:style-name="ce31">
            <text:p>1.310.137</text:p>
          </table:table-cell>
          <table:table-cell office:value-type="float" office:value="1216115" table:style-name="ce31">
            <text:p>1.216.115</text:p>
          </table:table-cell>
          <table:table-cell office:value-type="percentage" office:value="0.92823498611213939" table:style-name="ce32">
            <text:p>92,8%</text:p>
          </table:table-cell>
          <table:table-cell office:value-type="float" office:value="1186333" table:style-name="ce31">
            <text:p>1.186.333</text:p>
          </table:table-cell>
          <table:table-cell office:value-type="percentage" office:value="0.90550301228039509" table:style-name="ce32">
            <text:p>90,6%</text:p>
          </table:table-cell>
          <table:table-cell office:value-type="date" office:date-value="2021-12-21T00:00:00" table:style-name="ce33">
            <text:p>21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1354" table:style-name="ce31">
            <text:p>581.354</text:p>
          </table:table-cell>
          <table:table-cell office:value-type="float" office:value="535217" table:style-name="ce31">
            <text:p>535.217</text:p>
          </table:table-cell>
          <table:table-cell office:value-type="percentage" office:value="0.92063871582546952" table:style-name="ce32">
            <text:p>92,1%</text:p>
          </table:table-cell>
          <table:table-cell office:value-type="float" office:value="526442" table:style-name="ce31">
            <text:p>526.442</text:p>
          </table:table-cell>
          <table:table-cell office:value-type="percentage" office:value="0.9055446423349629" table:style-name="ce32">
            <text:p>90,6%</text:p>
          </table:table-cell>
          <table:table-cell office:value-type="date" office:date-value="2021-12-21T00:00:00" table:style-name="ce33">
            <text:p>21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83943" table:style-name="ce31">
            <text:p>1.983.943</text:p>
          </table:table-cell>
          <table:table-cell office:value-type="float" office:value="1838572" table:style-name="ce31">
            <text:p>1.838.572</text:p>
          </table:table-cell>
          <table:table-cell office:value-type="percentage" office:value="0.92672622146906436" table:style-name="ce32">
            <text:p>92,7%</text:p>
          </table:table-cell>
          <table:table-cell office:value-type="float" office:value="1798518" table:style-name="ce31">
            <text:p>1.798.518</text:p>
          </table:table-cell>
          <table:table-cell office:value-type="percentage" office:value="0.90653713337530362" table:style-name="ce32">
            <text:p>90,7%</text:p>
          </table:table-cell>
          <table:table-cell office:value-type="date" office:date-value="2021-12-21T00:00:00" table:style-name="ce33">
            <text:p>21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0965" table:style-name="ce31">
            <text:p>70.965</text:p>
          </table:table-cell>
          <table:table-cell office:value-type="float" office:value="63804" table:style-name="ce31">
            <text:p>63.804</text:p>
          </table:table-cell>
          <table:table-cell office:value-type="percentage" office:value="0.89909110124709368" table:style-name="ce32">
            <text:p>89,9%</text:p>
          </table:table-cell>
          <table:table-cell office:value-type="float" office:value="61028" table:style-name="ce31">
            <text:p>61.028</text:p>
          </table:table-cell>
          <table:table-cell office:value-type="percentage" office:value="0.85997322623828643" table:style-name="ce32">
            <text:p>86,0%</text:p>
          </table:table-cell>
          <table:table-cell office:value-type="date" office:date-value="2021-12-21T00:00:00" table:style-name="ce33">
            <text:p>21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70927" table:style-name="ce31">
            <text:p>70.927</text:p>
          </table:table-cell>
          <table:table-cell office:value-type="float" office:value="60957" table:style-name="ce31">
            <text:p>60.957</text:p>
          </table:table-cell>
          <table:table-cell office:value-type="percentage" office:value="0.85943293809127697" table:style-name="ce32">
            <text:p>85,9%</text:p>
          </table:table-cell>
          <table:table-cell office:value-type="float" office:value="58189" table:style-name="ce31">
            <text:p>58.189</text:p>
          </table:table-cell>
          <table:table-cell office:value-type="percentage" office:value="0.82040689723236571" table:style-name="ce32">
            <text:p>82,0%</text:p>
          </table:table-cell>
          <table:table-cell office:value-type="date" office:date-value="2021-12-21T00:00:00" table:style-name="ce33">
            <text:p>21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1">
            <text:p>-</text:p>
          </table:table-cell>
          <table:table-cell office:value-type="float" office:value="95241" table:style-name="ce31">
            <text:p>95.241</text:p>
          </table:table-cell>
          <table:table-cell office:value-type="string" table:style-name="ce32">
            <text:p>-</text:p>
          </table:table-cell>
          <table:table-cell office:value-type="float" office:value="91273" table:style-name="ce31">
            <text:p>91.273</text:p>
          </table:table-cell>
          <table:table-cell office:value-type="string" table:style-name="ce32">
            <text:p>-</text:p>
          </table:table-cell>
          <table:table-cell office:value-type="date" office:date-value="2021-12-21T00:00:00" table:style-name="ce33">
            <text:p>21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1">
            <text:p>-</text:p>
          </table:table-cell>
          <table:table-cell office:value-type="float" office:value="7737" table:style-name="ce31">
            <text:p>7.737</text:p>
          </table:table-cell>
          <table:table-cell office:value-type="string" table:style-name="ce32">
            <text:p>-</text:p>
          </table:table-cell>
          <table:table-cell office:value-type="float" office:value="7316" table:style-name="ce31">
            <text:p>7.316</text:p>
          </table:table-cell>
          <table:table-cell office:value-type="string" table:style-name="ce32">
            <text:p>-</text:p>
          </table:table-cell>
          <table:table-cell office:value-type="date" office:date-value="2021-12-21T00:00:00" table:style-name="ce33">
            <text:p>21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19827" table:style-name="ce34">
            <text:p>42.119.827</text:p>
          </table:table-cell>
          <table:table-cell office:value-type="float" office:value="38674030" table:style-name="ce34">
            <text:p>38.674.030</text:p>
          </table:table-cell>
          <table:table-cell office:value-type="percentage" office:value="0.91819061839926364" table:style-name="ce24">
            <text:p>91,8%</text:p>
          </table:table-cell>
          <table:table-cell office:value-type="float" office:value="37815104" table:style-name="ce34">
            <text:p>37.815.104</text:p>
          </table:table-cell>
          <table:table-cell office:value-type="percentage" office:value="0.89779817946545692" table:style-name="ce24">
            <text:p>89,8%</text:p>
          </table:table-cell>
          <table:table-cell table:style-name="ce35"/>
          <table:table-cell table:number-columns-repeated="16377" table:style-name="ce29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3" table:number-columns-repeated="20" table:default-cell-style-name="ce29"/>
        <table:table-column table:style-name="co4" table:number-columns-repeated="16344" table:default-cell-style-name="ce29"/>
        <table:table-row table:style-name="ro8">
          <table:table-cell table:style-name="ce36"/>
          <table:table-cell office:value-type="string" table:style-name="ce37">
            <text:p>Personas con al menos 1 dosis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con al menos 1 dosis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Con al menos 1 dosis sobre Población a Vacunar INE</text:p>
          </table:table-cell>
          <table:table-cell office:value-type="string" table:style-name="ce40">
            <text:p>% Con al menos 1 dosis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4684" table:style-name="ce43">
            <text:p>434.684</text:p>
          </table:table-cell>
          <table:table-cell office:value-type="percentage" office:value="1" table:style-name="ce44">
            <text:p>100,0%</text:p>
          </table:table-cell>
          <table:table-cell office:value-type="float" office:value="655273" table:style-name="ce43">
            <text:p>655.273</text:p>
          </table:table-cell>
          <table:table-cell office:value-type="percentage" office:value="1" table:style-name="ce44">
            <text:p>100,0%</text:p>
          </table:table-cell>
          <table:table-cell office:value-type="float" office:value="933861" table:style-name="ce43">
            <text:p>933.861</text:p>
          </table:table-cell>
          <table:table-cell office:value-type="percentage" office:value="1" table:style-name="ce44">
            <text:p>100,0%</text:p>
          </table:table-cell>
          <table:table-cell office:value-type="float" office:value="1222859" table:style-name="ce43">
            <text:p>1.222.859</text:p>
          </table:table-cell>
          <table:table-cell office:value-type="percentage" office:value="0.96667090902048269" table:style-name="ce44">
            <text:p>96,7%</text:p>
          </table:table-cell>
          <table:table-cell office:value-type="float" office:value="1264333" table:style-name="ce43">
            <text:p>1.264.333</text:p>
          </table:table-cell>
          <table:table-cell office:value-type="percentage" office:value="0.9128006792220712" table:style-name="ce44">
            <text:p>91,3%</text:p>
          </table:table-cell>
          <table:table-cell office:value-type="float" office:value="948948" table:style-name="ce43">
            <text:p>948.948</text:p>
          </table:table-cell>
          <table:table-cell office:value-type="percentage" office:value="0.83225210639729108" table:style-name="ce44">
            <text:p>83,2%</text:p>
          </table:table-cell>
          <table:table-cell office:value-type="float" office:value="788303" table:style-name="ce43">
            <text:p>788.303</text:p>
          </table:table-cell>
          <table:table-cell office:value-type="percentage" office:value="0.84884975534957441" table:style-name="ce44">
            <text:p>84,9%</text:p>
          </table:table-cell>
          <table:table-cell office:value-type="float" office:value="690910" table:style-name="ce43">
            <text:p>690.910</text:p>
          </table:table-cell>
          <table:table-cell office:value-type="percentage" office:value="0.91765649675192285" table:style-name="ce44">
            <text:p>91,8%</text:p>
          </table:table-cell>
          <table:table-cell office:value-type="float" office:value="6939171" table:style-name="ce43">
            <text:p>6.939.171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3118549109464266" table:style-name="ce44">
            <text:p>93,1%</text:p>
          </table:table-cell>
          <table:table-cell office:value-type="percentage" office:value="0.81980553638049947" table:style-name="ce44">
            <text:p>82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1546" table:style-name="ce46">
            <text:p>101.546</text:p>
          </table:table-cell>
          <table:table-cell office:value-type="percentage" office:value="1" table:style-name="ce47">
            <text:p>100,0%</text:p>
          </table:table-cell>
          <table:table-cell office:value-type="float" office:value="119611" table:style-name="ce46">
            <text:p>119.611</text:p>
          </table:table-cell>
          <table:table-cell office:value-type="percentage" office:value="1" table:style-name="ce47">
            <text:p>100,0%</text:p>
          </table:table-cell>
          <table:table-cell office:value-type="float" office:value="155412" table:style-name="ce46">
            <text:p>155.412</text:p>
          </table:table-cell>
          <table:table-cell office:value-type="percentage" office:value="0.99389257324115698" table:style-name="ce47">
            <text:p>99,4%</text:p>
          </table:table-cell>
          <table:table-cell office:value-type="float" office:value="187382" table:style-name="ce46">
            <text:p>187.382</text:p>
          </table:table-cell>
          <table:table-cell office:value-type="percentage" office:value="0.94510405213198434" table:style-name="ce47">
            <text:p>94,5%</text:p>
          </table:table-cell>
          <table:table-cell office:value-type="float" office:value="190392" table:style-name="ce46">
            <text:p>190.392</text:p>
          </table:table-cell>
          <table:table-cell office:value-type="percentage" office:value="0.88577902048450052" table:style-name="ce47">
            <text:p>88,6%</text:p>
          </table:table-cell>
          <table:table-cell office:value-type="float" office:value="129288" table:style-name="ce46">
            <text:p>129.288</text:p>
          </table:table-cell>
          <table:table-cell office:value-type="percentage" office:value="0.78696906614075457" table:style-name="ce47">
            <text:p>78,7%</text:p>
          </table:table-cell>
          <table:table-cell office:value-type="float" office:value="107859" table:style-name="ce46">
            <text:p>107.859</text:p>
          </table:table-cell>
          <table:table-cell office:value-type="percentage" office:value="0.827133227505924" table:style-name="ce47">
            <text:p>82,7%</text:p>
          </table:table-cell>
          <table:table-cell office:value-type="float" office:value="90873" table:style-name="ce46">
            <text:p>90.873</text:p>
          </table:table-cell>
          <table:table-cell office:value-type="percentage" office:value="0.88132946687486058" table:style-name="ce47">
            <text:p>88,1%</text:p>
          </table:table-cell>
          <table:table-cell office:value-type="float" office:value="1082363" table:style-name="ce46">
            <text:p>1.082.363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91328322366922221" table:style-name="ce47">
            <text:p>91,3%</text:p>
          </table:table-cell>
          <table:table-cell office:value-type="percentage" office:value="0.81417957545974062" table:style-name="ce47">
            <text:p>81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9072" table:style-name="ce46">
            <text:p>89.072</text:p>
          </table:table-cell>
          <table:table-cell office:value-type="percentage" office:value="1" table:style-name="ce47">
            <text:p>100,0%</text:p>
          </table:table-cell>
          <table:table-cell office:value-type="float" office:value="114522" table:style-name="ce46">
            <text:p>114.522</text:p>
          </table:table-cell>
          <table:table-cell office:value-type="percentage" office:value="1" table:style-name="ce47">
            <text:p>100,0%</text:p>
          </table:table-cell>
          <table:table-cell office:value-type="float" office:value="148590" table:style-name="ce46">
            <text:p>148.590</text:p>
          </table:table-cell>
          <table:table-cell office:value-type="percentage" office:value="0.9929035362039933" table:style-name="ce47">
            <text:p>99,3%</text:p>
          </table:table-cell>
          <table:table-cell office:value-type="float" office:value="153645" table:style-name="ce46">
            <text:p>153.645</text:p>
          </table:table-cell>
          <table:table-cell office:value-type="percentage" office:value="0.94466476067508987" table:style-name="ce47">
            <text:p>94,5%</text:p>
          </table:table-cell>
          <table:table-cell office:value-type="float" office:value="151387" table:style-name="ce46">
            <text:p>151.387</text:p>
          </table:table-cell>
          <table:table-cell office:value-type="percentage" office:value="0.90654698101118014" table:style-name="ce47">
            <text:p>90,7%</text:p>
          </table:table-cell>
          <table:table-cell office:value-type="float" office:value="91834" table:style-name="ce46">
            <text:p>91.834</text:p>
          </table:table-cell>
          <table:table-cell office:value-type="percentage" office:value="0.80238704773221725" table:style-name="ce47">
            <text:p>80,2%</text:p>
          </table:table-cell>
          <table:table-cell office:value-type="float" office:value="67465" table:style-name="ce46">
            <text:p>67.465</text:p>
          </table:table-cell>
          <table:table-cell office:value-type="percentage" office:value="0.85278911908584143" table:style-name="ce47">
            <text:p>85,3%</text:p>
          </table:table-cell>
          <table:table-cell office:value-type="float" office:value="61060" table:style-name="ce46">
            <text:p>61.060</text:p>
          </table:table-cell>
          <table:table-cell office:value-type="percentage" office:value="0.95406250000000004" table:style-name="ce47">
            <text:p>95,4%</text:p>
          </table:table-cell>
          <table:table-cell office:value-type="float" office:value="877575" table:style-name="ce46">
            <text:p>877.575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3966123690609649" table:style-name="ce47">
            <text:p>94,0%</text:p>
          </table:table-cell>
          <table:table-cell office:value-type="percentage" office:value="0.86139456450042406" table:style-name="ce47">
            <text:p>86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694" table:style-name="ce46">
            <text:p>51.694</text:p>
          </table:table-cell>
          <table:table-cell office:value-type="percentage" office:value="1" table:style-name="ce47">
            <text:p>100,0%</text:p>
          </table:table-cell>
          <table:table-cell office:value-type="float" office:value="79664" table:style-name="ce46">
            <text:p>79.664</text:p>
          </table:table-cell>
          <table:table-cell office:value-type="percentage" office:value="0.98941825227284019" table:style-name="ce47">
            <text:p>98,9%</text:p>
          </table:table-cell>
          <table:table-cell office:value-type="float" office:value="111505" table:style-name="ce46">
            <text:p>111.505</text:p>
          </table:table-cell>
          <table:table-cell office:value-type="percentage" office:value="0.95115626412808896" table:style-name="ce47">
            <text:p>95,1%</text:p>
          </table:table-cell>
          <table:table-cell office:value-type="float" office:value="152413" table:style-name="ce46">
            <text:p>152.413</text:p>
          </table:table-cell>
          <table:table-cell office:value-type="percentage" office:value="0.91927477578002015" table:style-name="ce47">
            <text:p>91,9%</text:p>
          </table:table-cell>
          <table:table-cell office:value-type="float" office:value="171920" table:style-name="ce46">
            <text:p>171.920</text:p>
          </table:table-cell>
          <table:table-cell office:value-type="percentage" office:value="0.8338668684399434" table:style-name="ce47">
            <text:p>83,4%</text:p>
          </table:table-cell>
          <table:table-cell office:value-type="float" office:value="132786" table:style-name="ce46">
            <text:p>132.786</text:p>
          </table:table-cell>
          <table:table-cell office:value-type="percentage" office:value="0.72884453885293676" table:style-name="ce47">
            <text:p>72,9%</text:p>
          </table:table-cell>
          <table:table-cell office:value-type="float" office:value="102420" table:style-name="ce46">
            <text:p>102.420</text:p>
          </table:table-cell>
          <table:table-cell office:value-type="percentage" office:value="0.74248597236519698" table:style-name="ce47">
            <text:p>74,2%</text:p>
          </table:table-cell>
          <table:table-cell office:value-type="float" office:value="78869" table:style-name="ce46">
            <text:p>78.869</text:p>
          </table:table-cell>
          <table:table-cell office:value-type="percentage" office:value="0.82602639296187685" table:style-name="ce47">
            <text:p>82,6%</text:p>
          </table:table-cell>
          <table:table-cell office:value-type="float" office:value="881271" table:style-name="ce46">
            <text:p>881.271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515789951752254" table:style-name="ce47">
            <text:p>85,2%</text:p>
          </table:table-cell>
          <table:table-cell office:value-type="percentage" office:value="0.75223103206625797" table:style-name="ce47">
            <text:p>75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4039" table:style-name="ce46">
            <text:p>94.039</text:p>
          </table:table-cell>
          <table:table-cell office:value-type="percentage" office:value="1" table:style-name="ce47">
            <text:p>100,0%</text:p>
          </table:table-cell>
          <table:table-cell office:value-type="float" office:value="154288" table:style-name="ce46">
            <text:p>154.288</text:p>
          </table:table-cell>
          <table:table-cell office:value-type="percentage" office:value="0.99842749998382196" table:style-name="ce47">
            <text:p>99,8%</text:p>
          </table:table-cell>
          <table:table-cell office:value-type="float" office:value="227215" table:style-name="ce46">
            <text:p>227.215</text:p>
          </table:table-cell>
          <table:table-cell office:value-type="percentage" office:value="0.96649396831878587" table:style-name="ce47">
            <text:p>96,6%</text:p>
          </table:table-cell>
          <table:table-cell office:value-type="float" office:value="323116" table:style-name="ce46">
            <text:p>323.116</text:p>
          </table:table-cell>
          <table:table-cell office:value-type="percentage" office:value="0.92184005112521117" table:style-name="ce47">
            <text:p>92,2%</text:p>
          </table:table-cell>
          <table:table-cell office:value-type="float" office:value="321493" table:style-name="ce46">
            <text:p>321.493</text:p>
          </table:table-cell>
          <table:table-cell office:value-type="percentage" office:value="0.82875253915715452" table:style-name="ce47">
            <text:p>82,9%</text:p>
          </table:table-cell>
          <table:table-cell office:value-type="float" office:value="234582" table:style-name="ce46">
            <text:p>234.582</text:p>
          </table:table-cell>
          <table:table-cell office:value-type="percentage" office:value="0.75444306508776782" table:style-name="ce47">
            <text:p>75,4%</text:p>
          </table:table-cell>
          <table:table-cell office:value-type="float" office:value="194131" table:style-name="ce46">
            <text:p>194.131</text:p>
          </table:table-cell>
          <table:table-cell office:value-type="percentage" office:value="0.77113224335446562" table:style-name="ce47">
            <text:p>77,1%</text:p>
          </table:table-cell>
          <table:table-cell office:value-type="float" office:value="159662" table:style-name="ce46">
            <text:p>159.662</text:p>
          </table:table-cell>
          <table:table-cell office:value-type="percentage" office:value="0.88801259197873161" table:style-name="ce47">
            <text:p>88,8%</text:p>
          </table:table-cell>
          <table:table-cell office:value-type="float" office:value="1708526" table:style-name="ce46">
            <text:p>1.708.526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7135284331595586" table:style-name="ce47">
            <text:p>87,1%</text:p>
          </table:table-cell>
          <table:table-cell office:value-type="percentage" office:value="0.78518551879820875" table:style-name="ce47">
            <text:p>78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501" table:style-name="ce46">
            <text:p>42.501</text:p>
          </table:table-cell>
          <table:table-cell office:value-type="percentage" office:value="1" table:style-name="ce47">
            <text:p>100,0%</text:p>
          </table:table-cell>
          <table:table-cell office:value-type="float" office:value="56116" table:style-name="ce46">
            <text:p>56.116</text:p>
          </table:table-cell>
          <table:table-cell office:value-type="percentage" office:value="1" table:style-name="ce47">
            <text:p>100,0%</text:p>
          </table:table-cell>
          <table:table-cell office:value-type="float" office:value="77030" table:style-name="ce46">
            <text:p>77.030</text:p>
          </table:table-cell>
          <table:table-cell office:value-type="percentage" office:value="0.99592733854806392" table:style-name="ce47">
            <text:p>99,6%</text:p>
          </table:table-cell>
          <table:table-cell office:value-type="float" office:value="84850" table:style-name="ce46">
            <text:p>84.850</text:p>
          </table:table-cell>
          <table:table-cell office:value-type="percentage" office:value="0.9431550397936953" table:style-name="ce47">
            <text:p>94,3%</text:p>
          </table:table-cell>
          <table:table-cell office:value-type="float" office:value="88917" table:style-name="ce46">
            <text:p>88.917</text:p>
          </table:table-cell>
          <table:table-cell office:value-type="percentage" office:value="0.90946005380028438" table:style-name="ce47">
            <text:p>90,9%</text:p>
          </table:table-cell>
          <table:table-cell office:value-type="float" office:value="56031" table:style-name="ce46">
            <text:p>56.031</text:p>
          </table:table-cell>
          <table:table-cell office:value-type="percentage" office:value="0.79507045251372865" table:style-name="ce47">
            <text:p>79,5%</text:p>
          </table:table-cell>
          <table:table-cell office:value-type="float" office:value="42606" table:style-name="ce46">
            <text:p>42.606</text:p>
          </table:table-cell>
          <table:table-cell office:value-type="percentage" office:value="0.84359964359964357" table:style-name="ce47">
            <text:p>84,4%</text:p>
          </table:table-cell>
          <table:table-cell office:value-type="float" office:value="41209" table:style-name="ce46">
            <text:p>41.209</text:p>
          </table:table-cell>
          <table:table-cell office:value-type="percentage" office:value="0.93735641334758779" table:style-name="ce47">
            <text:p>93,7%</text:p>
          </table:table-cell>
          <table:table-cell office:value-type="float" office:value="489260" table:style-name="ce46">
            <text:p>489.260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3347604683597674" table:style-name="ce47">
            <text:p>93,3%</text:p>
          </table:table-cell>
          <table:table-cell office:value-type="percentage" office:value="0.83934774963330216" table:style-name="ce47">
            <text:p>83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9855" table:style-name="ce46">
            <text:p>229.855</text:p>
          </table:table-cell>
          <table:table-cell office:value-type="percentage" office:value="1" table:style-name="ce47">
            <text:p>100,0%</text:p>
          </table:table-cell>
          <table:table-cell office:value-type="float" office:value="252101" table:style-name="ce46">
            <text:p>252.101</text:p>
          </table:table-cell>
          <table:table-cell office:value-type="percentage" office:value="1" table:style-name="ce47">
            <text:p>100,0%</text:p>
          </table:table-cell>
          <table:table-cell office:value-type="float" office:value="323824" table:style-name="ce46">
            <text:p>323.824</text:p>
          </table:table-cell>
          <table:table-cell office:value-type="percentage" office:value="1" table:style-name="ce47">
            <text:p>100,0%</text:p>
          </table:table-cell>
          <table:table-cell office:value-type="float" office:value="355252" table:style-name="ce46">
            <text:p>355.252</text:p>
          </table:table-cell>
          <table:table-cell office:value-type="percentage" office:value="0.93199186725257432" table:style-name="ce47">
            <text:p>93,2%</text:p>
          </table:table-cell>
          <table:table-cell office:value-type="float" office:value="323666" table:style-name="ce46">
            <text:p>323.666</text:p>
          </table:table-cell>
          <table:table-cell office:value-type="percentage" office:value="0.89089332654381304" table:style-name="ce47">
            <text:p>89,1%</text:p>
          </table:table-cell>
          <table:table-cell office:value-type="float" office:value="216419" table:style-name="ce46">
            <text:p>216.419</text:p>
          </table:table-cell>
          <table:table-cell office:value-type="percentage" office:value="0.80818797309762014" table:style-name="ce47">
            <text:p>80,8%</text:p>
          </table:table-cell>
          <table:table-cell office:value-type="float" office:value="177926" table:style-name="ce46">
            <text:p>177.926</text:p>
          </table:table-cell>
          <table:table-cell office:value-type="percentage" office:value="0.84322720680928509" table:style-name="ce47">
            <text:p>84,3%</text:p>
          </table:table-cell>
          <table:table-cell office:value-type="float" office:value="149647" table:style-name="ce46">
            <text:p>149.647</text:p>
          </table:table-cell>
          <table:table-cell office:value-type="percentage" office:value="0.90507554039505989" table:style-name="ce47">
            <text:p>90,5%</text:p>
          </table:table-cell>
          <table:table-cell office:value-type="float" office:value="2028690" table:style-name="ce46">
            <text:p>2.028.690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3219400501687988" table:style-name="ce47">
            <text:p>93,2%</text:p>
          </table:table-cell>
          <table:table-cell office:value-type="percentage" office:value="0.84708119442920382" table:style-name="ce47">
            <text:p>84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9218" table:style-name="ce46">
            <text:p>139.218</text:p>
          </table:table-cell>
          <table:table-cell office:value-type="percentage" office:value="1" table:style-name="ce47">
            <text:p>100,0%</text:p>
          </table:table-cell>
          <table:table-cell office:value-type="float" office:value="159608" table:style-name="ce46">
            <text:p>159.608</text:p>
          </table:table-cell>
          <table:table-cell office:value-type="percentage" office:value="1" table:style-name="ce47">
            <text:p>100,0%</text:p>
          </table:table-cell>
          <table:table-cell office:value-type="float" office:value="224966" table:style-name="ce46">
            <text:p>224.966</text:p>
          </table:table-cell>
          <table:table-cell office:value-type="percentage" office:value="1" table:style-name="ce47">
            <text:p>100,0%</text:p>
          </table:table-cell>
          <table:table-cell office:value-type="float" office:value="288380" table:style-name="ce46">
            <text:p>288.380</text:p>
          </table:table-cell>
          <table:table-cell office:value-type="percentage" office:value="0.937888239158574" table:style-name="ce47">
            <text:p>93,8%</text:p>
          </table:table-cell>
          <table:table-cell office:value-type="float" office:value="289901" table:style-name="ce46">
            <text:p>289.901</text:p>
          </table:table-cell>
          <table:table-cell office:value-type="percentage" office:value="0.87688026496876936" table:style-name="ce47">
            <text:p>87,7%</text:p>
          </table:table-cell>
          <table:table-cell office:value-type="float" office:value="209437" table:style-name="ce46">
            <text:p>209.437</text:p>
          </table:table-cell>
          <table:table-cell office:value-type="percentage" office:value="0.78765029089774019" table:style-name="ce47">
            <text:p>78,8%</text:p>
          </table:table-cell>
          <table:table-cell office:value-type="float" office:value="177427" table:style-name="ce46">
            <text:p>177.427</text:p>
          </table:table-cell>
          <table:table-cell office:value-type="percentage" office:value="0.81355318241635299" table:style-name="ce47">
            <text:p>81,4%</text:p>
          </table:table-cell>
          <table:table-cell office:value-type="float" office:value="154475" table:style-name="ce46">
            <text:p>154.475</text:p>
          </table:table-cell>
          <table:table-cell office:value-type="percentage" office:value="0.88793024164808132" table:style-name="ce47">
            <text:p>88,8%</text:p>
          </table:table-cell>
          <table:table-cell office:value-type="float" office:value="1643412" table:style-name="ce46">
            <text:p>1.643.412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90857283125016586" table:style-name="ce47">
            <text:p>90,9%</text:p>
          </table:table-cell>
          <table:table-cell office:value-type="percentage" office:value="0.80353761280565772" table:style-name="ce47">
            <text:p>80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60235" table:style-name="ce46">
            <text:p>460.235</text:p>
          </table:table-cell>
          <table:table-cell office:value-type="percentage" office:value="1" table:style-name="ce47">
            <text:p>100,0%</text:p>
          </table:table-cell>
          <table:table-cell office:value-type="float" office:value="620821" table:style-name="ce46">
            <text:p>620.821</text:p>
          </table:table-cell>
          <table:table-cell office:value-type="percentage" office:value="0.97722149814573456" table:style-name="ce47">
            <text:p>97,7%</text:p>
          </table:table-cell>
          <table:table-cell office:value-type="float" office:value="806786" table:style-name="ce46">
            <text:p>806.786</text:p>
          </table:table-cell>
          <table:table-cell office:value-type="percentage" office:value="0.96322995663718503" table:style-name="ce47">
            <text:p>96,3%</text:p>
          </table:table-cell>
          <table:table-cell office:value-type="float" office:value="1039033" table:style-name="ce46">
            <text:p>1.039.033</text:p>
          </table:table-cell>
          <table:table-cell office:value-type="percentage" office:value="0.95168715308945029" table:style-name="ce47">
            <text:p>95,2%</text:p>
          </table:table-cell>
          <table:table-cell office:value-type="float" office:value="1155750" table:style-name="ce46">
            <text:p>1.155.750</text:p>
          </table:table-cell>
          <table:table-cell office:value-type="percentage" office:value="0.87772592471644306" table:style-name="ce47">
            <text:p>87,8%</text:p>
          </table:table-cell>
          <table:table-cell office:value-type="float" office:value="817810" table:style-name="ce46">
            <text:p>817.810</text:p>
          </table:table-cell>
          <table:table-cell office:value-type="percentage" office:value="0.78285400305556296" table:style-name="ce47">
            <text:p>78,3%</text:p>
          </table:table-cell>
          <table:table-cell office:value-type="float" office:value="683137" table:style-name="ce46">
            <text:p>683.137</text:p>
          </table:table-cell>
          <table:table-cell office:value-type="percentage" office:value="0.81429073766143978" table:style-name="ce47">
            <text:p>81,4%</text:p>
          </table:table-cell>
          <table:table-cell office:value-type="float" office:value="567566" table:style-name="ce46">
            <text:p>567.566</text:p>
          </table:table-cell>
          <table:table-cell office:value-type="percentage" office:value="0.86497319275914941" table:style-name="ce47">
            <text:p>86,5%</text:p>
          </table:table-cell>
          <table:table-cell office:value-type="float" office:value="6151138" table:style-name="ce46">
            <text:p>6.151.138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9557594534939933" table:style-name="ce47">
            <text:p>89,6%</text:p>
          </table:table-cell>
          <table:table-cell office:value-type="percentage" office:value="0.79058602947196444" table:style-name="ce47">
            <text:p>79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7405" table:style-name="ce46">
            <text:p>297.405</text:p>
          </table:table-cell>
          <table:table-cell office:value-type="percentage" office:value="1" table:style-name="ce47">
            <text:p>100,0%</text:p>
          </table:table-cell>
          <table:table-cell office:value-type="float" office:value="435415" table:style-name="ce46">
            <text:p>435.415</text:p>
          </table:table-cell>
          <table:table-cell office:value-type="percentage" office:value="0.99441148124294865" table:style-name="ce47">
            <text:p>99,4%</text:p>
          </table:table-cell>
          <table:table-cell office:value-type="float" office:value="572711" table:style-name="ce46">
            <text:p>572.711</text:p>
          </table:table-cell>
          <table:table-cell office:value-type="percentage" office:value="0.98619491397005143" table:style-name="ce47">
            <text:p>98,6%</text:p>
          </table:table-cell>
          <table:table-cell office:value-type="float" office:value="718934" table:style-name="ce46">
            <text:p>718.934</text:p>
          </table:table-cell>
          <table:table-cell office:value-type="percentage" office:value="0.95560482445296901" table:style-name="ce47">
            <text:p>95,6%</text:p>
          </table:table-cell>
          <table:table-cell office:value-type="float" office:value="760960" table:style-name="ce46">
            <text:p>760.960</text:p>
          </table:table-cell>
          <table:table-cell office:value-type="percentage" office:value="0.89357764552811925" table:style-name="ce47">
            <text:p>89,4%</text:p>
          </table:table-cell>
          <table:table-cell office:value-type="float" office:value="522700" table:style-name="ce46">
            <text:p>522.700</text:p>
          </table:table-cell>
          <table:table-cell office:value-type="percentage" office:value="0.80569209829844368" table:style-name="ce47">
            <text:p>80,6%</text:p>
          </table:table-cell>
          <table:table-cell office:value-type="float" office:value="439035" table:style-name="ce46">
            <text:p>439.035</text:p>
          </table:table-cell>
          <table:table-cell office:value-type="percentage" office:value="0.85063530998244619" table:style-name="ce47">
            <text:p>85,1%</text:p>
          </table:table-cell>
          <table:table-cell office:value-type="float" office:value="383940" table:style-name="ce46">
            <text:p>383.940</text:p>
          </table:table-cell>
          <table:table-cell office:value-type="percentage" office:value="0.904386252122931" table:style-name="ce47">
            <text:p>90,4%</text:p>
          </table:table-cell>
          <table:table-cell office:value-type="float" office:value="4131100" table:style-name="ce46">
            <text:p>4.131.100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92038269704591269" table:style-name="ce47">
            <text:p>92,0%</text:p>
          </table:table-cell>
          <table:table-cell office:value-type="percentage" office:value="0.81685023766385301" table:style-name="ce47">
            <text:p>81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8350" table:style-name="ce46">
            <text:p>78.350</text:p>
          </table:table-cell>
          <table:table-cell office:value-type="percentage" office:value="1" table:style-name="ce47">
            <text:p>100,0%</text:p>
          </table:table-cell>
          <table:table-cell office:value-type="float" office:value="96066" table:style-name="ce46">
            <text:p>96.066</text:p>
          </table:table-cell>
          <table:table-cell office:value-type="percentage" office:value="1" table:style-name="ce47">
            <text:p>100,0%</text:p>
          </table:table-cell>
          <table:table-cell office:value-type="float" office:value="133205" table:style-name="ce46">
            <text:p>133.205</text:p>
          </table:table-cell>
          <table:table-cell office:value-type="percentage" office:value="1" table:style-name="ce47">
            <text:p>100,0%</text:p>
          </table:table-cell>
          <table:table-cell office:value-type="float" office:value="161947" table:style-name="ce46">
            <text:p>161.947</text:p>
          </table:table-cell>
          <table:table-cell office:value-type="percentage" office:value="0.95704306921331317" table:style-name="ce47">
            <text:p>95,7%</text:p>
          </table:table-cell>
          <table:table-cell office:value-type="float" office:value="146847" table:style-name="ce46">
            <text:p>146.847</text:p>
          </table:table-cell>
          <table:table-cell office:value-type="percentage" office:value="0.92070548108392791" table:style-name="ce47">
            <text:p>92,1%</text:p>
          </table:table-cell>
          <table:table-cell office:value-type="float" office:value="114058" table:style-name="ce46">
            <text:p>114.058</text:p>
          </table:table-cell>
          <table:table-cell office:value-type="percentage" office:value="0.85450145715805481" table:style-name="ce47">
            <text:p>85,5%</text:p>
          </table:table-cell>
          <table:table-cell office:value-type="float" office:value="94684" table:style-name="ce46">
            <text:p>94.684</text:p>
          </table:table-cell>
          <table:table-cell office:value-type="percentage" office:value="0.83554535827744436" table:style-name="ce47">
            <text:p>83,6%</text:p>
          </table:table-cell>
          <table:table-cell office:value-type="float" office:value="79219" table:style-name="ce46">
            <text:p>79.219</text:p>
          </table:table-cell>
          <table:table-cell office:value-type="percentage" office:value="0.93473746312684369" table:style-name="ce47">
            <text:p>93,5%</text:p>
          </table:table-cell>
          <table:table-cell office:value-type="float" office:value="904376" table:style-name="ce46">
            <text:p>904.376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4854300808548442" table:style-name="ce47">
            <text:p>94,9%</text:p>
          </table:table-cell>
          <table:table-cell office:value-type="percentage" office:value="0.84998782879866008" table:style-name="ce47">
            <text:p>85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2682" table:style-name="ce46">
            <text:p>242.682</text:p>
          </table:table-cell>
          <table:table-cell office:value-type="percentage" office:value="1" table:style-name="ce47">
            <text:p>100,0%</text:p>
          </table:table-cell>
          <table:table-cell office:value-type="float" office:value="291898" table:style-name="ce46">
            <text:p>291.898</text:p>
          </table:table-cell>
          <table:table-cell office:value-type="percentage" office:value="1" table:style-name="ce47">
            <text:p>100,0%</text:p>
          </table:table-cell>
          <table:table-cell office:value-type="float" office:value="347180" table:style-name="ce46">
            <text:p>347.180</text:p>
          </table:table-cell>
          <table:table-cell office:value-type="percentage" office:value="1" table:style-name="ce47">
            <text:p>100,0%</text:p>
          </table:table-cell>
          <table:table-cell office:value-type="float" office:value="392377" table:style-name="ce46">
            <text:p>392.377</text:p>
          </table:table-cell>
          <table:table-cell office:value-type="percentage" office:value="0.96671011039964128" table:style-name="ce47">
            <text:p>96,7%</text:p>
          </table:table-cell>
          <table:table-cell office:value-type="float" office:value="410304" table:style-name="ce46">
            <text:p>410.304</text:p>
          </table:table-cell>
          <table:table-cell office:value-type="percentage" office:value="0.92573230961529351" table:style-name="ce47">
            <text:p>92,6%</text:p>
          </table:table-cell>
          <table:table-cell office:value-type="float" office:value="266343" table:style-name="ce46">
            <text:p>266.343</text:p>
          </table:table-cell>
          <table:table-cell office:value-type="percentage" office:value="0.82355105625092762" table:style-name="ce47">
            <text:p>82,4%</text:p>
          </table:table-cell>
          <table:table-cell office:value-type="float" office:value="201722" table:style-name="ce46">
            <text:p>201.722</text:p>
          </table:table-cell>
          <table:table-cell office:value-type="percentage" office:value="0.87332724336633749" table:style-name="ce47">
            <text:p>87,3%</text:p>
          </table:table-cell>
          <table:table-cell office:value-type="float" office:value="172205" table:style-name="ce46">
            <text:p>172.205</text:p>
          </table:table-cell>
          <table:table-cell office:value-type="percentage" office:value="0.95665724110729022" table:style-name="ce47">
            <text:p>95,7%</text:p>
          </table:table-cell>
          <table:table-cell office:value-type="float" office:value="2324711" table:style-name="ce46">
            <text:p>2.324.711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471231783945957" table:style-name="ce47">
            <text:p>94,7%</text:p>
          </table:table-cell>
          <table:table-cell office:value-type="percentage" office:value="0.86042440296703815" table:style-name="ce47">
            <text:p>86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416" table:style-name="ce46">
            <text:p>23.416</text:p>
          </table:table-cell>
          <table:table-cell office:value-type="percentage" office:value="1" table:style-name="ce47">
            <text:p>100,0%</text:p>
          </table:table-cell>
          <table:table-cell office:value-type="float" office:value="28720" table:style-name="ce46">
            <text:p>28.720</text:p>
          </table:table-cell>
          <table:table-cell office:value-type="percentage" office:value="1" table:style-name="ce47">
            <text:p>100,0%</text:p>
          </table:table-cell>
          <table:table-cell office:value-type="float" office:value="38242" table:style-name="ce46">
            <text:p>38.242</text:p>
          </table:table-cell>
          <table:table-cell office:value-type="percentage" office:value="1" table:style-name="ce47">
            <text:p>100,0%</text:p>
          </table:table-cell>
          <table:table-cell office:value-type="float" office:value="45662" table:style-name="ce46">
            <text:p>45.662</text:p>
          </table:table-cell>
          <table:table-cell office:value-type="percentage" office:value="0.95799765021819405" table:style-name="ce47">
            <text:p>95,8%</text:p>
          </table:table-cell>
          <table:table-cell office:value-type="float" office:value="48027" table:style-name="ce46">
            <text:p>48.027</text:p>
          </table:table-cell>
          <table:table-cell office:value-type="percentage" office:value="0.90707688820896371" table:style-name="ce47">
            <text:p>90,7%</text:p>
          </table:table-cell>
          <table:table-cell office:value-type="float" office:value="31971" table:style-name="ce46">
            <text:p>31.971</text:p>
          </table:table-cell>
          <table:table-cell office:value-type="percentage" office:value="0.81311833973397085" table:style-name="ce47">
            <text:p>81,3%</text:p>
          </table:table-cell>
          <table:table-cell office:value-type="float" office:value="25069" table:style-name="ce46">
            <text:p>25.069</text:p>
          </table:table-cell>
          <table:table-cell office:value-type="percentage" office:value="0.82306783111169479" table:style-name="ce47">
            <text:p>82,3%</text:p>
          </table:table-cell>
          <table:table-cell office:value-type="float" office:value="22946" table:style-name="ce46">
            <text:p>22.946</text:p>
          </table:table-cell>
          <table:table-cell office:value-type="percentage" office:value="0.89871533761554123" table:style-name="ce47">
            <text:p>89,9%</text:p>
          </table:table-cell>
          <table:table-cell office:value-type="float" office:value="264053" table:style-name="ce46">
            <text:p>264.053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2986230939888015" table:style-name="ce47">
            <text:p>93,0%</text:p>
          </table:table-cell>
          <table:table-cell office:value-type="percentage" office:value="0.82538744787661689" table:style-name="ce47">
            <text:p>82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4897" table:style-name="ce46">
            <text:p>374.897</text:p>
          </table:table-cell>
          <table:table-cell office:value-type="percentage" office:value="1" table:style-name="ce47">
            <text:p>100,0%</text:p>
          </table:table-cell>
          <table:table-cell office:value-type="float" office:value="512495" table:style-name="ce46">
            <text:p>512.495</text:p>
          </table:table-cell>
          <table:table-cell office:value-type="percentage" office:value="0.97417507950296622" table:style-name="ce47">
            <text:p>97,4%</text:p>
          </table:table-cell>
          <table:table-cell office:value-type="float" office:value="692220" table:style-name="ce46">
            <text:p>692.220</text:p>
          </table:table-cell>
          <table:table-cell office:value-type="percentage" office:value="0.98421351214164754" table:style-name="ce47">
            <text:p>98,4%</text:p>
          </table:table-cell>
          <table:table-cell office:value-type="float" office:value="947405" table:style-name="ce46">
            <text:p>947.405</text:p>
          </table:table-cell>
          <table:table-cell office:value-type="percentage" office:value="0.97391196186610995" table:style-name="ce47">
            <text:p>97,4%</text:p>
          </table:table-cell>
          <table:table-cell office:value-type="float" office:value="1045330" table:style-name="ce46">
            <text:p>1.045.330</text:p>
          </table:table-cell>
          <table:table-cell office:value-type="percentage" office:value="0.89653173192129132" table:style-name="ce47">
            <text:p>89,7%</text:p>
          </table:table-cell>
          <table:table-cell office:value-type="float" office:value="767634" table:style-name="ce46">
            <text:p>767.634</text:p>
          </table:table-cell>
          <table:table-cell office:value-type="percentage" office:value="0.80834210858851774" table:style-name="ce47">
            <text:p>80,8%</text:p>
          </table:table-cell>
          <table:table-cell office:value-type="float" office:value="620997" table:style-name="ce46">
            <text:p>620.997</text:p>
          </table:table-cell>
          <table:table-cell office:value-type="percentage" office:value="0.83638775716354086" table:style-name="ce47">
            <text:p>83,6%</text:p>
          </table:table-cell>
          <table:table-cell office:value-type="float" office:value="469763" table:style-name="ce46">
            <text:p>469.763</text:p>
          </table:table-cell>
          <table:table-cell office:value-type="percentage" office:value="0.84864924432111744" table:style-name="ce47">
            <text:p>84,9%</text:p>
          </table:table-cell>
          <table:table-cell office:value-type="float" office:value="5430741" table:style-name="ce46">
            <text:p>5.430.741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90846407381007865" table:style-name="ce47">
            <text:p>90,8%</text:p>
          </table:table-cell>
          <table:table-cell office:value-type="percentage" office:value="0.80100747976957731" table:style-name="ce47">
            <text:p>80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4170" table:style-name="ce46">
            <text:p>74.170</text:p>
          </table:table-cell>
          <table:table-cell office:value-type="percentage" office:value="1" table:style-name="ce47">
            <text:p>100,0%</text:p>
          </table:table-cell>
          <table:table-cell office:value-type="float" office:value="103783" table:style-name="ce46">
            <text:p>103.783</text:p>
          </table:table-cell>
          <table:table-cell office:value-type="percentage" office:value="1" table:style-name="ce47">
            <text:p>100,0%</text:p>
          </table:table-cell>
          <table:table-cell office:value-type="float" office:value="149432" table:style-name="ce46">
            <text:p>149.432</text:p>
          </table:table-cell>
          <table:table-cell office:value-type="percentage" office:value="1" table:style-name="ce47">
            <text:p>100,0%</text:p>
          </table:table-cell>
          <table:table-cell office:value-type="float" office:value="209087" table:style-name="ce46">
            <text:p>209.087</text:p>
          </table:table-cell>
          <table:table-cell office:value-type="percentage" office:value="0.98045072588813442" table:style-name="ce47">
            <text:p>98,0%</text:p>
          </table:table-cell>
          <table:table-cell office:value-type="float" office:value="234957" table:style-name="ce46">
            <text:p>234.957</text:p>
          </table:table-cell>
          <table:table-cell office:value-type="percentage" office:value="0.92445614325003833" table:style-name="ce47">
            <text:p>92,4%</text:p>
          </table:table-cell>
          <table:table-cell office:value-type="float" office:value="172184" table:style-name="ce46">
            <text:p>172.184</text:p>
          </table:table-cell>
          <table:table-cell office:value-type="percentage" office:value="0.82383506456845113" table:style-name="ce47">
            <text:p>82,4%</text:p>
          </table:table-cell>
          <table:table-cell office:value-type="float" office:value="147065" table:style-name="ce46">
            <text:p>147.065</text:p>
          </table:table-cell>
          <table:table-cell office:value-type="percentage" office:value="0.85379801216850126" table:style-name="ce47">
            <text:p>85,4%</text:p>
          </table:table-cell>
          <table:table-cell office:value-type="float" office:value="125437" table:style-name="ce46">
            <text:p>125.437</text:p>
          </table:table-cell>
          <table:table-cell office:value-type="percentage" office:value="0.88401905647877999" table:style-name="ce47">
            <text:p>88,4%</text:p>
          </table:table-cell>
          <table:table-cell office:value-type="float" office:value="1216115" table:style-name="ce46">
            <text:p>1.216.115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92823498611213939" table:style-name="ce47">
            <text:p>92,8%</text:p>
          </table:table-cell>
          <table:table-cell office:value-type="percentage" office:value="0.80470749068156122" table:style-name="ce47">
            <text:p>80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558" table:style-name="ce46">
            <text:p>42.558</text:p>
          </table:table-cell>
          <table:table-cell office:value-type="percentage" office:value="1" table:style-name="ce47">
            <text:p>100,0%</text:p>
          </table:table-cell>
          <table:table-cell office:value-type="float" office:value="55965" table:style-name="ce46">
            <text:p>55.965</text:p>
          </table:table-cell>
          <table:table-cell office:value-type="percentage" office:value="1" table:style-name="ce47">
            <text:p>100,0%</text:p>
          </table:table-cell>
          <table:table-cell office:value-type="float" office:value="72537" table:style-name="ce46">
            <text:p>72.537</text:p>
          </table:table-cell>
          <table:table-cell office:value-type="percentage" office:value="0.98230052543199176" table:style-name="ce47">
            <text:p>98,2%</text:p>
          </table:table-cell>
          <table:table-cell office:value-type="float" office:value="92347" table:style-name="ce46">
            <text:p>92.347</text:p>
          </table:table-cell>
          <table:table-cell office:value-type="percentage" office:value="0.95504374625106003" table:style-name="ce47">
            <text:p>95,5%</text:p>
          </table:table-cell>
          <table:table-cell office:value-type="float" office:value="96208" table:style-name="ce46">
            <text:p>96.208</text:p>
          </table:table-cell>
          <table:table-cell office:value-type="percentage" office:value="0.89079831854965652" table:style-name="ce47">
            <text:p>89,1%</text:p>
          </table:table-cell>
          <table:table-cell office:value-type="float" office:value="65423" table:style-name="ce46">
            <text:p>65.423</text:p>
          </table:table-cell>
          <table:table-cell office:value-type="percentage" office:value="0.80430533187445441" table:style-name="ce47">
            <text:p>80,4%</text:p>
          </table:table-cell>
          <table:table-cell office:value-type="float" office:value="59195" table:style-name="ce46">
            <text:p>59.195</text:p>
          </table:table-cell>
          <table:table-cell office:value-type="percentage" office:value="0.86889192243897428" table:style-name="ce47">
            <text:p>86,9%</text:p>
          </table:table-cell>
          <table:table-cell office:value-type="float" office:value="50984" table:style-name="ce46">
            <text:p>50.984</text:p>
          </table:table-cell>
          <table:table-cell office:value-type="percentage" office:value="0.90416400652621121" table:style-name="ce47">
            <text:p>90,4%</text:p>
          </table:table-cell>
          <table:table-cell office:value-type="float" office:value="535217" table:style-name="ce46">
            <text:p>535.217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2063871582546952" table:style-name="ce47">
            <text:p>92,1%</text:p>
          </table:table-cell>
          <table:table-cell office:value-type="percentage" office:value="0.8094667701154119" table:style-name="ce47">
            <text:p>80,9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4455" table:style-name="ce46">
            <text:p>164.455</text:p>
          </table:table-cell>
          <table:table-cell office:value-type="percentage" office:value="1" table:style-name="ce47">
            <text:p>100,0%</text:p>
          </table:table-cell>
          <table:table-cell office:value-type="float" office:value="214089" table:style-name="ce46">
            <text:p>214.089</text:p>
          </table:table-cell>
          <table:table-cell office:value-type="percentage" office:value="1" table:style-name="ce47">
            <text:p>100,0%</text:p>
          </table:table-cell>
          <table:table-cell office:value-type="float" office:value="279458" table:style-name="ce46">
            <text:p>279.458</text:p>
          </table:table-cell>
          <table:table-cell office:value-type="percentage" office:value="0.99764028859163423" table:style-name="ce47">
            <text:p>99,8%</text:p>
          </table:table-cell>
          <table:table-cell office:value-type="float" office:value="325647" table:style-name="ce46">
            <text:p>325.647</text:p>
          </table:table-cell>
          <table:table-cell office:value-type="percentage" office:value="0.95785008985901987" table:style-name="ce47">
            <text:p>95,8%</text:p>
          </table:table-cell>
          <table:table-cell office:value-type="float" office:value="323784" table:style-name="ce46">
            <text:p>323.784</text:p>
          </table:table-cell>
          <table:table-cell office:value-type="percentage" office:value="0.89410244302507647" table:style-name="ce47">
            <text:p>89,4%</text:p>
          </table:table-cell>
          <table:table-cell office:value-type="float" office:value="207863" table:style-name="ce46">
            <text:p>207.863</text:p>
          </table:table-cell>
          <table:table-cell office:value-type="percentage" office:value="0.79780688792253107" table:style-name="ce47">
            <text:p>79,8%</text:p>
          </table:table-cell>
          <table:table-cell office:value-type="float" office:value="170402" table:style-name="ce46">
            <text:p>170.402</text:p>
          </table:table-cell>
          <table:table-cell office:value-type="percentage" office:value="0.84552482459535361" table:style-name="ce47">
            <text:p>84,6%</text:p>
          </table:table-cell>
          <table:table-cell office:value-type="float" office:value="152874" table:style-name="ce46">
            <text:p>152.874</text:p>
          </table:table-cell>
          <table:table-cell office:value-type="percentage" office:value="0.90669371196754567" table:style-name="ce47">
            <text:p>90,7%</text:p>
          </table:table-cell>
          <table:table-cell office:value-type="float" office:value="1838572" table:style-name="ce46">
            <text:p>1.838.572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2672622146906436" table:style-name="ce47">
            <text:p>92,7%</text:p>
          </table:table-cell>
          <table:table-cell office:value-type="percentage" office:value="0.8279976077503125" table:style-name="ce47">
            <text:p>82,8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413" table:style-name="ce46">
            <text:p>2.413</text:p>
          </table:table-cell>
          <table:table-cell office:value-type="percentage" office:value="0.92629558541266799" table:style-name="ce47">
            <text:p>92,6%</text:p>
          </table:table-cell>
          <table:table-cell office:value-type="float" office:value="3911" table:style-name="ce46">
            <text:p>3.911</text:p>
          </table:table-cell>
          <table:table-cell office:value-type="percentage" office:value="0.90574339972209361" table:style-name="ce47">
            <text:p>90,6%</text:p>
          </table:table-cell>
          <table:table-cell office:value-type="float" office:value="7698" table:style-name="ce46">
            <text:p>7.698</text:p>
          </table:table-cell>
          <table:table-cell office:value-type="percentage" office:value="0.97976326842306227" table:style-name="ce47">
            <text:p>98,0%</text:p>
          </table:table-cell>
          <table:table-cell office:value-type="float" office:value="10660" table:style-name="ce46">
            <text:p>10.660</text:p>
          </table:table-cell>
          <table:table-cell office:value-type="percentage" office:value="0.92246452059536177" table:style-name="ce47">
            <text:p>92,2%</text:p>
          </table:table-cell>
          <table:table-cell office:value-type="float" office:value="11267" table:style-name="ce46">
            <text:p>11.267</text:p>
          </table:table-cell>
          <table:table-cell office:value-type="percentage" office:value="0.89123556399303905" table:style-name="ce47">
            <text:p>89,1%</text:p>
          </table:table-cell>
          <table:table-cell office:value-type="float" office:value="9438" table:style-name="ce46">
            <text:p>9.438</text:p>
          </table:table-cell>
          <table:table-cell office:value-type="percentage" office:value="0.79350933243652266" table:style-name="ce47">
            <text:p>79,4%</text:p>
          </table:table-cell>
          <table:table-cell office:value-type="float" office:value="9493" table:style-name="ce46">
            <text:p>9.493</text:p>
          </table:table-cell>
          <table:table-cell office:value-type="percentage" office:value="0.86559679037111337" table:style-name="ce47">
            <text:p>86,6%</text:p>
          </table:table-cell>
          <table:table-cell office:value-type="float" office:value="8924" table:style-name="ce46">
            <text:p>8.924</text:p>
          </table:table-cell>
          <table:table-cell office:value-type="percentage" office:value="0.97786543940390092" table:style-name="ce47">
            <text:p>97,8%</text:p>
          </table:table-cell>
          <table:table-cell office:value-type="float" office:value="63804" table:style-name="ce46">
            <text:p>63.804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9909110124709368" table:style-name="ce47">
            <text:p>89,9%</text:p>
          </table:table-cell>
          <table:table-cell office:value-type="percentage" office:value="0.75774922210873852" table:style-name="ce47">
            <text:p>75,8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95" table:style-name="ce46">
            <text:p>2.095</text:p>
          </table:table-cell>
          <table:table-cell office:value-type="percentage" office:value="0.89186888037462753" table:style-name="ce47">
            <text:p>89,2%</text:p>
          </table:table-cell>
          <table:table-cell office:value-type="float" office:value="3423" table:style-name="ce46">
            <text:p>3.423</text:p>
          </table:table-cell>
          <table:table-cell office:value-type="percentage" office:value="0.91328708644610457" table:style-name="ce47">
            <text:p>91,3%</text:p>
          </table:table-cell>
          <table:table-cell office:value-type="float" office:value="7491" table:style-name="ce46">
            <text:p>7.491</text:p>
          </table:table-cell>
          <table:table-cell office:value-type="percentage" office:value="0.95707167497125334" table:style-name="ce47">
            <text:p>95,7%</text:p>
          </table:table-cell>
          <table:table-cell office:value-type="float" office:value="10122" table:style-name="ce46">
            <text:p>10.122</text:p>
          </table:table-cell>
          <table:table-cell office:value-type="percentage" office:value="0.89583148951234626" table:style-name="ce47">
            <text:p>89,6%</text:p>
          </table:table-cell>
          <table:table-cell office:value-type="float" office:value="10601" table:style-name="ce46">
            <text:p>10.601</text:p>
          </table:table-cell>
          <table:table-cell office:value-type="percentage" office:value="0.88326945509081822" table:style-name="ce47">
            <text:p>88,3%</text:p>
          </table:table-cell>
          <table:table-cell office:value-type="float" office:value="9182" table:style-name="ce46">
            <text:p>9.182</text:p>
          </table:table-cell>
          <table:table-cell office:value-type="percentage" office:value="0.75677903239099975" table:style-name="ce47">
            <text:p>75,7%</text:p>
          </table:table-cell>
          <table:table-cell office:value-type="float" office:value="9492" table:style-name="ce46">
            <text:p>9.492</text:p>
          </table:table-cell>
          <table:table-cell office:value-type="percentage" office:value="0.79132972071696539" table:style-name="ce47">
            <text:p>79,1%</text:p>
          </table:table-cell>
          <table:table-cell office:value-type="float" office:value="8551" table:style-name="ce46">
            <text:p>8.551</text:p>
          </table:table-cell>
          <table:table-cell office:value-type="percentage" office:value="0.89314810946312928" table:style-name="ce47">
            <text:p>89,3%</text:p>
          </table:table-cell>
          <table:table-cell office:value-type="float" office:value="60957" table:style-name="ce46">
            <text:p>60.957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85943293809127697" table:style-name="ce47">
            <text:p>85,9%</text:p>
          </table:table-cell>
          <table:table-cell office:value-type="percentage" office:value="0.70004364003858699" table:style-name="ce47">
            <text:p>70,0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31" table:style-name="ce46">
            <text:p>31</text:p>
          </table:table-cell>
          <table:table-cell office:value-type="string" table:style-name="ce47">
            <text:p>-</text:p>
          </table:table-cell>
          <table:table-cell office:value-type="float" office:value="20" table:style-name="ce46">
            <text:p>20</text:p>
          </table:table-cell>
          <table:table-cell office:value-type="string" table:style-name="ce47">
            <text:p>-</text:p>
          </table:table-cell>
          <table:table-cell office:value-type="float" office:value="3688" table:style-name="ce46">
            <text:p>3.688</text:p>
          </table:table-cell>
          <table:table-cell office:value-type="string" table:style-name="ce47">
            <text:p>-</text:p>
          </table:table-cell>
          <table:table-cell office:value-type="float" office:value="9691" table:style-name="ce46">
            <text:p>9.691</text:p>
          </table:table-cell>
          <table:table-cell office:value-type="string" table:style-name="ce47">
            <text:p>-</text:p>
          </table:table-cell>
          <table:table-cell office:value-type="float" office:value="22722" table:style-name="ce46">
            <text:p>22.722</text:p>
          </table:table-cell>
          <table:table-cell office:value-type="string" table:style-name="ce47">
            <text:p>-</text:p>
          </table:table-cell>
          <table:table-cell office:value-type="float" office:value="32867" table:style-name="ce46">
            <text:p>32.867</text:p>
          </table:table-cell>
          <table:table-cell office:value-type="string" table:style-name="ce47">
            <text:p>-</text:p>
          </table:table-cell>
          <table:table-cell office:value-type="float" office:value="25000" table:style-name="ce46">
            <text:p>25.000</text:p>
          </table:table-cell>
          <table:table-cell office:value-type="string" table:style-name="ce47">
            <text:p>-</text:p>
          </table:table-cell>
          <table:table-cell office:value-type="float" office:value="1222" table:style-name="ce46">
            <text:p>1.222</text:p>
          </table:table-cell>
          <table:table-cell office:value-type="string" table:style-name="ce47">
            <text:p>-</text:p>
          </table:table-cell>
          <table:table-cell office:value-type="float" office:value="95241" table:style-name="ce46">
            <text:p>95.241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32" table:style-name="ce49">
            <text:p>32</text:p>
          </table:table-cell>
          <table:table-cell office:value-type="string" table:style-name="ce50">
            <text:p>-</text:p>
          </table:table-cell>
          <table:table-cell office:value-type="float" office:value="51" table:style-name="ce49">
            <text:p>51</text:p>
          </table:table-cell>
          <table:table-cell office:value-type="string" table:style-name="ce50">
            <text:p>-</text:p>
          </table:table-cell>
          <table:table-cell office:value-type="float" office:value="310" table:style-name="ce49">
            <text:p>310</text:p>
          </table:table-cell>
          <table:table-cell office:value-type="string" table:style-name="ce50">
            <text:p>-</text:p>
          </table:table-cell>
          <table:table-cell office:value-type="float" office:value="890" table:style-name="ce49">
            <text:p>890</text:p>
          </table:table-cell>
          <table:table-cell office:value-type="string" table:style-name="ce50">
            <text:p>-</text:p>
          </table:table-cell>
          <table:table-cell office:value-type="float" office:value="1862" table:style-name="ce49">
            <text:p>1.862</text:p>
          </table:table-cell>
          <table:table-cell office:value-type="string" table:style-name="ce50">
            <text:p>-</text:p>
          </table:table-cell>
          <table:table-cell office:value-type="float" office:value="2294" table:style-name="ce49">
            <text:p>2.294</text:p>
          </table:table-cell>
          <table:table-cell office:value-type="string" table:style-name="ce50">
            <text:p>-</text:p>
          </table:table-cell>
          <table:table-cell office:value-type="float" office:value="2037" table:style-name="ce49">
            <text:p>2.037</text:p>
          </table:table-cell>
          <table:table-cell office:value-type="string" table:style-name="ce50">
            <text:p>-</text:p>
          </table:table-cell>
          <table:table-cell office:value-type="float" office:value="261" table:style-name="ce49">
            <text:p>261</text:p>
          </table:table-cell>
          <table:table-cell office:value-type="string" table:style-name="ce50">
            <text:p>-</text:p>
          </table:table-cell>
          <table:table-cell office:value-type="float" office:value="7737" table:style-name="ce49">
            <text:p>7.737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4" table:style-name="ce29"/>
          <table:table-cell table:number-columns-repeated="16339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45348" table:style-name="ce53">
            <text:p>2.945.348</text:p>
          </table:table-cell>
          <table:table-cell office:value-type="percentage" office:value="1" table:style-name="ce54">
            <text:p>100,0%</text:p>
          </table:table-cell>
          <table:table-cell office:value-type="float" office:value="3957840" table:style-name="ce53">
            <text:p>3.957.840</text:p>
          </table:table-cell>
          <table:table-cell office:value-type="percentage" office:value="0.9994431881455893" table:style-name="ce54">
            <text:p>99,9%</text:p>
          </table:table-cell>
          <table:table-cell office:value-type="float" office:value="5313361" table:style-name="ce53">
            <text:p>5.313.361</text:p>
          </table:table-cell>
          <table:table-cell office:value-type="percentage" office:value="0.99557334420588695" table:style-name="ce54">
            <text:p>99,6%</text:p>
          </table:table-cell>
          <table:table-cell office:value-type="float" office:value="6731699" table:style-name="ce53">
            <text:p>6.731.699</text:p>
          </table:table-cell>
          <table:table-cell office:value-type="percentage" office:value="0.95711732149859541" table:style-name="ce54">
            <text:p>95,7%</text:p>
          </table:table-cell>
          <table:table-cell office:value-type="float" office:value="7070628" table:style-name="ce53">
            <text:p>7.070.628</text:p>
          </table:table-cell>
          <table:table-cell office:value-type="percentage" office:value="0.89595332434418429" table:style-name="ce54">
            <text:p>89,6%</text:p>
          </table:table-cell>
          <table:table-cell office:value-type="float" office:value="5039092" table:style-name="ce53">
            <text:p>5.039.092</text:p>
          </table:table-cell>
          <table:table-cell office:value-type="percentage" office:value="0.80879069941382609" table:style-name="ce54">
            <text:p>80,9%</text:p>
          </table:table-cell>
          <table:table-cell office:value-type="float" office:value="4145465" table:style-name="ce53">
            <text:p>4.145.465</text:p>
          </table:table-cell>
          <table:table-cell office:value-type="percentage" office:value="0.83837549346362927" table:style-name="ce54">
            <text:p>83,8%</text:p>
          </table:table-cell>
          <table:table-cell office:value-type="float" office:value="3470597" table:style-name="ce53">
            <text:p>3.470.597</text:p>
          </table:table-cell>
          <table:table-cell office:value-type="percentage" office:value="0.89248579083011592" table:style-name="ce54">
            <text:p>89,2%</text:p>
          </table:table-cell>
          <table:table-cell office:value-type="float" office:value="38674030" table:style-name="ce53">
            <text:p>38.674.030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91819061839926364" table:style-name="ce54">
            <text:p>91,8%</text:p>
          </table:table-cell>
          <table:table-cell office:value-type="percentage" office:value="0.81503439510339082" table:style-name="ce54">
            <text:p>81,5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3" table:default-cell-style-name="ce29"/>
        <table:table-column table:style-name="co3" table:number-columns-repeated="20" table:default-cell-style-name="ce29"/>
        <table:table-column table:style-name="co4" table:number-columns-repeated="16343" table:default-cell-style-name="ce29"/>
        <table:table-row table:style-name="ro8">
          <table:table-cell table:style-name="ce36"/>
          <table:table-cell office:value-type="string" table:style-name="ce37">
            <text:p>Personas pauta completa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pauta completa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pauta completa sobre Población a Vacunar INE</text:p>
          </table:table-cell>
          <table:table-cell office:value-type="string" table:style-name="ce40">
            <text:p>% pauta completa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29859" table:style-name="ce43">
            <text:p>429.859</text:p>
          </table:table-cell>
          <table:table-cell office:value-type="percentage" office:value="1" table:style-name="ce44">
            <text:p>100,0%</text:p>
          </table:table-cell>
          <table:table-cell office:value-type="float" office:value="651410" table:style-name="ce43">
            <text:p>651.410</text:p>
          </table:table-cell>
          <table:table-cell office:value-type="percentage" office:value="1" table:style-name="ce44">
            <text:p>100,0%</text:p>
          </table:table-cell>
          <table:table-cell office:value-type="float" office:value="922743" table:style-name="ce43">
            <text:p>922.743</text:p>
          </table:table-cell>
          <table:table-cell office:value-type="percentage" office:value="1.0071997179491938" table:style-name="ce44">
            <text:p>100,7%</text:p>
          </table:table-cell>
          <table:table-cell office:value-type="float" office:value="1211933" table:style-name="ce43">
            <text:p>1.211.933</text:p>
          </table:table-cell>
          <table:table-cell office:value-type="percentage" office:value="0.95803389825149143" table:style-name="ce44">
            <text:p>95,8%</text:p>
          </table:table-cell>
          <table:table-cell office:value-type="float" office:value="1248574" table:style-name="ce43">
            <text:p>1.248.574</text:p>
          </table:table-cell>
          <table:table-cell office:value-type="percentage" office:value="0.90142327635126063" table:style-name="ce44">
            <text:p>90,1%</text:p>
          </table:table-cell>
          <table:table-cell office:value-type="float" office:value="925124" table:style-name="ce43">
            <text:p>925.124</text:p>
          </table:table-cell>
          <table:table-cell office:value-type="percentage" office:value="0.81135783802556882" table:style-name="ce44">
            <text:p>81,1%</text:p>
          </table:table-cell>
          <table:table-cell office:value-type="float" office:value="761900" table:style-name="ce43">
            <text:p>761.900</text:p>
          </table:table-cell>
          <table:table-cell office:value-type="percentage" office:value="0.82041883463698706" table:style-name="ce44">
            <text:p>82,0%</text:p>
          </table:table-cell>
          <table:table-cell office:value-type="float" office:value="671647" table:style-name="ce43">
            <text:p>671.647</text:p>
          </table:table-cell>
          <table:table-cell office:value-type="percentage" office:value="0.89207166356535406" table:style-name="ce44">
            <text:p>89,2%</text:p>
          </table:table-cell>
          <table:table-cell office:value-type="float" office:value="6823190" table:style-name="ce43">
            <text:p>6.823.190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1562169760365542" table:style-name="ce44">
            <text:p>91,6%</text:p>
          </table:table-cell>
          <table:table-cell office:value-type="percentage" office:value="0.80610334257162131" table:style-name="ce44">
            <text:p>80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0315" table:style-name="ce46">
            <text:p>100.315</text:p>
          </table:table-cell>
          <table:table-cell office:value-type="percentage" office:value="1" table:style-name="ce47">
            <text:p>100,0%</text:p>
          </table:table-cell>
          <table:table-cell office:value-type="float" office:value="118885" table:style-name="ce46">
            <text:p>118.885</text:p>
          </table:table-cell>
          <table:table-cell office:value-type="percentage" office:value="0.99941154217981587" table:style-name="ce47">
            <text:p>99,9%</text:p>
          </table:table-cell>
          <table:table-cell office:value-type="float" office:value="152849" table:style-name="ce46">
            <text:p>152.849</text:p>
          </table:table-cell>
          <table:table-cell office:value-type="percentage" office:value="0.97750164676690099" table:style-name="ce47">
            <text:p>97,8%</text:p>
          </table:table-cell>
          <table:table-cell office:value-type="float" office:value="184681" table:style-name="ce46">
            <text:p>184.681</text:p>
          </table:table-cell>
          <table:table-cell office:value-type="percentage" office:value="0.93148093974761181" table:style-name="ce47">
            <text:p>93,1%</text:p>
          </table:table-cell>
          <table:table-cell office:value-type="float" office:value="186948" table:style-name="ce46">
            <text:p>186.948</text:p>
          </table:table-cell>
          <table:table-cell office:value-type="percentage" office:value="0.86975616791428423" table:style-name="ce47">
            <text:p>87,0%</text:p>
          </table:table-cell>
          <table:table-cell office:value-type="float" office:value="125029" table:style-name="ce46">
            <text:p>125.029</text:p>
          </table:table-cell>
          <table:table-cell office:value-type="percentage" office:value="0.76104476340041149" table:style-name="ce47">
            <text:p>76,1%</text:p>
          </table:table-cell>
          <table:table-cell office:value-type="float" office:value="103335" table:style-name="ce46">
            <text:p>103.335</text:p>
          </table:table-cell>
          <table:table-cell office:value-type="percentage" office:value="0.79244024202268393" table:style-name="ce47">
            <text:p>79,2%</text:p>
          </table:table-cell>
          <table:table-cell office:value-type="float" office:value="87664" table:style-name="ce46">
            <text:p>87.664</text:p>
          </table:table-cell>
          <table:table-cell office:value-type="percentage" office:value="0.85020706242907995" table:style-name="ce47">
            <text:p>85,0%</text:p>
          </table:table-cell>
          <table:table-cell office:value-type="float" office:value="1059706" table:style-name="ce46">
            <text:p>1.059.706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89416555427487521" table:style-name="ce47">
            <text:p>89,4%</text:p>
          </table:table-cell>
          <table:table-cell office:value-type="percentage" office:value="0.79713643314871241" table:style-name="ce47">
            <text:p>79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255" table:style-name="ce46">
            <text:p>88.255</text:p>
          </table:table-cell>
          <table:table-cell office:value-type="percentage" office:value="1" table:style-name="ce47">
            <text:p>100,0%</text:p>
          </table:table-cell>
          <table:table-cell office:value-type="float" office:value="114018" table:style-name="ce46">
            <text:p>114.018</text:p>
          </table:table-cell>
          <table:table-cell office:value-type="percentage" office:value="1" table:style-name="ce47">
            <text:p>100,0%</text:p>
          </table:table-cell>
          <table:table-cell office:value-type="float" office:value="147386" table:style-name="ce46">
            <text:p>147.386</text:p>
          </table:table-cell>
          <table:table-cell office:value-type="percentage" office:value="0.98485820436746585" table:style-name="ce47">
            <text:p>98,5%</text:p>
          </table:table-cell>
          <table:table-cell office:value-type="float" office:value="152683" table:style-name="ce46">
            <text:p>152.683</text:p>
          </table:table-cell>
          <table:table-cell office:value-type="percentage" office:value="0.93875003842724958" table:style-name="ce47">
            <text:p>93,9%</text:p>
          </table:table-cell>
          <table:table-cell office:value-type="float" office:value="150294" table:style-name="ce46">
            <text:p>150.294</text:p>
          </table:table-cell>
          <table:table-cell office:value-type="percentage" office:value="0.90000179648248724" table:style-name="ce47">
            <text:p>90,0%</text:p>
          </table:table-cell>
          <table:table-cell office:value-type="float" office:value="90149" table:style-name="ce46">
            <text:p>90.149</text:p>
          </table:table-cell>
          <table:table-cell office:value-type="percentage" office:value="0.78766459008658729" table:style-name="ce47">
            <text:p>78,8%</text:p>
          </table:table-cell>
          <table:table-cell office:value-type="float" office:value="65765" table:style-name="ce46">
            <text:p>65.765</text:p>
          </table:table-cell>
          <table:table-cell office:value-type="percentage" office:value="0.83130032486000682" table:style-name="ce47">
            <text:p>83,1%</text:p>
          </table:table-cell>
          <table:table-cell office:value-type="float" office:value="60004" table:style-name="ce46">
            <text:p>60.004</text:p>
          </table:table-cell>
          <table:table-cell office:value-type="percentage" office:value="0.93756249999999997" table:style-name="ce47">
            <text:p>93,8%</text:p>
          </table:table-cell>
          <table:table-cell office:value-type="float" office:value="868554" table:style-name="ce46">
            <text:p>868.554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3000202371277407" table:style-name="ce47">
            <text:p>93,0%</text:p>
          </table:table-cell>
          <table:table-cell office:value-type="percentage" office:value="0.85253989069321856" table:style-name="ce47">
            <text:p>85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144" table:style-name="ce46">
            <text:p>51.144</text:p>
          </table:table-cell>
          <table:table-cell office:value-type="percentage" office:value="1" table:style-name="ce47">
            <text:p>100,0%</text:p>
          </table:table-cell>
          <table:table-cell office:value-type="float" office:value="79177" table:style-name="ce46">
            <text:p>79.177</text:p>
          </table:table-cell>
          <table:table-cell office:value-type="percentage" office:value="0.9833697650156491" table:style-name="ce47">
            <text:p>98,3%</text:p>
          </table:table-cell>
          <table:table-cell office:value-type="float" office:value="109875" table:style-name="ce46">
            <text:p>109.875</text:p>
          </table:table-cell>
          <table:table-cell office:value-type="percentage" office:value="0.93725209202344095" table:style-name="ce47">
            <text:p>93,7%</text:p>
          </table:table-cell>
          <table:table-cell office:value-type="float" office:value="150283" table:style-name="ce46">
            <text:p>150.283</text:p>
          </table:table-cell>
          <table:table-cell office:value-type="percentage" office:value="0.90642773994704362" table:style-name="ce47">
            <text:p>90,6%</text:p>
          </table:table-cell>
          <table:table-cell office:value-type="float" office:value="168470" table:style-name="ce46">
            <text:p>168.470</text:p>
          </table:table-cell>
          <table:table-cell office:value-type="percentage" office:value="0.81713326736899283" table:style-name="ce47">
            <text:p>81,7%</text:p>
          </table:table-cell>
          <table:table-cell office:value-type="float" office:value="127949" table:style-name="ce46">
            <text:p>127.949</text:p>
          </table:table-cell>
          <table:table-cell office:value-type="percentage" office:value="0.70229489480588625" table:style-name="ce47">
            <text:p>70,2%</text:p>
          </table:table-cell>
          <table:table-cell office:value-type="float" office:value="98007" table:style-name="ce46">
            <text:p>98.007</text:p>
          </table:table-cell>
          <table:table-cell office:value-type="percentage" office:value="0.71049426570587637" table:style-name="ce47">
            <text:p>71,0%</text:p>
          </table:table-cell>
          <table:table-cell office:value-type="float" office:value="75780" table:style-name="ce46">
            <text:p>75.780</text:p>
          </table:table-cell>
          <table:table-cell office:value-type="percentage" office:value="0.7936740678676163" table:style-name="ce47">
            <text:p>79,4%</text:p>
          </table:table-cell>
          <table:table-cell office:value-type="float" office:value="860685" table:style-name="ce46">
            <text:p>860.685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3168658387986094" table:style-name="ce47">
            <text:p>83,2%</text:p>
          </table:table-cell>
          <table:table-cell office:value-type="percentage" office:value="0.73465933388701909" table:style-name="ce47">
            <text:p>73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2258" table:style-name="ce46">
            <text:p>92.258</text:p>
          </table:table-cell>
          <table:table-cell office:value-type="percentage" office:value="1" table:style-name="ce47">
            <text:p>100,0%</text:p>
          </table:table-cell>
          <table:table-cell office:value-type="float" office:value="150783" table:style-name="ce46">
            <text:p>150.783</text:p>
          </table:table-cell>
          <table:table-cell office:value-type="percentage" office:value="0.97574596682866221" table:style-name="ce47">
            <text:p>97,6%</text:p>
          </table:table-cell>
          <table:table-cell office:value-type="float" office:value="221768" table:style-name="ce46">
            <text:p>221.768</text:p>
          </table:table-cell>
          <table:table-cell office:value-type="percentage" office:value="0.94332431558708929" table:style-name="ce47">
            <text:p>94,3%</text:p>
          </table:table-cell>
          <table:table-cell office:value-type="float" office:value="319892" table:style-name="ce46">
            <text:p>319.892</text:p>
          </table:table-cell>
          <table:table-cell office:value-type="percentage" office:value="0.9126420778746519" table:style-name="ce47">
            <text:p>91,3%</text:p>
          </table:table-cell>
          <table:table-cell office:value-type="float" office:value="316341" table:style-name="ce46">
            <text:p>316.341</text:p>
          </table:table-cell>
          <table:table-cell office:value-type="percentage" office:value="0.81547158721811486" table:style-name="ce47">
            <text:p>81,5%</text:p>
          </table:table-cell>
          <table:table-cell office:value-type="float" office:value="226270" table:style-name="ce46">
            <text:p>226.270</text:p>
          </table:table-cell>
          <table:table-cell office:value-type="percentage" office:value="0.72771070387927983" table:style-name="ce47">
            <text:p>72,8%</text:p>
          </table:table-cell>
          <table:table-cell office:value-type="float" office:value="182867" table:style-name="ce46">
            <text:p>182.867</text:p>
          </table:table-cell>
          <table:table-cell office:value-type="percentage" office:value="0.72638908750019859" table:style-name="ce47">
            <text:p>72,6%</text:p>
          </table:table-cell>
          <table:table-cell office:value-type="float" office:value="149398" table:style-name="ce46">
            <text:p>149.398</text:p>
          </table:table-cell>
          <table:table-cell office:value-type="percentage" office:value="0.83092598875398371" table:style-name="ce47">
            <text:p>83,1%</text:p>
          </table:table-cell>
          <table:table-cell office:value-type="float" office:value="1659577" table:style-name="ce46">
            <text:p>1.659.577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4638872200467774" table:style-name="ce47">
            <text:p>84,6%</text:p>
          </table:table-cell>
          <table:table-cell office:value-type="percentage" office:value="0.76269007772230268" table:style-name="ce47">
            <text:p>76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138" table:style-name="ce46">
            <text:p>42.138</text:p>
          </table:table-cell>
          <table:table-cell office:value-type="percentage" office:value="1" table:style-name="ce47">
            <text:p>100,0%</text:p>
          </table:table-cell>
          <table:table-cell office:value-type="float" office:value="55912" table:style-name="ce46">
            <text:p>55.912</text:p>
          </table:table-cell>
          <table:table-cell office:value-type="percentage" office:value="1" table:style-name="ce47">
            <text:p>100,0%</text:p>
          </table:table-cell>
          <table:table-cell office:value-type="float" office:value="76310" table:style-name="ce46">
            <text:p>76.310</text:p>
          </table:table-cell>
          <table:table-cell office:value-type="percentage" office:value="0.98661839808649554" table:style-name="ce47">
            <text:p>98,7%</text:p>
          </table:table-cell>
          <table:table-cell office:value-type="float" office:value="84017" table:style-name="ce46">
            <text:p>84.017</text:p>
          </table:table-cell>
          <table:table-cell office:value-type="percentage" office:value="0.933895780534436" table:style-name="ce47">
            <text:p>93,4%</text:p>
          </table:table-cell>
          <table:table-cell office:value-type="float" office:value="87399" table:style-name="ce46">
            <text:p>87.399</text:p>
          </table:table-cell>
          <table:table-cell office:value-type="percentage" office:value="0.893933659953564" table:style-name="ce47">
            <text:p>89,4%</text:p>
          </table:table-cell>
          <table:table-cell office:value-type="float" office:value="54857" table:style-name="ce46">
            <text:p>54.857</text:p>
          </table:table-cell>
          <table:table-cell office:value-type="percentage" office:value="0.77841159025442364" table:style-name="ce47">
            <text:p>77,8%</text:p>
          </table:table-cell>
          <table:table-cell office:value-type="float" office:value="41301" table:style-name="ce46">
            <text:p>41.301</text:p>
          </table:table-cell>
          <table:table-cell office:value-type="percentage" office:value="0.81776061776061781" table:style-name="ce47">
            <text:p>81,8%</text:p>
          </table:table-cell>
          <table:table-cell office:value-type="float" office:value="39959" table:style-name="ce46">
            <text:p>39.959</text:p>
          </table:table-cell>
          <table:table-cell office:value-type="percentage" office:value="0.90892341286991329" table:style-name="ce47">
            <text:p>90,9%</text:p>
          </table:table-cell>
          <table:table-cell office:value-type="float" office:value="481893" table:style-name="ce46">
            <text:p>481.893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1942029317321949" table:style-name="ce47">
            <text:p>91,9%</text:p>
          </table:table-cell>
          <table:table-cell office:value-type="percentage" office:value="0.8267093265626474" table:style-name="ce47">
            <text:p>82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7793" table:style-name="ce46">
            <text:p>227.793</text:p>
          </table:table-cell>
          <table:table-cell office:value-type="percentage" office:value="1" table:style-name="ce47">
            <text:p>100,0%</text:p>
          </table:table-cell>
          <table:table-cell office:value-type="float" office:value="250186" table:style-name="ce46">
            <text:p>250.186</text:p>
          </table:table-cell>
          <table:table-cell office:value-type="percentage" office:value="1" table:style-name="ce47">
            <text:p>100,0%</text:p>
          </table:table-cell>
          <table:table-cell office:value-type="float" office:value="321138" table:style-name="ce46">
            <text:p>321.138</text:p>
          </table:table-cell>
          <table:table-cell office:value-type="percentage" office:value="1.0080452012869812" table:style-name="ce47">
            <text:p>100,8%</text:p>
          </table:table-cell>
          <table:table-cell office:value-type="float" office:value="350946" table:style-name="ce46">
            <text:p>350.946</text:p>
          </table:table-cell>
          <table:table-cell office:value-type="percentage" office:value="0.9206952187315538" table:style-name="ce47">
            <text:p>92,1%</text:p>
          </table:table-cell>
          <table:table-cell office:value-type="float" office:value="318698" table:style-name="ce46">
            <text:p>318.698</text:p>
          </table:table-cell>
          <table:table-cell office:value-type="percentage" office:value="0.8772188656913612" table:style-name="ce47">
            <text:p>87,7%</text:p>
          </table:table-cell>
          <table:table-cell office:value-type="float" office:value="210684" table:style-name="ce46">
            <text:p>210.684</text:p>
          </table:table-cell>
          <table:table-cell office:value-type="percentage" office:value="0.78677137831751831" table:style-name="ce47">
            <text:p>78,7%</text:p>
          </table:table-cell>
          <table:table-cell office:value-type="float" office:value="171172" table:style-name="ce46">
            <text:p>171.172</text:p>
          </table:table-cell>
          <table:table-cell office:value-type="percentage" office:value="0.81121863833255925" table:style-name="ce47">
            <text:p>81,1%</text:p>
          </table:table-cell>
          <table:table-cell office:value-type="float" office:value="139694" table:style-name="ce46">
            <text:p>139.694</text:p>
          </table:table-cell>
          <table:table-cell office:value-type="percentage" office:value="0.84487909907948378" table:style-name="ce47">
            <text:p>84,5%</text:p>
          </table:table-cell>
          <table:table-cell office:value-type="float" office:value="1990311" table:style-name="ce46">
            <text:p>1.990.311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1455864736315129" table:style-name="ce47">
            <text:p>91,5%</text:p>
          </table:table-cell>
          <table:table-cell office:value-type="percentage" office:value="0.83105601110351168" table:style-name="ce47">
            <text:p>83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7230" table:style-name="ce46">
            <text:p>137.230</text:p>
          </table:table-cell>
          <table:table-cell office:value-type="percentage" office:value="1" table:style-name="ce47">
            <text:p>100,0%</text:p>
          </table:table-cell>
          <table:table-cell office:value-type="float" office:value="158144" table:style-name="ce46">
            <text:p>158.144</text:p>
          </table:table-cell>
          <table:table-cell office:value-type="percentage" office:value="0.99398495295441258" table:style-name="ce47">
            <text:p>99,4%</text:p>
          </table:table-cell>
          <table:table-cell office:value-type="float" office:value="214755" table:style-name="ce46">
            <text:p>214.755</text:p>
          </table:table-cell>
          <table:table-cell office:value-type="percentage" office:value="0.98311237662741935" table:style-name="ce47">
            <text:p>98,3%</text:p>
          </table:table-cell>
          <table:table-cell office:value-type="float" office:value="279398" table:style-name="ce46">
            <text:p>279.398</text:p>
          </table:table-cell>
          <table:table-cell office:value-type="percentage" office:value="0.90867639310779957" table:style-name="ce47">
            <text:p>90,9%</text:p>
          </table:table-cell>
          <table:table-cell office:value-type="float" office:value="278517" table:style-name="ce46">
            <text:p>278.517</text:p>
          </table:table-cell>
          <table:table-cell office:value-type="percentage" office:value="0.84244642398027858" table:style-name="ce47">
            <text:p>84,2%</text:p>
          </table:table-cell>
          <table:table-cell office:value-type="float" office:value="198122" table:style-name="ce46">
            <text:p>198.122</text:p>
          </table:table-cell>
          <table:table-cell office:value-type="percentage" office:value="0.74509685935742997" table:style-name="ce47">
            <text:p>74,5%</text:p>
          </table:table-cell>
          <table:table-cell office:value-type="float" office:value="165572" table:style-name="ce46">
            <text:p>165.572</text:p>
          </table:table-cell>
          <table:table-cell office:value-type="percentage" office:value="0.75919464072007303" table:style-name="ce47">
            <text:p>75,9%</text:p>
          </table:table-cell>
          <table:table-cell office:value-type="float" office:value="146239" table:style-name="ce46">
            <text:p>146.239</text:p>
          </table:table-cell>
          <table:table-cell office:value-type="percentage" office:value="0.8405892902306118" table:style-name="ce47">
            <text:p>84,1%</text:p>
          </table:table-cell>
          <table:table-cell office:value-type="float" office:value="1577977" table:style-name="ce46">
            <text:p>1.577.977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7239659351254761" table:style-name="ce47">
            <text:p>87,2%</text:p>
          </table:table-cell>
          <table:table-cell office:value-type="percentage" office:value="0.77154351534626331" table:style-name="ce47">
            <text:p>77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4047" table:style-name="ce46">
            <text:p>454.047</text:p>
          </table:table-cell>
          <table:table-cell office:value-type="percentage" office:value="1" table:style-name="ce47">
            <text:p>100,0%</text:p>
          </table:table-cell>
          <table:table-cell office:value-type="float" office:value="615744" table:style-name="ce46">
            <text:p>615.744</text:p>
          </table:table-cell>
          <table:table-cell office:value-type="percentage" office:value="0.96922989743299148" table:style-name="ce47">
            <text:p>96,9%</text:p>
          </table:table-cell>
          <table:table-cell office:value-type="float" office:value="784211" table:style-name="ce46">
            <text:p>784.211</text:p>
          </table:table-cell>
          <table:table-cell office:value-type="percentage" office:value="0.93627743605417491" table:style-name="ce47">
            <text:p>93,6%</text:p>
          </table:table-cell>
          <table:table-cell office:value-type="float" office:value="1022480" table:style-name="ce46">
            <text:p>1.022.480</text:p>
          </table:table-cell>
          <table:table-cell office:value-type="percentage" office:value="0.93652567367051975" table:style-name="ce47">
            <text:p>93,7%</text:p>
          </table:table-cell>
          <table:table-cell office:value-type="float" office:value="1126743" table:style-name="ce46">
            <text:p>1.126.743</text:p>
          </table:table-cell>
          <table:table-cell office:value-type="percentage" office:value="0.85569676971038655" table:style-name="ce47">
            <text:p>85,6%</text:p>
          </table:table-cell>
          <table:table-cell office:value-type="float" office:value="779923" table:style-name="ce46">
            <text:p>779.923</text:p>
          </table:table-cell>
          <table:table-cell office:value-type="percentage" office:value="0.74658642303848555" table:style-name="ce47">
            <text:p>74,7%</text:p>
          </table:table-cell>
          <table:table-cell office:value-type="float" office:value="643467" table:style-name="ce46">
            <text:p>643.467</text:p>
          </table:table-cell>
          <table:table-cell office:value-type="percentage" office:value="0.76700459511165942" table:style-name="ce47">
            <text:p>76,7%</text:p>
          </table:table-cell>
          <table:table-cell office:value-type="float" office:value="537634" table:style-name="ce46">
            <text:p>537.634</text:p>
          </table:table-cell>
          <table:table-cell office:value-type="percentage" office:value="0.81935668717976851" table:style-name="ce47">
            <text:p>81,9%</text:p>
          </table:table-cell>
          <table:table-cell office:value-type="float" office:value="5964249" table:style-name="ce46">
            <text:p>5.964.249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6836581076122976" table:style-name="ce47">
            <text:p>86,8%</text:p>
          </table:table-cell>
          <table:table-cell office:value-type="percentage" office:value="0.76656578598824054" table:style-name="ce47">
            <text:p>76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2953" table:style-name="ce46">
            <text:p>292.953</text:p>
          </table:table-cell>
          <table:table-cell office:value-type="percentage" office:value="1" table:style-name="ce47">
            <text:p>100,0%</text:p>
          </table:table-cell>
          <table:table-cell office:value-type="float" office:value="432429" table:style-name="ce46">
            <text:p>432.429</text:p>
          </table:table-cell>
          <table:table-cell office:value-type="percentage" office:value="0.98759198103512069" table:style-name="ce47">
            <text:p>98,8%</text:p>
          </table:table-cell>
          <table:table-cell office:value-type="float" office:value="561891" table:style-name="ce46">
            <text:p>561.891</text:p>
          </table:table-cell>
          <table:table-cell office:value-type="percentage" office:value="0.96756312766045383" table:style-name="ce47">
            <text:p>96,8%</text:p>
          </table:table-cell>
          <table:table-cell office:value-type="float" office:value="711638" table:style-name="ce46">
            <text:p>711.638</text:p>
          </table:table-cell>
          <table:table-cell office:value-type="percentage" office:value="0.94590700407000083" table:style-name="ce47">
            <text:p>94,6%</text:p>
          </table:table-cell>
          <table:table-cell office:value-type="float" office:value="750310" table:style-name="ce46">
            <text:p>750.310</text:p>
          </table:table-cell>
          <table:table-cell office:value-type="percentage" office:value="0.88107159800279011" table:style-name="ce47">
            <text:p>88,1%</text:p>
          </table:table-cell>
          <table:table-cell office:value-type="float" office:value="508542" table:style-name="ce46">
            <text:p>508.542</text:p>
          </table:table-cell>
          <table:table-cell office:value-type="percentage" office:value="0.78386889430435647" table:style-name="ce47">
            <text:p>78,4%</text:p>
          </table:table-cell>
          <table:table-cell office:value-type="float" office:value="423310" table:style-name="ce46">
            <text:p>423.310</text:p>
          </table:table-cell>
          <table:table-cell office:value-type="percentage" office:value="0.82016794348666799" table:style-name="ce47">
            <text:p>82,0%</text:p>
          </table:table-cell>
          <table:table-cell office:value-type="float" office:value="371247" table:style-name="ce46">
            <text:p>371.247</text:p>
          </table:table-cell>
          <table:table-cell office:value-type="percentage" office:value="0.87448737548023581" table:style-name="ce47">
            <text:p>87,4%</text:p>
          </table:table-cell>
          <table:table-cell office:value-type="float" office:value="4052320" table:style-name="ce46">
            <text:p>4.052.320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90283101616835537" table:style-name="ce47">
            <text:p>90,3%</text:p>
          </table:table-cell>
          <table:table-cell office:value-type="percentage" office:value="0.80127291885695939" table:style-name="ce47">
            <text:p>80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7585" table:style-name="ce46">
            <text:p>77.585</text:p>
          </table:table-cell>
          <table:table-cell office:value-type="percentage" office:value="1" table:style-name="ce47">
            <text:p>100,0%</text:p>
          </table:table-cell>
          <table:table-cell office:value-type="float" office:value="95626" table:style-name="ce46">
            <text:p>95.626</text:p>
          </table:table-cell>
          <table:table-cell office:value-type="percentage" office:value="1" table:style-name="ce47">
            <text:p>100,0%</text:p>
          </table:table-cell>
          <table:table-cell office:value-type="float" office:value="130700" table:style-name="ce46">
            <text:p>130.700</text:p>
          </table:table-cell>
          <table:table-cell office:value-type="percentage" office:value="1.0431215432133252" table:style-name="ce47">
            <text:p>104,3%</text:p>
          </table:table-cell>
          <table:table-cell office:value-type="float" office:value="160671" table:style-name="ce46">
            <text:p>160.671</text:p>
          </table:table-cell>
          <table:table-cell office:value-type="percentage" office:value="0.94950241111951583" table:style-name="ce47">
            <text:p>95,0%</text:p>
          </table:table-cell>
          <table:table-cell office:value-type="float" office:value="144983" table:style-name="ce46">
            <text:p>144.983</text:p>
          </table:table-cell>
          <table:table-cell office:value-type="percentage" office:value="0.90901852107289305" table:style-name="ce47">
            <text:p>90,9%</text:p>
          </table:table-cell>
          <table:table-cell office:value-type="float" office:value="111622" table:style-name="ce46">
            <text:p>111.622</text:p>
          </table:table-cell>
          <table:table-cell office:value-type="percentage" office:value="0.83625139535057946" table:style-name="ce47">
            <text:p>83,6%</text:p>
          </table:table-cell>
          <table:table-cell office:value-type="float" office:value="91670" table:style-name="ce46">
            <text:p>91.670</text:p>
          </table:table-cell>
          <table:table-cell office:value-type="percentage" office:value="0.80894811154253443" table:style-name="ce47">
            <text:p>80,9%</text:p>
          </table:table-cell>
          <table:table-cell office:value-type="float" office:value="76609" table:style-name="ce46">
            <text:p>76.609</text:p>
          </table:table-cell>
          <table:table-cell office:value-type="percentage" office:value="0.90394100294985247" table:style-name="ce47">
            <text:p>90,4%</text:p>
          </table:table-cell>
          <table:table-cell office:value-type="float" office:value="889466" table:style-name="ce46">
            <text:p>889.466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3290484845878652" table:style-name="ce47">
            <text:p>93,3%</text:p>
          </table:table-cell>
          <table:table-cell office:value-type="percentage" office:value="0.83597449968843607" table:style-name="ce47">
            <text:p>83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1044" table:style-name="ce46">
            <text:p>241.044</text:p>
          </table:table-cell>
          <table:table-cell office:value-type="percentage" office:value="1" table:style-name="ce47">
            <text:p>100,0%</text:p>
          </table:table-cell>
          <table:table-cell office:value-type="float" office:value="290549" table:style-name="ce46">
            <text:p>290.549</text:p>
          </table:table-cell>
          <table:table-cell office:value-type="percentage" office:value="1" table:style-name="ce47">
            <text:p>100,0%</text:p>
          </table:table-cell>
          <table:table-cell office:value-type="float" office:value="345638" table:style-name="ce46">
            <text:p>345.638</text:p>
          </table:table-cell>
          <table:table-cell office:value-type="percentage" office:value="0.99628452095109343" table:style-name="ce47">
            <text:p>99,6%</text:p>
          </table:table-cell>
          <table:table-cell office:value-type="float" office:value="389848" table:style-name="ce46">
            <text:p>389.848</text:p>
          </table:table-cell>
          <table:table-cell office:value-type="percentage" office:value="0.96047934287452974" table:style-name="ce47">
            <text:p>96,0%</text:p>
          </table:table-cell>
          <table:table-cell office:value-type="float" office:value="406776" table:style-name="ce46">
            <text:p>406.776</text:p>
          </table:table-cell>
          <table:table-cell office:value-type="percentage" office:value="0.91777239796850785" table:style-name="ce47">
            <text:p>91,8%</text:p>
          </table:table-cell>
          <table:table-cell office:value-type="float" office:value="262154" table:style-name="ce46">
            <text:p>262.154</text:p>
          </table:table-cell>
          <table:table-cell office:value-type="percentage" office:value="0.81059837728194728" table:style-name="ce47">
            <text:p>81,1%</text:p>
          </table:table-cell>
          <table:table-cell office:value-type="float" office:value="196768" table:style-name="ce46">
            <text:p>196.768</text:p>
          </table:table-cell>
          <table:table-cell office:value-type="percentage" office:value="0.8518795918278993" table:style-name="ce47">
            <text:p>85,2%</text:p>
          </table:table-cell>
          <table:table-cell office:value-type="float" office:value="168416" table:style-name="ce46">
            <text:p>168.416</text:p>
          </table:table-cell>
          <table:table-cell office:value-type="percentage" office:value="0.93560805968656779" table:style-name="ce47">
            <text:p>93,6%</text:p>
          </table:table-cell>
          <table:table-cell office:value-type="float" office:value="2301193" table:style-name="ce46">
            <text:p>2.301.193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3754158183937486" table:style-name="ce47">
            <text:p>93,8%</text:p>
          </table:table-cell>
          <table:table-cell office:value-type="percentage" office:value="0.85171989685467453" table:style-name="ce47">
            <text:p>85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192" table:style-name="ce46">
            <text:p>23.192</text:p>
          </table:table-cell>
          <table:table-cell office:value-type="percentage" office:value="1" table:style-name="ce47">
            <text:p>100,0%</text:p>
          </table:table-cell>
          <table:table-cell office:value-type="float" office:value="28592" table:style-name="ce46">
            <text:p>28.592</text:p>
          </table:table-cell>
          <table:table-cell office:value-type="percentage" office:value="1" table:style-name="ce47">
            <text:p>100,0%</text:p>
          </table:table-cell>
          <table:table-cell office:value-type="float" office:value="37189" table:style-name="ce46">
            <text:p>37.189</text:p>
          </table:table-cell>
          <table:table-cell office:value-type="percentage" office:value="0.98597486611167084" table:style-name="ce47">
            <text:p>98,6%</text:p>
          </table:table-cell>
          <table:table-cell office:value-type="float" office:value="44937" table:style-name="ce46">
            <text:p>44.937</text:p>
          </table:table-cell>
          <table:table-cell office:value-type="percentage" office:value="0.94278700906344415" table:style-name="ce47">
            <text:p>94,3%</text:p>
          </table:table-cell>
          <table:table-cell office:value-type="float" office:value="47139" table:style-name="ce46">
            <text:p>47.139</text:p>
          </table:table-cell>
          <table:table-cell office:value-type="percentage" office:value="0.89030539973936196" table:style-name="ce47">
            <text:p>89,0%</text:p>
          </table:table-cell>
          <table:table-cell office:value-type="float" office:value="31008" table:style-name="ce46">
            <text:p>31.008</text:p>
          </table:table-cell>
          <table:table-cell office:value-type="percentage" office:value="0.78862636384445184" table:style-name="ce47">
            <text:p>78,9%</text:p>
          </table:table-cell>
          <table:table-cell office:value-type="float" office:value="23967" table:style-name="ce46">
            <text:p>23.967</text:p>
          </table:table-cell>
          <table:table-cell office:value-type="percentage" office:value="0.78688686059491764" table:style-name="ce47">
            <text:p>78,7%</text:p>
          </table:table-cell>
          <table:table-cell office:value-type="float" office:value="21972" table:style-name="ce46">
            <text:p>21.972</text:p>
          </table:table-cell>
          <table:table-cell office:value-type="percentage" office:value="0.86056713144289521" table:style-name="ce47">
            <text:p>86,1%</text:p>
          </table:table-cell>
          <table:table-cell office:value-type="float" office:value="257996" table:style-name="ce46">
            <text:p>257.996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0853259147093002" table:style-name="ce47">
            <text:p>90,9%</text:p>
          </table:table-cell>
          <table:table-cell office:value-type="percentage" office:value="0.80645423457554222" table:style-name="ce47">
            <text:p>80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1938" table:style-name="ce46">
            <text:p>371.938</text:p>
          </table:table-cell>
          <table:table-cell office:value-type="percentage" office:value="1" table:style-name="ce47">
            <text:p>100,0%</text:p>
          </table:table-cell>
          <table:table-cell office:value-type="float" office:value="510314" table:style-name="ce46">
            <text:p>510.314</text:p>
          </table:table-cell>
          <table:table-cell office:value-type="percentage" office:value="0.97002933008415049" table:style-name="ce47">
            <text:p>97,0%</text:p>
          </table:table-cell>
          <table:table-cell office:value-type="float" office:value="675226" table:style-name="ce46">
            <text:p>675.226</text:p>
          </table:table-cell>
          <table:table-cell office:value-type="percentage" office:value="0.96005107184039196" table:style-name="ce47">
            <text:p>96,0%</text:p>
          </table:table-cell>
          <table:table-cell office:value-type="float" office:value="937156" table:style-name="ce46">
            <text:p>937.156</text:p>
          </table:table-cell>
          <table:table-cell office:value-type="percentage" office:value="0.96337621031617537" table:style-name="ce47">
            <text:p>96,3%</text:p>
          </table:table-cell>
          <table:table-cell office:value-type="float" office:value="1022019" table:style-name="ce46">
            <text:p>1.022.019</text:p>
          </table:table-cell>
          <table:table-cell office:value-type="percentage" office:value="0.87653895337019527" table:style-name="ce47">
            <text:p>87,7%</text:p>
          </table:table-cell>
          <table:table-cell office:value-type="float" office:value="737921" table:style-name="ce46">
            <text:p>737.921</text:p>
          </table:table-cell>
          <table:table-cell office:value-type="percentage" office:value="0.77705340971315451" table:style-name="ce47">
            <text:p>77,7%</text:p>
          </table:table-cell>
          <table:table-cell office:value-type="float" office:value="591181" table:style-name="ce46">
            <text:p>591.181</text:p>
          </table:table-cell>
          <table:table-cell office:value-type="percentage" office:value="0.79623017610020541" table:style-name="ce47">
            <text:p>79,6%</text:p>
          </table:table-cell>
          <table:table-cell office:value-type="float" office:value="453133" table:style-name="ce46">
            <text:p>453.133</text:p>
          </table:table-cell>
          <table:table-cell office:value-type="percentage" office:value="0.81860635687987537" table:style-name="ce47">
            <text:p>81,9%</text:p>
          </table:table-cell>
          <table:table-cell office:value-type="float" office:value="5298888" table:style-name="ce46">
            <text:p>5.298.888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88640746799439341" table:style-name="ce47">
            <text:p>88,6%</text:p>
          </table:table-cell>
          <table:table-cell office:value-type="percentage" office:value="0.78155981337744818" table:style-name="ce47">
            <text:p>78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3314" table:style-name="ce46">
            <text:p>73.314</text:p>
          </table:table-cell>
          <table:table-cell office:value-type="percentage" office:value="1" table:style-name="ce47">
            <text:p>100,0%</text:p>
          </table:table-cell>
          <table:table-cell office:value-type="float" office:value="102806" table:style-name="ce46">
            <text:p>102.806</text:p>
          </table:table-cell>
          <table:table-cell office:value-type="percentage" office:value="0.99909620112926267" table:style-name="ce47">
            <text:p>99,9%</text:p>
          </table:table-cell>
          <table:table-cell office:value-type="float" office:value="145565" table:style-name="ce46">
            <text:p>145.565</text:p>
          </table:table-cell>
          <table:table-cell office:value-type="percentage" office:value="0.99085147948730168" table:style-name="ce47">
            <text:p>99,1%</text:p>
          </table:table-cell>
          <table:table-cell office:value-type="float" office:value="206651" table:style-name="ce46">
            <text:p>206.651</text:p>
          </table:table-cell>
          <table:table-cell office:value-type="percentage" office:value="0.96902783509022017" table:style-name="ce47">
            <text:p>96,9%</text:p>
          </table:table-cell>
          <table:table-cell office:value-type="float" office:value="230367" table:style-name="ce46">
            <text:p>230.367</text:p>
          </table:table-cell>
          <table:table-cell office:value-type="percentage" office:value="0.9063964399957507" table:style-name="ce47">
            <text:p>90,6%</text:p>
          </table:table-cell>
          <table:table-cell office:value-type="float" office:value="166583" table:style-name="ce46">
            <text:p>166.583</text:p>
          </table:table-cell>
          <table:table-cell office:value-type="percentage" office:value="0.79703640617598792" table:style-name="ce47">
            <text:p>79,7%</text:p>
          </table:table-cell>
          <table:table-cell office:value-type="float" office:value="140492" table:style-name="ce46">
            <text:p>140.492</text:p>
          </table:table-cell>
          <table:table-cell office:value-type="percentage" office:value="0.81563791742139236" table:style-name="ce47">
            <text:p>81,6%</text:p>
          </table:table-cell>
          <table:table-cell office:value-type="float" office:value="120555" table:style-name="ce46">
            <text:p>120.555</text:p>
          </table:table-cell>
          <table:table-cell office:value-type="percentage" office:value="0.84961309146264108" table:style-name="ce47">
            <text:p>85,0%</text:p>
          </table:table-cell>
          <table:table-cell office:value-type="float" office:value="1186333" table:style-name="ce46">
            <text:p>1.186.333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90550301228039509" table:style-name="ce47">
            <text:p>90,6%</text:p>
          </table:table-cell>
          <table:table-cell office:value-type="percentage" office:value="0.78500063854382895" table:style-name="ce47">
            <text:p>78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174" table:style-name="ce46">
            <text:p>42.174</text:p>
          </table:table-cell>
          <table:table-cell office:value-type="percentage" office:value="1" table:style-name="ce47">
            <text:p>100,0%</text:p>
          </table:table-cell>
          <table:table-cell office:value-type="float" office:value="55799" table:style-name="ce46">
            <text:p>55.799</text:p>
          </table:table-cell>
          <table:table-cell office:value-type="percentage" office:value="1" table:style-name="ce47">
            <text:p>100,0%</text:p>
          </table:table-cell>
          <table:table-cell office:value-type="float" office:value="70534" table:style-name="ce46">
            <text:p>70.534</text:p>
          </table:table-cell>
          <table:table-cell office:value-type="percentage" office:value="0.95517577596013215" table:style-name="ce47">
            <text:p>95,5%</text:p>
          </table:table-cell>
          <table:table-cell office:value-type="float" office:value="91655" table:style-name="ce46">
            <text:p>91.655</text:p>
          </table:table-cell>
          <table:table-cell office:value-type="percentage" office:value="0.94788714915092975" table:style-name="ce47">
            <text:p>94,8%</text:p>
          </table:table-cell>
          <table:table-cell office:value-type="float" office:value="95161" table:style-name="ce46">
            <text:p>95.161</text:p>
          </table:table-cell>
          <table:table-cell office:value-type="percentage" office:value="0.88110405362863653" table:style-name="ce47">
            <text:p>88,1%</text:p>
          </table:table-cell>
          <table:table-cell office:value-type="float" office:value="64071" table:style-name="ce46">
            <text:p>64.071</text:p>
          </table:table-cell>
          <table:table-cell office:value-type="percentage" office:value="0.78768394782459028" table:style-name="ce47">
            <text:p>78,8%</text:p>
          </table:table-cell>
          <table:table-cell office:value-type="float" office:value="57148" table:style-name="ce46">
            <text:p>57.148</text:p>
          </table:table-cell>
          <table:table-cell office:value-type="percentage" office:value="0.83884509812555963" table:style-name="ce47">
            <text:p>83,9%</text:p>
          </table:table-cell>
          <table:table-cell office:value-type="float" office:value="49900" table:style-name="ce46">
            <text:p>49.900</text:p>
          </table:table-cell>
          <table:table-cell office:value-type="percentage" office:value="0.8849400581684046" table:style-name="ce47">
            <text:p>88,5%</text:p>
          </table:table-cell>
          <table:table-cell office:value-type="float" office:value="526442" table:style-name="ce46">
            <text:p>526.442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055446423349629" table:style-name="ce47">
            <text:p>90,6%</text:p>
          </table:table-cell>
          <table:table-cell office:value-type="percentage" office:value="0.7961953850365322" table:style-name="ce47">
            <text:p>79,6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2035" table:style-name="ce46">
            <text:p>162.035</text:p>
          </table:table-cell>
          <table:table-cell office:value-type="percentage" office:value="1.0258626147515035" table:style-name="ce47">
            <text:p>102,6%</text:p>
          </table:table-cell>
          <table:table-cell office:value-type="float" office:value="212249" table:style-name="ce46">
            <text:p>212.249</text:p>
          </table:table-cell>
          <table:table-cell office:value-type="percentage" office:value="0.99609538156851152" table:style-name="ce47">
            <text:p>99,6%</text:p>
          </table:table-cell>
          <table:table-cell office:value-type="float" office:value="269856" table:style-name="ce46">
            <text:p>269.856</text:p>
          </table:table-cell>
          <table:table-cell office:value-type="percentage" office:value="0.9633619997215469" table:style-name="ce47">
            <text:p>96,3%</text:p>
          </table:table-cell>
          <table:table-cell office:value-type="float" office:value="321640" table:style-name="ce46">
            <text:p>321.640</text:p>
          </table:table-cell>
          <table:table-cell office:value-type="percentage" office:value="0.94606399844695377" table:style-name="ce47">
            <text:p>94,6%</text:p>
          </table:table-cell>
          <table:table-cell office:value-type="float" office:value="318504" table:style-name="ce46">
            <text:p>318.504</text:p>
          </table:table-cell>
          <table:table-cell office:value-type="percentage" office:value="0.87952216450861975" table:style-name="ce47">
            <text:p>88,0%</text:p>
          </table:table-cell>
          <table:table-cell office:value-type="float" office:value="201693" table:style-name="ce46">
            <text:p>201.693</text:p>
          </table:table-cell>
          <table:table-cell office:value-type="percentage" office:value="0.77412557620047362" table:style-name="ce47">
            <text:p>77,4%</text:p>
          </table:table-cell>
          <table:table-cell office:value-type="float" office:value="164310" table:style-name="ce46">
            <text:p>164.310</text:p>
          </table:table-cell>
          <table:table-cell office:value-type="percentage" office:value="0.81529667450653487" table:style-name="ce47">
            <text:p>81,5%</text:p>
          </table:table-cell>
          <table:table-cell office:value-type="float" office:value="148231" table:style-name="ce46">
            <text:p>148.231</text:p>
          </table:table-cell>
          <table:table-cell office:value-type="percentage" office:value="0.87915613916467983" table:style-name="ce47">
            <text:p>87,9%</text:p>
          </table:table-cell>
          <table:table-cell office:value-type="float" office:value="1798518" table:style-name="ce46">
            <text:p>1.798.518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0653713337530362" table:style-name="ce47">
            <text:p>90,7%</text:p>
          </table:table-cell>
          <table:table-cell office:value-type="percentage" office:value="0.80995936057759865" table:style-name="ce47">
            <text:p>81,0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377" table:style-name="ce46">
            <text:p>2.377</text:p>
          </table:table-cell>
          <table:table-cell office:value-type="percentage" office:value="0.91247600767754322" table:style-name="ce47">
            <text:p>91,2%</text:p>
          </table:table-cell>
          <table:table-cell office:value-type="float" office:value="3852" table:style-name="ce46">
            <text:p>3.852</text:p>
          </table:table-cell>
          <table:table-cell office:value-type="percentage" office:value="0.89207966651227422" table:style-name="ce47">
            <text:p>89,2%</text:p>
          </table:table-cell>
          <table:table-cell office:value-type="float" office:value="7509" table:style-name="ce46">
            <text:p>7.509</text:p>
          </table:table-cell>
          <table:table-cell office:value-type="percentage" office:value="0.95570828560519283" table:style-name="ce47">
            <text:p>95,6%</text:p>
          </table:table-cell>
          <table:table-cell office:value-type="float" office:value="10491" table:style-name="ce46">
            <text:p>10.491</text:p>
          </table:table-cell>
          <table:table-cell office:value-type="percentage" office:value="0.90784008307372799" table:style-name="ce47">
            <text:p>90,8%</text:p>
          </table:table-cell>
          <table:table-cell office:value-type="float" office:value="10998" table:style-name="ce46">
            <text:p>10.998</text:p>
          </table:table-cell>
          <table:table-cell office:value-type="percentage" office:value="0.8699572852396773" table:style-name="ce47">
            <text:p>87,0%</text:p>
          </table:table-cell>
          <table:table-cell office:value-type="float" office:value="9018" table:style-name="ce46">
            <text:p>9.018</text:p>
          </table:table-cell>
          <table:table-cell office:value-type="percentage" office:value="0.75819741045905498" table:style-name="ce47">
            <text:p>75,8%</text:p>
          </table:table-cell>
          <table:table-cell office:value-type="float" office:value="8710" table:style-name="ce46">
            <text:p>8.710</text:p>
          </table:table-cell>
          <table:table-cell office:value-type="percentage" office:value="0.79420078417069395" table:style-name="ce47">
            <text:p>79,4%</text:p>
          </table:table-cell>
          <table:table-cell office:value-type="float" office:value="8073" table:style-name="ce46">
            <text:p>8.073</text:p>
          </table:table-cell>
          <table:table-cell office:value-type="percentage" office:value="0.88461538461538458" table:style-name="ce47">
            <text:p>88,5%</text:p>
          </table:table-cell>
          <table:table-cell office:value-type="float" office:value="61028" table:style-name="ce46">
            <text:p>61.028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5997322623828643" table:style-name="ce47">
            <text:p>86,0%</text:p>
          </table:table-cell>
          <table:table-cell office:value-type="percentage" office:value="0.72478088406451158" table:style-name="ce47">
            <text:p>72,5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39" table:style-name="ce46">
            <text:p>2.039</text:p>
          </table:table-cell>
          <table:table-cell office:value-type="percentage" office:value="0.86802894848871859" table:style-name="ce47">
            <text:p>86,8%</text:p>
          </table:table-cell>
          <table:table-cell office:value-type="float" office:value="3352" table:style-name="ce46">
            <text:p>3.352</text:p>
          </table:table-cell>
          <table:table-cell office:value-type="percentage" office:value="0.89434364994663818" table:style-name="ce47">
            <text:p>89,4%</text:p>
          </table:table-cell>
          <table:table-cell office:value-type="float" office:value="7259" table:style-name="ce46">
            <text:p>7.259</text:p>
          </table:table-cell>
          <table:table-cell office:value-type="percentage" office:value="0.92743068864188072" table:style-name="ce47">
            <text:p>92,7%</text:p>
          </table:table-cell>
          <table:table-cell office:value-type="float" office:value="9838" table:style-name="ce46">
            <text:p>9.838</text:p>
          </table:table-cell>
          <table:table-cell office:value-type="percentage" office:value="0.87069652181608992" table:style-name="ce47">
            <text:p>87,1%</text:p>
          </table:table-cell>
          <table:table-cell office:value-type="float" office:value="10291" table:style-name="ce46">
            <text:p>10.291</text:p>
          </table:table-cell>
          <table:table-cell office:value-type="percentage" office:value="0.85744042659556741" table:style-name="ce47">
            <text:p>85,7%</text:p>
          </table:table-cell>
          <table:table-cell office:value-type="float" office:value="8753" table:style-name="ce46">
            <text:p>8.753</text:p>
          </table:table-cell>
          <table:table-cell office:value-type="percentage" office:value="0.72142091815709219" table:style-name="ce47">
            <text:p>72,1%</text:p>
          </table:table-cell>
          <table:table-cell office:value-type="float" office:value="8672" table:style-name="ce46">
            <text:p>8.672</text:p>
          </table:table-cell>
          <table:table-cell office:value-type="percentage" office:value="0.72296790329303873" table:style-name="ce47">
            <text:p>72,3%</text:p>
          </table:table-cell>
          <table:table-cell office:value-type="float" office:value="7985" table:style-name="ce46">
            <text:p>7.985</text:p>
          </table:table-cell>
          <table:table-cell office:value-type="percentage" office:value="0.83402966367244624" table:style-name="ce47">
            <text:p>83,4%</text:p>
          </table:table-cell>
          <table:table-cell office:value-type="float" office:value="58189" table:style-name="ce46">
            <text:p>58.189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82040689723236571" table:style-name="ce47">
            <text:p>82,0%</text:p>
          </table:table-cell>
          <table:table-cell office:value-type="percentage" office:value="0.66825531719417519" table:style-name="ce47">
            <text:p>66,8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22" table:style-name="ce46">
            <text:p>22</text:p>
          </table:table-cell>
          <table:table-cell office:value-type="string" table:style-name="ce47">
            <text:p>-</text:p>
          </table:table-cell>
          <table:table-cell office:value-type="float" office:value="18" table:style-name="ce46">
            <text:p>18</text:p>
          </table:table-cell>
          <table:table-cell office:value-type="string" table:style-name="ce47">
            <text:p>-</text:p>
          </table:table-cell>
          <table:table-cell office:value-type="float" office:value="3553" table:style-name="ce46">
            <text:p>3.553</text:p>
          </table:table-cell>
          <table:table-cell office:value-type="string" table:style-name="ce47">
            <text:p>-</text:p>
          </table:table-cell>
          <table:table-cell office:value-type="float" office:value="9391" table:style-name="ce46">
            <text:p>9.391</text:p>
          </table:table-cell>
          <table:table-cell office:value-type="string" table:style-name="ce47">
            <text:p>-</text:p>
          </table:table-cell>
          <table:table-cell office:value-type="float" office:value="21903" table:style-name="ce46">
            <text:p>21.903</text:p>
          </table:table-cell>
          <table:table-cell office:value-type="string" table:style-name="ce47">
            <text:p>-</text:p>
          </table:table-cell>
          <table:table-cell office:value-type="float" office:value="31589" table:style-name="ce46">
            <text:p>31.589</text:p>
          </table:table-cell>
          <table:table-cell office:value-type="string" table:style-name="ce47">
            <text:p>-</text:p>
          </table:table-cell>
          <table:table-cell office:value-type="float" office:value="23570" table:style-name="ce46">
            <text:p>23.570</text:p>
          </table:table-cell>
          <table:table-cell office:value-type="string" table:style-name="ce47">
            <text:p>-</text:p>
          </table:table-cell>
          <table:table-cell office:value-type="float" office:value="1227" table:style-name="ce46">
            <text:p>1.227</text:p>
          </table:table-cell>
          <table:table-cell office:value-type="string" table:style-name="ce47">
            <text:p>-</text:p>
          </table:table-cell>
          <table:table-cell office:value-type="float" office:value="91273" table:style-name="ce46">
            <text:p>91.273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56">
            <text:p>Sanidad Exterior</text:p>
          </table:table-cell>
          <table:table-cell office:value-type="float" office:value="30" table:style-name="ce49">
            <text:p>30</text:p>
          </table:table-cell>
          <table:table-cell office:value-type="string" table:style-name="ce50">
            <text:p>-</text:p>
          </table:table-cell>
          <table:table-cell office:value-type="float" office:value="46" table:style-name="ce49">
            <text:p>46</text:p>
          </table:table-cell>
          <table:table-cell office:value-type="string" table:style-name="ce50">
            <text:p>-</text:p>
          </table:table-cell>
          <table:table-cell office:value-type="float" office:value="278" table:style-name="ce49">
            <text:p>278</text:p>
          </table:table-cell>
          <table:table-cell office:value-type="string" table:style-name="ce50">
            <text:p>-</text:p>
          </table:table-cell>
          <table:table-cell office:value-type="float" office:value="857" table:style-name="ce49">
            <text:p>857</text:p>
          </table:table-cell>
          <table:table-cell office:value-type="string" table:style-name="ce50">
            <text:p>-</text:p>
          </table:table-cell>
          <table:table-cell office:value-type="float" office:value="1768" table:style-name="ce49">
            <text:p>1.768</text:p>
          </table:table-cell>
          <table:table-cell office:value-type="string" table:style-name="ce50">
            <text:p>-</text:p>
          </table:table-cell>
          <table:table-cell office:value-type="float" office:value="2157" table:style-name="ce49">
            <text:p>2.157</text:p>
          </table:table-cell>
          <table:table-cell office:value-type="string" table:style-name="ce50">
            <text:p>-</text:p>
          </table:table-cell>
          <table:table-cell office:value-type="float" office:value="1943" table:style-name="ce49">
            <text:p>1.943</text:p>
          </table:table-cell>
          <table:table-cell office:value-type="string" table:style-name="ce50">
            <text:p>-</text:p>
          </table:table-cell>
          <table:table-cell office:value-type="float" office:value="237" table:style-name="ce49">
            <text:p>237</text:p>
          </table:table-cell>
          <table:table-cell office:value-type="string" table:style-name="ce50">
            <text:p>-</text:p>
          </table:table-cell>
          <table:table-cell office:value-type="float" office:value="7316" table:style-name="ce49">
            <text:p>7.316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0" table:style-name="ce29"/>
          <table:table-cell table:number-columns-repeated="16343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11742" table:style-name="ce53">
            <text:p>2.911.742</text:p>
          </table:table-cell>
          <table:table-cell office:value-type="percentage" office:value="1" table:style-name="ce54">
            <text:p>100,0%</text:p>
          </table:table-cell>
          <table:table-cell office:value-type="float" office:value="3929891" table:style-name="ce53">
            <text:p>3.929.891</text:p>
          </table:table-cell>
          <table:table-cell office:value-type="percentage" office:value="0.99238544006444374" table:style-name="ce54">
            <text:p>99,2%</text:p>
          </table:table-cell>
          <table:table-cell office:value-type="float" office:value="5206233" table:style-name="ce53">
            <text:p>5.206.233</text:p>
          </table:table-cell>
          <table:table-cell office:value-type="percentage" office:value="0.97550059153237423" table:style-name="ce54">
            <text:p>97,6%</text:p>
          </table:table-cell>
          <table:table-cell office:value-type="float" office:value="6651086" table:style-name="ce53">
            <text:p>6.651.086</text:p>
          </table:table-cell>
          <table:table-cell office:value-type="percentage" office:value="0.94565571297480877" table:style-name="ce54">
            <text:p>94,6%</text:p>
          </table:table-cell>
          <table:table-cell office:value-type="float" office:value="6942203" table:style-name="ce53">
            <text:p>6.942.203</text:p>
          </table:table-cell>
          <table:table-cell office:value-type="percentage" office:value="0.87967997412990317" table:style-name="ce54">
            <text:p>88,0%</text:p>
          </table:table-cell>
          <table:table-cell office:value-type="float" office:value="4873218" table:style-name="ce53">
            <text:p>4.873.218</text:p>
          </table:table-cell>
          <table:table-cell office:value-type="percentage" office:value="0.7821673814679404" table:style-name="ce54">
            <text:p>78,2%</text:p>
          </table:table-cell>
          <table:table-cell office:value-type="float" office:value="3965127" table:style-name="ce53">
            <text:p>3.965.127</text:p>
          </table:table-cell>
          <table:table-cell office:value-type="percentage" office:value="0.80190408199585816" table:style-name="ce54">
            <text:p>80,2%</text:p>
          </table:table-cell>
          <table:table-cell office:value-type="float" office:value="3335604" table:style-name="ce53">
            <text:p>3.335.604</text:p>
          </table:table-cell>
          <table:table-cell office:value-type="percentage" office:value="0.85777149402137376" table:style-name="ce54">
            <text:p>85,8%</text:p>
          </table:table-cell>
          <table:table-cell office:value-type="float" office:value="37815104" table:style-name="ce53">
            <text:p>37.815.104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89779817946545692" table:style-name="ce54">
            <text:p>89,8%</text:p>
          </table:table-cell>
          <table:table-cell office:value-type="percentage" office:value="0.79693299132290618" table:style-name="ce54">
            <text:p>79,7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Dosis_refuerzo" table:style-name="ta2">
        <table:table-column table:style-name="co4" table:number-columns-repeated="16384" table:default-cell-style-name="ce1"/>
        <table:table-row table:style-name="ro5">
          <table:table-cell table:number-columns-spanned="1" table:number-rows-spanned="2" table:style-name="ce78"/>
          <table:table-cell office:value-type="string" table:number-columns-spanned="2" table:number-rows-spanned="1" table:style-name="ce101">
            <text:p><text:s/>Mayores de 70 años</text:p>
          </table:table-cell>
          <table:covered-table-cell/>
          <table:table-cell office:value-type="string" table:number-columns-spanned="2" table:number-rows-spanned="1" table:style-name="ce102">
            <text:p>60-69 años</text:p>
          </table:table-cell>
          <table:covered-table-cell/>
          <table:table-cell office:value-type="string" table:number-columns-spanned="2" table:number-rows-spanned="1" table:style-name="ce103">
            <text:p>50-59 años</text:p>
          </table:table-cell>
          <table:covered-table-cell/>
          <table:table-cell office:value-type="string" table:number-columns-spanned="2" table:number-rows-spanned="1" table:style-name="ce104">
            <text:p>40-49 años</text:p>
          </table:table-cell>
          <table:covered-table-cell/>
          <table:table-cell office:value-type="string" table:number-columns-spanned="2" table:number-rows-spanned="1" table:style-name="ce105">
            <text:p><text:s/>Janssen</text:p>
          </table:table-cell>
          <table:covered-table-cell/>
          <table:table-cell table:number-columns-repeated="16373"/>
        </table:table-row>
        <table:table-row table:style-name="ro8">
          <table:covered-table-cell/>
          <table:table-cell office:value-type="string" table:style-name="ce63">
            <text:p>Nº Personas &gt; 70 años con <text:s/>dosis de recuerdo</text:p>
          </table:table-cell>
          <table:table-cell office:value-type="string" table:style-name="ce63">
            <text:p>% Dosis de recuerdo en &gt; 70 años</text:p>
          </table:table-cell>
          <table:table-cell office:value-type="string" table:style-name="ce63">
            <text:p>Nº Personas 60-69 años con <text:s/>dosis de recuerdo</text:p>
          </table:table-cell>
          <table:table-cell office:value-type="string" table:style-name="ce63">
            <text:p>% Dosis de recuerdo en 60-69 años</text:p>
          </table:table-cell>
          <table:table-cell office:value-type="string" table:style-name="ce63">
            <text:p>Nº Personas 50-59 años con <text:s/>dosis de recuerdo</text:p>
          </table:table-cell>
          <table:table-cell office:value-type="string" table:style-name="ce63">
            <text:p>% Dosis de recuerdo en 50-59 años</text:p>
          </table:table-cell>
          <table:table-cell office:value-type="string" table:style-name="ce63">
            <text:p>Nº Personas 40-49 años con <text:s/>dosis de recuerdo</text:p>
          </table:table-cell>
          <table:table-cell office:value-type="string" table:style-name="ce63">
            <text:p>% Dosis de recuerdo en 50-59 años</text:p>
          </table:table-cell>
          <table:table-cell office:value-type="string" table:style-name="ce63">
            <text:p>Nº Personas vacunadas con Dosis Adicionales</text:p>
          </table:table-cell>
          <table:table-cell office:value-type="string" table:style-name="ce63">
            <text:p>% Dosis Adicionales en vacunados con Janssen</text:p>
          </table:table-cell>
          <table:table-cell table:number-columns-repeated="16373"/>
        </table:table-row>
        <table:table-row table:style-name="ro5">
          <table:table-cell office:value-type="string" table:style-name="ce64">
            <text:p>Andalucía</text:p>
          </table:table-cell>
          <table:table-cell office:value-type="float" office:value="913446" table:style-name="ce65">
            <text:p>913.446</text:p>
          </table:table-cell>
          <table:table-cell office:value-type="percentage" office:value="0.8448" table:style-name="ce66">
            <text:p>84,48%</text:p>
          </table:table-cell>
          <table:table-cell office:value-type="float" office:value="532433" table:style-name="ce65">
            <text:p>532.433</text:p>
          </table:table-cell>
          <table:table-cell office:value-type="percentage" office:value="0.57699999999999996" table:style-name="ce66">
            <text:p>57,70%</text:p>
          </table:table-cell>
          <table:table-cell office:value-type="float" office:value="110556" table:style-name="ce65">
            <text:p>110.556</text:p>
          </table:table-cell>
          <table:table-cell office:value-type="percentage" office:value="9.1200000000000003E-2" table:style-name="ce66">
            <text:p>9,12%</text:p>
          </table:table-cell>
          <table:table-cell office:value-type="float" office:value="102337" table:style-name="ce65">
            <text:p>102.337</text:p>
          </table:table-cell>
          <table:table-cell office:value-type="percentage" office:value="8.2000000000000003E-2" table:style-name="ce66">
            <text:p>8,20%</text:p>
          </table:table-cell>
          <table:table-cell office:value-type="float" office:value="118107" table:style-name="ce65">
            <text:p>118.107</text:p>
          </table:table-cell>
          <table:table-cell office:value-type="percentage" office:value="0.37080000000000002" table:style-name="ce66">
            <text:p>37,08%</text:p>
          </table:table-cell>
          <table:table-cell table:number-columns-repeated="16373"/>
        </table:table-row>
        <table:table-row table:style-name="ro5">
          <table:table-cell office:value-type="string" table:style-name="ce67">
            <text:p>Aragón</text:p>
          </table:table-cell>
          <table:table-cell office:value-type="float" office:value="189791" table:style-name="ce68">
            <text:p>189.791</text:p>
          </table:table-cell>
          <table:table-cell office:value-type="percentage" office:value="0.86580000000000001" table:style-name="ce69">
            <text:p>86,58%</text:p>
          </table:table-cell>
          <table:table-cell office:value-type="float" office:value="99252" table:style-name="ce68">
            <text:p>99.252</text:p>
          </table:table-cell>
          <table:table-cell office:value-type="percentage" office:value="0.64929999999999999" table:style-name="ce69">
            <text:p>64,93%</text:p>
          </table:table-cell>
          <table:table-cell office:value-type="float" office:value="18488" table:style-name="ce68">
            <text:p>18.488</text:p>
          </table:table-cell>
          <table:table-cell office:value-type="percentage" office:value="0.10009999999999999" table:style-name="ce69">
            <text:p>10,01%</text:p>
          </table:table-cell>
          <table:table-cell office:value-type="float" office:value="21652" table:style-name="ce68">
            <text:p>21.652</text:p>
          </table:table-cell>
          <table:table-cell office:value-type="percentage" office:value="0.1158" table:style-name="ce69">
            <text:p>11,58%</text:p>
          </table:table-cell>
          <table:table-cell office:value-type="float" office:value="24494" table:style-name="ce68">
            <text:p>24.494</text:p>
          </table:table-cell>
          <table:table-cell office:value-type="percentage" office:value="0.41749999999999998" table:style-name="ce69">
            <text:p>41,75%</text:p>
          </table:table-cell>
          <table:table-cell table:number-columns-repeated="16373"/>
        </table:table-row>
        <table:table-row table:style-name="ro5">
          <table:table-cell office:value-type="string" table:style-name="ce67">
            <text:p>Asturias<text:s/></text:p>
          </table:table-cell>
          <table:table-cell office:value-type="float" office:value="184737" table:style-name="ce68">
            <text:p>184.737</text:p>
          </table:table-cell>
          <table:table-cell office:value-type="percentage" office:value="0.9133" table:style-name="ce69">
            <text:p>91,33%</text:p>
          </table:table-cell>
          <table:table-cell office:value-type="float" office:value="114819" table:style-name="ce68">
            <text:p>114.819</text:p>
          </table:table-cell>
          <table:table-cell office:value-type="percentage" office:value="0.77900000000000003" table:style-name="ce69">
            <text:p>77,90%</text:p>
          </table:table-cell>
          <table:table-cell office:value-type="float" office:value="32227" table:style-name="ce68">
            <text:p>32.227</text:p>
          </table:table-cell>
          <table:table-cell office:value-type="percentage" office:value="0.21110000000000001" table:style-name="ce69">
            <text:p>21,11%</text:p>
          </table:table-cell>
          <table:table-cell office:value-type="float" office:value="23270" table:style-name="ce68">
            <text:p>23.270</text:p>
          </table:table-cell>
          <table:table-cell office:value-type="percentage" office:value="0.15479999999999999" table:style-name="ce69">
            <text:p>15,48%</text:p>
          </table:table-cell>
          <table:table-cell office:value-type="float" office:value="36093" table:style-name="ce68">
            <text:p>36.093</text:p>
          </table:table-cell>
          <table:table-cell office:value-type="percentage" office:value="0.79859999999999998" table:style-name="ce69">
            <text:p>79,86%</text:p>
          </table:table-cell>
          <table:table-cell table:number-columns-repeated="16373"/>
        </table:table-row>
        <table:table-row table:style-name="ro5">
          <table:table-cell office:value-type="string" table:style-name="ce67">
            <text:p>Baleares</text:p>
          </table:table-cell>
          <table:table-cell office:value-type="float" office:value="107166" table:style-name="ce68">
            <text:p>107.166</text:p>
          </table:table-cell>
          <table:table-cell office:value-type="percentage" office:value="0.82230000000000003" table:style-name="ce69">
            <text:p>82,23%</text:p>
          </table:table-cell>
          <table:table-cell office:value-type="float" office:value="57578" table:style-name="ce68">
            <text:p>57.578</text:p>
          </table:table-cell>
          <table:table-cell office:value-type="percentage" office:value="0.52400000000000002" table:style-name="ce69">
            <text:p>52,40%</text:p>
          </table:table-cell>
          <table:table-cell office:value-type="float" office:value="13992" table:style-name="ce68">
            <text:p>13.992</text:p>
          </table:table-cell>
          <table:table-cell office:value-type="percentage" office:value="9.3100000000000002E-2" table:style-name="ce69">
            <text:p>9,31%</text:p>
          </table:table-cell>
          <table:table-cell office:value-type="float" office:value="15956" table:style-name="ce68">
            <text:p>15.956</text:p>
          </table:table-cell>
          <table:table-cell office:value-type="percentage" office:value="9.4700000000000006E-2" table:style-name="ce69">
            <text:p>9,47%</text:p>
          </table:table-cell>
          <table:table-cell office:value-type="float" office:value="19814" table:style-name="ce68">
            <text:p>19.814</text:p>
          </table:table-cell>
          <table:table-cell office:value-type="percentage" office:value="0.38929999999999998" table:style-name="ce69">
            <text:p>38,93%</text:p>
          </table:table-cell>
          <table:table-cell table:number-columns-repeated="16373"/>
        </table:table-row>
        <table:table-row table:style-name="ro5">
          <table:table-cell office:value-type="string" table:style-name="ce67">
            <text:p>Canarias</text:p>
          </table:table-cell>
          <table:table-cell office:value-type="float" office:value="189073" table:style-name="ce68">
            <text:p>189.073</text:p>
          </table:table-cell>
          <table:table-cell office:value-type="percentage" office:value="0.77790000000000004" table:style-name="ce69">
            <text:p>77,79%</text:p>
          </table:table-cell>
          <table:table-cell office:value-type="float" office:value="117606" table:style-name="ce68">
            <text:p>117.606</text:p>
          </table:table-cell>
          <table:table-cell office:value-type="percentage" office:value="0.53029999999999999" table:style-name="ce69">
            <text:p>53,03%</text:p>
          </table:table-cell>
          <table:table-cell office:value-type="float" office:value="59872" table:style-name="ce68">
            <text:p>59.872</text:p>
          </table:table-cell>
          <table:table-cell office:value-type="percentage" office:value="0.18720000000000001" table:style-name="ce69">
            <text:p>18,72%</text:p>
          </table:table-cell>
          <table:table-cell office:value-type="float" office:value="43548" table:style-name="ce68">
            <text:p>43.548</text:p>
          </table:table-cell>
          <table:table-cell office:value-type="percentage" office:value="0.13769999999999999" table:style-name="ce69">
            <text:p>13,77%</text:p>
          </table:table-cell>
          <table:table-cell office:value-type="float" office:value="71224" table:style-name="ce68">
            <text:p>71.224</text:p>
          </table:table-cell>
          <table:table-cell office:value-type="percentage" office:value="0.53110000000000002" table:style-name="ce69">
            <text:p>53,11%</text:p>
          </table:table-cell>
          <table:table-cell table:number-columns-repeated="16373"/>
        </table:table-row>
        <table:table-row table:style-name="ro5">
          <table:table-cell office:value-type="string" table:style-name="ce67">
            <text:p>Cantabria</text:p>
          </table:table-cell>
          <table:table-cell office:value-type="float" office:value="86325" table:style-name="ce68">
            <text:p>86.325</text:p>
          </table:table-cell>
          <table:table-cell office:value-type="percentage" office:value="0.88039999999999996" table:style-name="ce69">
            <text:p>88,04%</text:p>
          </table:table-cell>
          <table:table-cell office:value-type="float" office:value="43706" table:style-name="ce68">
            <text:p>43.706</text:p>
          </table:table-cell>
          <table:table-cell office:value-type="percentage" office:value="0.57269999999999999" table:style-name="ce69">
            <text:p>57,27%</text:p>
          </table:table-cell>
          <table:table-cell office:value-type="float" office:value="11102" table:style-name="ce68">
            <text:p>11.102</text:p>
          </table:table-cell>
          <table:table-cell office:value-type="percentage" office:value="0.1321" table:style-name="ce69">
            <text:p>13,21%</text:p>
          </table:table-cell>
          <table:table-cell office:value-type="float" office:value="11437" table:style-name="ce68">
            <text:p>11.437</text:p>
          </table:table-cell>
          <table:table-cell office:value-type="percentage" office:value="0.13089999999999999" table:style-name="ce69">
            <text:p>13,09%</text:p>
          </table:table-cell>
          <table:table-cell office:value-type="float" office:value="14998" table:style-name="ce68">
            <text:p>14.998</text:p>
          </table:table-cell>
          <table:table-cell office:value-type="percentage" office:value="0.70750000000000002" table:style-name="ce69">
            <text:p>70,75%</text:p>
          </table:table-cell>
          <table:table-cell table:number-columns-repeated="16373"/>
        </table:table-row>
        <table:table-row table:style-name="ro5">
          <table:table-cell office:value-type="string" table:style-name="ce67">
            <text:p>Castilla y León<text:s/></text:p>
          </table:table-cell>
          <table:table-cell office:value-type="float" office:value="436048" table:style-name="ce68">
            <text:p>436.048</text:p>
          </table:table-cell>
          <table:table-cell office:value-type="percentage" office:value="0.9123" table:style-name="ce69">
            <text:p>91,23%</text:p>
          </table:table-cell>
          <table:table-cell office:value-type="float" office:value="266676" table:style-name="ce68">
            <text:p>266.676</text:p>
          </table:table-cell>
          <table:table-cell office:value-type="percentage" office:value="0.83040000000000003" table:style-name="ce69">
            <text:p>83,04%</text:p>
          </table:table-cell>
          <table:table-cell office:value-type="float" office:value="73440" table:style-name="ce68">
            <text:p>73.440</text:p>
          </table:table-cell>
          <table:table-cell office:value-type="percentage" office:value="0.20930000000000001" table:style-name="ce69">
            <text:p>20,93%</text:p>
          </table:table-cell>
          <table:table-cell office:value-type="float" office:value="54535" table:style-name="ce68">
            <text:p>54.535</text:p>
          </table:table-cell>
          <table:table-cell office:value-type="percentage" office:value="0.1711" table:style-name="ce69">
            <text:p>17,11%</text:p>
          </table:table-cell>
          <table:table-cell office:value-type="float" office:value="71634" table:style-name="ce68">
            <text:p>71.634</text:p>
          </table:table-cell>
          <table:table-cell office:value-type="percentage" office:value="0.74960000000000004" table:style-name="ce69">
            <text:p>74,96%</text:p>
          </table:table-cell>
          <table:table-cell table:number-columns-repeated="16373"/>
        </table:table-row>
        <table:table-row table:style-name="ro5">
          <table:table-cell office:value-type="string" table:style-name="ce67">
            <text:p>Castilla - La Mancha</text:p>
          </table:table-cell>
          <table:table-cell office:value-type="float" office:value="260670" table:style-name="ce68">
            <text:p>260.670</text:p>
          </table:table-cell>
          <table:table-cell office:value-type="percentage" office:value="0.88249999999999995" table:style-name="ce69">
            <text:p>88,25%</text:p>
          </table:table-cell>
          <table:table-cell office:value-type="float" office:value="145925" table:style-name="ce68">
            <text:p>145.925</text:p>
          </table:table-cell>
          <table:table-cell office:value-type="percentage" office:value="0.67949999999999999" table:style-name="ce69">
            <text:p>67,95%</text:p>
          </table:table-cell>
          <table:table-cell office:value-type="float" office:value="44999" table:style-name="ce68">
            <text:p>44.999</text:p>
          </table:table-cell>
          <table:table-cell office:value-type="percentage" office:value="0.16109999999999999" table:style-name="ce69">
            <text:p>16,11%</text:p>
          </table:table-cell>
          <table:table-cell office:value-type="float" office:value="40782" table:style-name="ce68">
            <text:p>40.782</text:p>
          </table:table-cell>
          <table:table-cell office:value-type="percentage" office:value="0.1464" table:style-name="ce69">
            <text:p>14,64%</text:p>
          </table:table-cell>
          <table:table-cell office:value-type="float" office:value="54068" table:style-name="ce68">
            <text:p>54.068</text:p>
          </table:table-cell>
          <table:table-cell office:value-type="percentage" office:value="0.69989999999999997" table:style-name="ce69">
            <text:p>69,99%</text:p>
          </table:table-cell>
          <table:table-cell table:number-columns-repeated="16373"/>
        </table:table-row>
        <table:table-row table:style-name="ro5">
          <table:table-cell office:value-type="string" table:style-name="ce67">
            <text:p>Cataluña</text:p>
          </table:table-cell>
          <table:table-cell office:value-type="float" office:value="870256" table:style-name="ce68">
            <text:p>870.256</text:p>
          </table:table-cell>
          <table:table-cell office:value-type="percentage" office:value="0.8135" table:style-name="ce69">
            <text:p>81,35%</text:p>
          </table:table-cell>
          <table:table-cell office:value-type="float" office:value="497068" table:style-name="ce68">
            <text:p>497.068</text:p>
          </table:table-cell>
          <table:table-cell office:value-type="percentage" office:value="0.63380000000000003" table:style-name="ce69">
            <text:p>63,38%</text:p>
          </table:table-cell>
          <table:table-cell office:value-type="float" office:value="95671" table:style-name="ce68">
            <text:p>95.671</text:p>
          </table:table-cell>
          <table:table-cell office:value-type="percentage" office:value="9.3600000000000003E-2" table:style-name="ce69">
            <text:p>9,36%</text:p>
          </table:table-cell>
          <table:table-cell office:value-type="float" office:value="124560" table:style-name="ce68">
            <text:p>124.560</text:p>
          </table:table-cell>
          <table:table-cell office:value-type="percentage" office:value="0.1105" table:style-name="ce69">
            <text:p>11,05%</text:p>
          </table:table-cell>
          <table:table-cell office:value-type="float" office:value="138766" table:style-name="ce68">
            <text:p>138.766</text:p>
          </table:table-cell>
          <table:table-cell office:value-type="percentage" office:value="0.39989999999999998" table:style-name="ce69">
            <text:p>39,99%</text:p>
          </table:table-cell>
          <table:table-cell table:number-columns-repeated="16373"/>
        </table:table-row>
        <table:table-row table:style-name="ro5">
          <table:table-cell office:value-type="string" table:style-name="ce67">
            <text:p>C. Valenciana</text:p>
          </table:table-cell>
          <table:table-cell office:value-type="float" office:value="629488" table:style-name="ce68">
            <text:p>629.488</text:p>
          </table:table-cell>
          <table:table-cell office:value-type="percentage" office:value="0.86780000000000002" table:style-name="ce69">
            <text:p>86,78%</text:p>
          </table:table-cell>
          <table:table-cell office:value-type="float" office:value="314679" table:style-name="ce68">
            <text:p>314.679</text:p>
          </table:table-cell>
          <table:table-cell office:value-type="percentage" office:value="0.56000000000000005" table:style-name="ce69">
            <text:p>56,00%</text:p>
          </table:table-cell>
          <table:table-cell office:value-type="float" office:value="110350" table:style-name="ce68">
            <text:p>110.350</text:p>
          </table:table-cell>
          <table:table-cell office:value-type="percentage" office:value="0.15509999999999999" table:style-name="ce69">
            <text:p>15,51%</text:p>
          </table:table-cell>
          <table:table-cell office:value-type="float" office:value="82094" table:style-name="ce68">
            <text:p>82.094</text:p>
          </table:table-cell>
          <table:table-cell office:value-type="percentage" office:value="0.1094" table:style-name="ce69">
            <text:p>10,94%</text:p>
          </table:table-cell>
          <table:table-cell office:value-type="float" office:value="136285" table:style-name="ce68">
            <text:p>136.285</text:p>
          </table:table-cell>
          <table:table-cell office:value-type="percentage" office:value="0.64610000000000001" table:style-name="ce69">
            <text:p>64,61%</text:p>
          </table:table-cell>
          <table:table-cell table:number-columns-repeated="16373"/>
        </table:table-row>
        <table:table-row table:style-name="ro5">
          <table:table-cell office:value-type="string" table:style-name="ce67">
            <text:p>Extremadura</text:p>
          </table:table-cell>
          <table:table-cell office:value-type="float" office:value="149903" table:style-name="ce68">
            <text:p>149.903</text:p>
          </table:table-cell>
          <table:table-cell office:value-type="percentage" office:value="0.86539999999999995" table:style-name="ce69">
            <text:p>86,54%</text:p>
          </table:table-cell>
          <table:table-cell office:value-type="float" office:value="98681" table:style-name="ce68">
            <text:p>98.681</text:p>
          </table:table-cell>
          <table:table-cell office:value-type="percentage" office:value="0.755" table:style-name="ce69">
            <text:p>75,50%</text:p>
          </table:table-cell>
          <table:table-cell office:value-type="float" office:value="28052" table:style-name="ce68">
            <text:p>28.052</text:p>
          </table:table-cell>
          <table:table-cell office:value-type="percentage" office:value="0.17460000000000001" table:style-name="ce69">
            <text:p>17,46%</text:p>
          </table:table-cell>
          <table:table-cell office:value-type="float" office:value="20380" table:style-name="ce68">
            <text:p>20.380</text:p>
          </table:table-cell>
          <table:table-cell office:value-type="percentage" office:value="0.1406" table:style-name="ce69">
            <text:p>14,06%</text:p>
          </table:table-cell>
          <table:table-cell office:value-type="float" office:value="30392" table:style-name="ce68">
            <text:p>30.392</text:p>
          </table:table-cell>
          <table:table-cell office:value-type="percentage" office:value="0.76239999999999997" table:style-name="ce69">
            <text:p>76,24%</text:p>
          </table:table-cell>
          <table:table-cell table:number-columns-repeated="16373"/>
        </table:table-row>
        <table:table-row table:style-name="ro5">
          <table:table-cell office:value-type="string" table:style-name="ce67">
            <text:p>Galicia*</text:p>
          </table:table-cell>
          <table:table-cell office:value-type="float" office:value="491017" table:style-name="ce68">
            <text:p>491.017</text:p>
          </table:table-cell>
          <table:table-cell office:value-type="percentage" office:value="0.92369999999999997" table:style-name="ce69">
            <text:p>92,37%</text:p>
          </table:table-cell>
          <table:table-cell office:value-type="float" office:value="317503" table:style-name="ce68">
            <text:p>317.503</text:p>
          </table:table-cell>
          <table:table-cell office:value-type="percentage" office:value="0.91859999999999997" table:style-name="ce69">
            <text:p>91,86%</text:p>
          </table:table-cell>
          <table:table-cell office:value-type="float" office:value="280210" table:style-name="ce68">
            <text:p>280.210</text:p>
          </table:table-cell>
          <table:table-cell office:value-type="percentage" office:value="0.71879999999999999" table:style-name="ce69">
            <text:p>71,88%</text:p>
          </table:table-cell>
          <table:table-cell office:value-type="float" office:value="58342" table:style-name="ce68">
            <text:p>58.342</text:p>
          </table:table-cell>
          <table:table-cell office:value-type="percentage" office:value="0.1434" table:style-name="ce69">
            <text:p>14,34%</text:p>
          </table:table-cell>
          <table:table-cell office:value-type="float" office:value="103863" table:style-name="ce68">
            <text:p>103.863</text:p>
          </table:table-cell>
          <table:table-cell office:value-type="percentage" office:value="0.83899999999999997" table:style-name="ce69">
            <text:p>83,90%</text:p>
          </table:table-cell>
          <table:table-cell table:number-columns-repeated="16373"/>
        </table:table-row>
        <table:table-row table:style-name="ro5">
          <table:table-cell office:value-type="string" table:style-name="ce67">
            <text:p>La Rioja</text:p>
          </table:table-cell>
          <table:table-cell office:value-type="float" office:value="43130" table:style-name="ce68">
            <text:p>43.130</text:p>
          </table:table-cell>
          <table:table-cell office:value-type="percentage" office:value="0.83289999999999997" table:style-name="ce69">
            <text:p>83,29%</text:p>
          </table:table-cell>
          <table:table-cell office:value-type="float" office:value="28537" table:style-name="ce68">
            <text:p>28.537</text:p>
          </table:table-cell>
          <table:table-cell office:value-type="percentage" office:value="0.76739999999999997" table:style-name="ce69">
            <text:p>76,74%</text:p>
          </table:table-cell>
          <table:table-cell office:value-type="float" office:value="8409" table:style-name="ce68">
            <text:p>8.409</text:p>
          </table:table-cell>
          <table:table-cell office:value-type="percentage" office:value="0.18709999999999999" table:style-name="ce69">
            <text:p>18,71%</text:p>
          </table:table-cell>
          <table:table-cell office:value-type="float" office:value="7777" table:style-name="ce68">
            <text:p>7.777</text:p>
          </table:table-cell>
          <table:table-cell office:value-type="percentage" office:value="0.16500000000000001" table:style-name="ce69">
            <text:p>16,50%</text:p>
          </table:table-cell>
          <table:table-cell office:value-type="float" office:value="11254" table:style-name="ce68">
            <text:p>11.254</text:p>
          </table:table-cell>
          <table:table-cell office:value-type="percentage" office:value="0.79820000000000002" table:style-name="ce69">
            <text:p>79,82%</text:p>
          </table:table-cell>
          <table:table-cell table:number-columns-repeated="16373"/>
        </table:table-row>
        <table:table-row table:style-name="ro5">
          <table:table-cell office:value-type="string" table:style-name="ce67">
            <text:p>Madrid</text:p>
          </table:table-cell>
          <table:table-cell office:value-type="float" office:value="698761" table:style-name="ce68">
            <text:p>698.761</text:p>
          </table:table-cell>
          <table:table-cell office:value-type="percentage" office:value="0.79200000000000004" table:style-name="ce69">
            <text:p>79,20%</text:p>
          </table:table-cell>
          <table:table-cell office:value-type="float" office:value="359001" table:style-name="ce68">
            <text:p>359.001</text:p>
          </table:table-cell>
          <table:table-cell office:value-type="percentage" office:value="0.53169999999999995" table:style-name="ce69">
            <text:p>53,17%</text:p>
          </table:table-cell>
          <table:table-cell office:value-type="float" office:value="182467" table:style-name="ce68">
            <text:p>182.467</text:p>
          </table:table-cell>
          <table:table-cell office:value-type="percentage" office:value="0.19470000000000001" table:style-name="ce69">
            <text:p>19,47%</text:p>
          </table:table-cell>
          <table:table-cell office:value-type="float" office:value="138145" table:style-name="ce68">
            <text:p>138.145</text:p>
          </table:table-cell>
          <table:table-cell office:value-type="percentage" office:value="0.13519999999999999" table:style-name="ce69">
            <text:p>13,52%</text:p>
          </table:table-cell>
          <table:table-cell office:value-type="float" office:value="136842" table:style-name="ce68">
            <text:p>136.842</text:p>
          </table:table-cell>
          <table:table-cell office:value-type="percentage" office:value="0.57310000000000005" table:style-name="ce69">
            <text:p>57,31%</text:p>
          </table:table-cell>
          <table:table-cell table:number-columns-repeated="16373"/>
        </table:table-row>
        <table:table-row table:style-name="ro5">
          <table:table-cell office:value-type="string" table:style-name="ce67">
            <text:p>Murcia<text:s/></text:p>
          </table:table-cell>
          <table:table-cell office:value-type="float" office:value="146487" table:style-name="ce68">
            <text:p>146.487</text:p>
          </table:table-cell>
          <table:table-cell office:value-type="percentage" office:value="0.83169999999999999" table:style-name="ce69">
            <text:p>83,17%</text:p>
          </table:table-cell>
          <table:table-cell office:value-type="float" office:value="90645" table:style-name="ce68">
            <text:p>90.645</text:p>
          </table:table-cell>
          <table:table-cell office:value-type="percentage" office:value="0.62270000000000003" table:style-name="ce69">
            <text:p>62,27%</text:p>
          </table:table-cell>
          <table:table-cell office:value-type="float" office:value="25697" table:style-name="ce68">
            <text:p>25.697</text:p>
          </table:table-cell>
          <table:table-cell office:value-type="percentage" office:value="0.12429999999999999" table:style-name="ce69">
            <text:p>12,43%</text:p>
          </table:table-cell>
          <table:table-cell office:value-type="float" office:value="30368" table:style-name="ce68">
            <text:p>30.368</text:p>
          </table:table-cell>
          <table:table-cell office:value-type="percentage" office:value="0.1318" table:style-name="ce69">
            <text:p>13,18%</text:p>
          </table:table-cell>
          <table:table-cell office:value-type="float" office:value="42321" table:style-name="ce68">
            <text:p>42.321</text:p>
          </table:table-cell>
          <table:table-cell office:value-type="percentage" office:value="0.63460000000000005" table:style-name="ce69">
            <text:p>63,46%</text:p>
          </table:table-cell>
          <table:table-cell table:number-columns-repeated="16373"/>
        </table:table-row>
        <table:table-row table:style-name="ro5">
          <table:table-cell office:value-type="string" table:style-name="ce67">
            <text:p>Navarra</text:p>
          </table:table-cell>
          <table:table-cell office:value-type="float" office:value="90469" table:style-name="ce68">
            <text:p>90.469</text:p>
          </table:table-cell>
          <table:table-cell office:value-type="percentage" office:value="0.9234" table:style-name="ce69">
            <text:p>92,34%</text:p>
          </table:table-cell>
          <table:table-cell office:value-type="float" office:value="57994" table:style-name="ce68">
            <text:p>57.994</text:p>
          </table:table-cell>
          <table:table-cell office:value-type="percentage" office:value="0.82220000000000004" table:style-name="ce69">
            <text:p>82,22%</text:p>
          </table:table-cell>
          <table:table-cell office:value-type="float" office:value="15833" table:style-name="ce68">
            <text:p>15.833</text:p>
          </table:table-cell>
          <table:table-cell office:value-type="percentage" office:value="0.17269999999999999" table:style-name="ce69">
            <text:p>17,27%</text:p>
          </table:table-cell>
          <table:table-cell office:value-type="float" office:value="12484" table:style-name="ce68">
            <text:p>12.484</text:p>
          </table:table-cell>
          <table:table-cell office:value-type="percentage" office:value="0.13120000000000001" table:style-name="ce69">
            <text:p>13,12%</text:p>
          </table:table-cell>
          <table:table-cell office:value-type="float" office:value="18336" table:style-name="ce68">
            <text:p>18.336</text:p>
          </table:table-cell>
          <table:table-cell office:value-type="percentage" office:value="0.77010000000000001" table:style-name="ce69">
            <text:p>77,01%</text:p>
          </table:table-cell>
          <table:table-cell table:number-columns-repeated="16373"/>
        </table:table-row>
        <table:table-row table:style-name="ro5">
          <table:table-cell office:value-type="string" table:style-name="ce67">
            <text:p>País Vasco</text:p>
          </table:table-cell>
          <table:table-cell office:value-type="float" office:value="323126" table:style-name="ce68">
            <text:p>323.126</text:p>
          </table:table-cell>
          <table:table-cell office:value-type="percentage" office:value="0.86329999999999996" table:style-name="ce69">
            <text:p>86,33%</text:p>
          </table:table-cell>
          <table:table-cell office:value-type="float" office:value="185946" table:style-name="ce68">
            <text:p>185.946</text:p>
          </table:table-cell>
          <table:table-cell office:value-type="percentage" office:value="0.68910000000000005" table:style-name="ce69">
            <text:p>68,91%</text:p>
          </table:table-cell>
          <table:table-cell office:value-type="float" office:value="60587" table:style-name="ce68">
            <text:p>60.587</text:p>
          </table:table-cell>
          <table:table-cell office:value-type="percentage" office:value="0.18840000000000001" table:style-name="ce69">
            <text:p>18,84%</text:p>
          </table:table-cell>
          <table:table-cell office:value-type="float" office:value="32680" table:style-name="ce68">
            <text:p>32.680</text:p>
          </table:table-cell>
          <table:table-cell office:value-type="percentage" office:value="0.1026" table:style-name="ce69">
            <text:p>10,26%</text:p>
          </table:table-cell>
          <table:table-cell office:value-type="float" office:value="68837" table:style-name="ce68">
            <text:p>68.837</text:p>
          </table:table-cell>
          <table:table-cell office:value-type="percentage" office:value="0.69530000000000003" table:style-name="ce69">
            <text:p>69,53%</text:p>
          </table:table-cell>
          <table:table-cell table:number-columns-repeated="16373"/>
        </table:table-row>
        <table:table-row table:style-name="ro5">
          <table:table-cell office:value-type="string" table:style-name="ce67">
            <text:p>Ceuta</text:p>
          </table:table-cell>
          <table:table-cell office:value-type="float" office:value="4920" table:style-name="ce68">
            <text:p>4.920</text:p>
          </table:table-cell>
          <table:table-cell office:value-type="percentage" office:value="0.78990000000000005" table:style-name="ce69">
            <text:p>78,99%</text:p>
          </table:table-cell>
          <table:table-cell office:value-type="float" office:value="5252" table:style-name="ce68">
            <text:p>5.252</text:p>
          </table:table-cell>
          <table:table-cell office:value-type="percentage" office:value="0.69940000000000002" table:style-name="ce69">
            <text:p>69,94%</text:p>
          </table:table-cell>
          <table:table-cell office:value-type="float" office:value="1407" table:style-name="ce68">
            <text:p>1.407</text:p>
          </table:table-cell>
          <table:table-cell office:value-type="percentage" office:value="0.1341" table:style-name="ce69">
            <text:p>13,41%</text:p>
          </table:table-cell>
          <table:table-cell office:value-type="float" office:value="706" table:style-name="ce70">
            <text:p>706</text:p>
          </table:table-cell>
          <table:table-cell office:value-type="percentage" office:value="6.4199999999999993E-2" table:style-name="ce69">
            <text:p>6,42%</text:p>
          </table:table-cell>
          <table:table-cell office:value-type="float" office:value="1230" table:style-name="ce68">
            <text:p>1.230</text:p>
          </table:table-cell>
          <table:table-cell office:value-type="percentage" office:value="0.33160000000000001" table:style-name="ce69">
            <text:p>33,16%</text:p>
          </table:table-cell>
          <table:table-cell table:number-columns-repeated="16373"/>
        </table:table-row>
        <table:table-row table:style-name="ro5">
          <table:table-cell office:value-type="string" table:style-name="ce67">
            <text:p>Melilla</text:p>
          </table:table-cell>
          <table:table-cell office:value-type="float" office:value="3782" table:style-name="ce68">
            <text:p>3.782</text:p>
          </table:table-cell>
          <table:table-cell office:value-type="percentage" office:value="0.70150000000000001" table:style-name="ce69">
            <text:p>70,15%</text:p>
          </table:table-cell>
          <table:table-cell office:value-type="float" office:value="4299" table:style-name="ce68">
            <text:p>4.299</text:p>
          </table:table-cell>
          <table:table-cell office:value-type="percentage" office:value="0.59219999999999995" table:style-name="ce69">
            <text:p>59,22%</text:p>
          </table:table-cell>
          <table:table-cell office:value-type="float" office:value="3241" table:style-name="ce68">
            <text:p>3.241</text:p>
          </table:table-cell>
          <table:table-cell office:value-type="percentage" office:value="0.32940000000000003" table:style-name="ce69">
            <text:p>32,94%</text:p>
          </table:table-cell>
          <table:table-cell office:value-type="float" office:value="2012" table:style-name="ce68">
            <text:p>2.012</text:p>
          </table:table-cell>
          <table:table-cell office:value-type="percentage" office:value="0.19550000000000001" table:style-name="ce69">
            <text:p>19,55%</text:p>
          </table:table-cell>
          <table:table-cell office:value-type="float" office:value="895" table:style-name="ce70">
            <text:p>895</text:p>
          </table:table-cell>
          <table:table-cell office:value-type="percentage" office:value="0.19980000000000001" table:style-name="ce69">
            <text:p>19,98%</text:p>
          </table:table-cell>
          <table:table-cell table:number-columns-repeated="16373"/>
        </table:table-row>
        <table:table-row table:style-name="ro5">
          <table:table-cell office:value-type="string" table:style-name="ce67">
            <text:p>Fuerzas Armadas</text:p>
          </table:table-cell>
          <table:table-cell office:value-type="float" office:value="10" table:style-name="ce70">
            <text:p>10</text:p>
          </table:table-cell>
          <table:table-cell office:value-type="percentage" office:value="0.25" table:style-name="ce69">
            <text:p>25,00%</text:p>
          </table:table-cell>
          <table:table-cell office:value-type="float" office:value="1772" table:style-name="ce68">
            <text:p>1.772</text:p>
          </table:table-cell>
          <table:table-cell office:value-type="percentage" office:value="0.49869999999999998" table:style-name="ce69">
            <text:p>49,87%</text:p>
          </table:table-cell>
          <table:table-cell office:value-type="float" office:value="2796" table:style-name="ce68">
            <text:p>2.796</text:p>
          </table:table-cell>
          <table:table-cell office:value-type="percentage" office:value="0.29770000000000002" table:style-name="ce69">
            <text:p>29,77%</text:p>
          </table:table-cell>
          <table:table-cell office:value-type="float" office:value="6712" table:style-name="ce68">
            <text:p>6.712</text:p>
          </table:table-cell>
          <table:table-cell office:value-type="percentage" office:value="0.30640000000000001" table:style-name="ce69">
            <text:p>30,64%</text:p>
          </table:table-cell>
          <table:table-cell office:value-type="float" office:value="921" table:style-name="ce70">
            <text:p>921</text:p>
          </table:table-cell>
          <table:table-cell office:value-type="percentage" office:value="0.72750000000000004" table:style-name="ce69">
            <text:p>72,75%</text:p>
          </table:table-cell>
          <table:table-cell table:number-columns-repeated="16373"/>
        </table:table-row>
        <table:table-row table:style-name="ro5">
          <table:table-cell office:value-type="string" table:style-name="ce71">
            <text:p>Sanidad Exterior</text:p>
          </table:table-cell>
          <table:table-cell office:value-type="float" office:value="0" table:style-name="ce72">
            <text:p>0</text:p>
          </table:table-cell>
          <table:table-cell office:value-type="percentage" office:value="0" table:style-name="ce73">
            <text:p>0,00%</text:p>
          </table:table-cell>
          <table:table-cell office:value-type="float" office:value="0" table:style-name="ce72">
            <text:p>0</text:p>
          </table:table-cell>
          <table:table-cell office:value-type="percentage" office:value="0" table:style-name="ce73">
            <text:p>0,00%</text:p>
          </table:table-cell>
          <table:table-cell office:value-type="float" office:value="4" table:style-name="ce72">
            <text:p>4</text:p>
          </table:table-cell>
          <table:table-cell office:value-type="percentage" office:value="4.7000000000000002E-3" table:style-name="ce73">
            <text:p>0,47%</text:p>
          </table:table-cell>
          <table:table-cell office:value-type="float" office:value="10" table:style-name="ce72">
            <text:p>10</text:p>
          </table:table-cell>
          <table:table-cell office:value-type="percentage" office:value="5.7000000000000002E-3" table:style-name="ce73">
            <text:p>0,57%</text:p>
          </table:table-cell>
          <table:table-cell office:value-type="float" office:value="9" table:style-name="ce72">
            <text:p>9</text:p>
          </table:table-cell>
          <table:table-cell office:value-type="percentage" office:value="2.0999999999999999E-3" table:style-name="ce73">
            <text:p>0,21%</text:p>
          </table:table-cell>
          <table:table-cell table:number-columns-repeated="16373"/>
        </table:table-row>
        <table:table-row table:style-name="ro5">
          <table:table-cell office:value-type="string" table:style-name="ce74">
            <text:p>Totales</text:p>
          </table:table-cell>
          <table:table-cell office:value-type="float" office:value="5818605" table:style-name="ce75">
            <text:p>5.818.605</text:p>
          </table:table-cell>
          <table:table-cell office:value-type="percentage" office:value="0.85050000000000003" table:style-name="ce76">
            <text:p>85,05%</text:p>
          </table:table-cell>
          <table:table-cell office:value-type="float" office:value="3339372" table:style-name="ce75">
            <text:p>3.339.372</text:p>
          </table:table-cell>
          <table:table-cell office:value-type="percentage" office:value="0.64139999999999997" table:style-name="ce76">
            <text:p>64,14%</text:p>
          </table:table-cell>
          <table:table-cell office:value-type="float" office:value="1179400" table:style-name="ce75">
            <text:p>1.179.400</text:p>
          </table:table-cell>
          <table:table-cell office:value-type="percentage" office:value="0.17730000000000001" table:style-name="ce76">
            <text:p>17,73%</text:p>
          </table:table-cell>
          <table:table-cell office:value-type="float" office:value="829787" table:style-name="ce75">
            <text:p>829.787</text:p>
          </table:table-cell>
          <table:table-cell office:value-type="percentage" office:value="0.1195" table:style-name="ce76">
            <text:p>11,95%</text:p>
          </table:table-cell>
          <table:table-cell office:value-type="float" office:value="1100383" table:style-name="ce75">
            <text:p>1.100.383</text:p>
          </table:table-cell>
          <table:table-cell office:value-type="percentage" office:value="0.55600000000000005" table:style-name="ce76">
            <text:p>55,60%</text:p>
          </table:table-cell>
          <table:table-cell table:number-columns-repeated="16373"/>
        </table:table-row>
        <table:table-row table:number-rows-repeated="1048552" table:style-name="ro5">
          <table:table-cell table:number-columns-repeated="16384"/>
        </table:table-row>
      </table:table>
      <table:table table:name="5-11_años" table:style-name="ta2">
        <table:table-column table:style-name="co4" table:number-columns-repeated="16384" table:default-cell-style-name="ce1"/>
        <table:table-row table:style-name="ro10">
          <table:table-cell table:number-columns-spanned="1" table:number-rows-spanned="2" table:style-name="ce60"/>
          <table:table-cell office:value-type="string" table:number-columns-spanned="1" table:number-rows-spanned="2" table:style-name="ce62">
            <text:p>Población a vacunar 5-11 años</text:p>
          </table:table-cell>
          <table:table-cell office:value-type="string" table:number-columns-spanned="1" table:number-rows-spanned="2" table:style-name="ce62">
            <text:p>Nº Personas con al menos 1 dosis</text:p>
          </table:table-cell>
          <table:table-cell office:value-type="string" table:number-columns-spanned="1" table:number-rows-spanned="2" table:style-name="ce62">
            <text:p>% Personas con al menos 1 dosis</text:p>
          </table:table-cell>
          <table:table-cell office:value-type="string" table:number-columns-spanned="1" table:number-rows-spanned="2" table:style-name="ce62">
            <text:p>Fecha de la última vacuna registrada<text:s/><text:span text:style-name="T3">(2)</text:span></text:p>
          </table:table-cell>
          <table:table-cell table:number-columns-repeated="16379"/>
        </table:table-row>
        <table:table-row table:style-name="ro10">
          <table:covered-table-cell/>
          <table:covered-table-cell/>
          <table:covered-table-cell/>
          <table:covered-table-cell/>
          <table:covered-table-cell/>
          <table:table-cell table:number-columns-repeated="16379"/>
        </table:table-row>
        <table:table-row table:style-name="ro5">
          <table:table-cell office:value-type="string" table:style-name="ce57">
            <text:p>Andalucía</text:p>
          </table:table-cell>
          <table:table-cell office:value-type="float" office:value="638443" table:style-name="ce89">
            <text:p>638.443</text:p>
          </table:table-cell>
          <table:table-cell office:value-type="float" office:value="139908" table:style-name="ce89">
            <text:p>139.908</text:p>
          </table:table-cell>
          <table:table-cell office:value-type="percentage" office:value="0.219" table:style-name="ce90">
            <text:p>21,90%</text:p>
          </table:table-cell>
          <table:table-cell office:value-type="date" office:date-value="2021-12-20T00:00:00" table:style-name="ce91">
            <text:p>20/12/2021</text:p>
          </table:table-cell>
          <table:table-cell table:number-columns-repeated="16379"/>
        </table:table-row>
        <table:table-row table:style-name="ro5">
          <table:table-cell office:value-type="string" table:style-name="ce58">
            <text:p>Aragón</text:p>
          </table:table-cell>
          <table:table-cell office:value-type="float" office:value="90144" table:style-name="ce92">
            <text:p>90.144</text:p>
          </table:table-cell>
          <table:table-cell office:value-type="float" office:value="15872" table:style-name="ce92">
            <text:p>15.872</text:p>
          </table:table-cell>
          <table:table-cell office:value-type="percentage" office:value="0.17599999999999999" table:style-name="ce93">
            <text:p>17,60%</text:p>
          </table:table-cell>
          <table:table-cell office:value-type="date" office:date-value="2021-12-21T00:00:00" table:style-name="ce94">
            <text:p>21/12/2021</text:p>
          </table:table-cell>
          <table:table-cell table:number-columns-repeated="16379"/>
        </table:table-row>
        <table:table-row table:style-name="ro5">
          <table:table-cell office:value-type="string" table:style-name="ce58">
            <text:p>Asturias<text:s/></text:p>
          </table:table-cell>
          <table:table-cell office:value-type="float" office:value="54615" table:style-name="ce92">
            <text:p>54.615</text:p>
          </table:table-cell>
          <table:table-cell office:value-type="float" office:value="15182" table:style-name="ce92">
            <text:p>15.182</text:p>
          </table:table-cell>
          <table:table-cell office:value-type="percentage" office:value="0.27800000000000002" table:style-name="ce93">
            <text:p>27,80%</text:p>
          </table:table-cell>
          <table:table-cell office:value-type="date" office:date-value="2021-12-21T00:00:00" table:style-name="ce94">
            <text:p>21/12/2021</text:p>
          </table:table-cell>
          <table:table-cell table:number-columns-repeated="16379"/>
        </table:table-row>
        <table:table-row table:style-name="ro5">
          <table:table-cell office:value-type="string" table:style-name="ce58">
            <text:p>Baleares</text:p>
          </table:table-cell>
          <table:table-cell office:value-type="float" office:value="84217" table:style-name="ce92">
            <text:p>84.217</text:p>
          </table:table-cell>
          <table:table-cell office:value-type="float" office:value="6428" table:style-name="ce92">
            <text:p>6.428</text:p>
          </table:table-cell>
          <table:table-cell office:value-type="percentage" office:value="7.5999999999999998E-2" table:style-name="ce93">
            <text:p>7,60%</text:p>
          </table:table-cell>
          <table:table-cell office:value-type="date" office:date-value="2021-12-21T00:00:00" table:style-name="ce94">
            <text:p>21/12/2021</text:p>
          </table:table-cell>
          <table:table-cell table:number-columns-repeated="16379"/>
        </table:table-row>
        <table:table-row table:style-name="ro5">
          <table:table-cell office:value-type="string" table:style-name="ce58">
            <text:p>Canarias</text:p>
          </table:table-cell>
          <table:table-cell office:value-type="float" office:value="136910" table:style-name="ce92">
            <text:p>136.910</text:p>
          </table:table-cell>
          <table:table-cell office:value-type="float" office:value="20020" table:style-name="ce92">
            <text:p>20.020</text:p>
          </table:table-cell>
          <table:table-cell office:value-type="percentage" office:value="0.14599999999999999" table:style-name="ce93">
            <text:p>14,60%</text:p>
          </table:table-cell>
          <table:table-cell office:value-type="date" office:date-value="2021-12-21T00:00:00" table:style-name="ce94">
            <text:p>21/12/2021</text:p>
          </table:table-cell>
          <table:table-cell table:number-columns-repeated="16379"/>
        </table:table-row>
        <table:table-row table:style-name="ro5">
          <table:table-cell office:value-type="string" table:style-name="ce58">
            <text:p>Cantabria</text:p>
          </table:table-cell>
          <table:table-cell office:value-type="float" office:value="38052" table:style-name="ce92">
            <text:p>38.052</text:p>
          </table:table-cell>
          <table:table-cell office:value-type="float" office:value="8378" table:style-name="ce92">
            <text:p>8.378</text:p>
          </table:table-cell>
          <table:table-cell office:value-type="percentage" office:value="0.22" table:style-name="ce93">
            <text:p>22,00%</text:p>
          </table:table-cell>
          <table:table-cell office:value-type="date" office:date-value="2021-12-21T00:00:00" table:style-name="ce94">
            <text:p>21/12/2021</text:p>
          </table:table-cell>
          <table:table-cell table:number-columns-repeated="16379"/>
        </table:table-row>
        <table:table-row table:style-name="ro5">
          <table:table-cell office:value-type="string" table:style-name="ce58">
            <text:p>Castilla y León</text:p>
          </table:table-cell>
          <table:table-cell office:value-type="float" office:value="138981" table:style-name="ce92">
            <text:p>138.981</text:p>
          </table:table-cell>
          <table:table-cell office:value-type="float" office:value="29071" table:style-name="ce92">
            <text:p>29.071</text:p>
          </table:table-cell>
          <table:table-cell office:value-type="percentage" office:value="0.20899999999999999" table:style-name="ce93">
            <text:p>20,90%</text:p>
          </table:table-cell>
          <table:table-cell office:value-type="date" office:date-value="2021-12-21T00:00:00" table:style-name="ce94">
            <text:p>21/12/2021</text:p>
          </table:table-cell>
          <table:table-cell table:number-columns-repeated="16379"/>
        </table:table-row>
        <table:table-row table:style-name="ro11">
          <table:table-cell office:value-type="string" table:style-name="ce58">
            <text:p>Castilla - La Mancha</text:p>
          </table:table-cell>
          <table:table-cell office:value-type="float" office:value="149968" table:style-name="ce92">
            <text:p>149.968</text:p>
          </table:table-cell>
          <table:table-cell office:value-type="float" office:value="33868" table:style-name="ce92">
            <text:p>33.868</text:p>
          </table:table-cell>
          <table:table-cell office:value-type="percentage" office:value="0.22600000000000001" table:style-name="ce93">
            <text:p>22,60%</text:p>
          </table:table-cell>
          <table:table-cell office:value-type="date" office:date-value="2021-12-20T00:00:00" table:style-name="ce94">
            <text:p>20/12/2021</text:p>
          </table:table-cell>
          <table:table-cell table:number-columns-repeated="16379"/>
        </table:table-row>
        <table:table-row table:style-name="ro5">
          <table:table-cell office:value-type="string" table:style-name="ce58">
            <text:p>Cataluña</text:p>
          </table:table-cell>
          <table:table-cell office:value-type="float" office:value="571450" table:style-name="ce92">
            <text:p>571.450</text:p>
          </table:table-cell>
          <table:table-cell office:value-type="float" office:value="57069" table:style-name="ce92">
            <text:p>57.069</text:p>
          </table:table-cell>
          <table:table-cell office:value-type="percentage" office:value="0.1" table:style-name="ce93">
            <text:p>10,00%</text:p>
          </table:table-cell>
          <table:table-cell office:value-type="date" office:date-value="2021-12-21T00:00:00" table:style-name="ce94">
            <text:p>21/12/2021</text:p>
          </table:table-cell>
          <table:table-cell table:number-columns-repeated="16379"/>
        </table:table-row>
        <table:table-row table:style-name="ro5">
          <table:table-cell office:value-type="string" table:style-name="ce58">
            <text:p>C. Valenciana</text:p>
          </table:table-cell>
          <table:table-cell office:value-type="float" office:value="361203" table:style-name="ce92">
            <text:p>361.203</text:p>
          </table:table-cell>
          <table:table-cell office:value-type="float" office:value="90744" table:style-name="ce92">
            <text:p>90.744</text:p>
          </table:table-cell>
          <table:table-cell office:value-type="percentage" office:value="0.251" table:style-name="ce93">
            <text:p>25,10%</text:p>
          </table:table-cell>
          <table:table-cell office:value-type="date" office:date-value="2021-12-21T00:00:00" table:style-name="ce94">
            <text:p>21/12/2021</text:p>
          </table:table-cell>
          <table:table-cell table:number-columns-repeated="16379"/>
        </table:table-row>
        <table:table-row table:style-name="ro5">
          <table:table-cell office:value-type="string" table:style-name="ce58">
            <text:p>Extremadura</text:p>
          </table:table-cell>
          <table:table-cell office:value-type="float" office:value="69578" table:style-name="ce92">
            <text:p>69.578</text:p>
          </table:table-cell>
          <table:table-cell office:value-type="float" office:value="22592" table:style-name="ce92">
            <text:p>22.592</text:p>
          </table:table-cell>
          <table:table-cell office:value-type="percentage" office:value="0.32500000000000001" table:style-name="ce93">
            <text:p>32,50%</text:p>
          </table:table-cell>
          <table:table-cell office:value-type="date" office:date-value="2021-12-21T00:00:00" table:style-name="ce94">
            <text:p>21/12/2021</text:p>
          </table:table-cell>
          <table:table-cell table:number-columns-repeated="16379"/>
        </table:table-row>
        <table:table-row table:style-name="ro5">
          <table:table-cell office:value-type="string" table:style-name="ce58">
            <text:p>Galicia*</text:p>
          </table:table-cell>
          <table:table-cell office:value-type="float" office:value="155893" table:style-name="ce92">
            <text:p>155.893</text:p>
          </table:table-cell>
          <table:table-cell office:value-type="float" office:value="48877" table:style-name="ce92">
            <text:p>48.877</text:p>
          </table:table-cell>
          <table:table-cell office:value-type="percentage" office:value="0.314" table:style-name="ce93">
            <text:p>31,40%</text:p>
          </table:table-cell>
          <table:table-cell office:value-type="date" office:date-value="2021-12-21T00:00:00" table:style-name="ce94">
            <text:p>21/12/2021</text:p>
          </table:table-cell>
          <table:table-cell table:number-columns-repeated="16379"/>
        </table:table-row>
        <table:table-row table:style-name="ro5">
          <table:table-cell office:value-type="string" table:style-name="ce58">
            <text:p>La Rioja</text:p>
          </table:table-cell>
          <table:table-cell office:value-type="float" office:value="22641" table:style-name="ce92">
            <text:p>22.641</text:p>
          </table:table-cell>
          <table:table-cell office:value-type="float" office:value="2903" table:style-name="ce92">
            <text:p>2.903</text:p>
          </table:table-cell>
          <table:table-cell office:value-type="percentage" office:value="0.128" table:style-name="ce93">
            <text:p>12,80%</text:p>
          </table:table-cell>
          <table:table-cell office:value-type="date" office:date-value="2021-12-21T00:00:00" table:style-name="ce94">
            <text:p>21/12/2021</text:p>
          </table:table-cell>
          <table:table-cell table:number-columns-repeated="16379"/>
        </table:table-row>
        <table:table-row table:style-name="ro5">
          <table:table-cell office:value-type="string" table:style-name="ce58">
            <text:p>Madrid</text:p>
          </table:table-cell>
          <table:table-cell office:value-type="float" office:value="495144" table:style-name="ce92">
            <text:p>495.144</text:p>
          </table:table-cell>
          <table:table-cell office:value-type="float" office:value="55597" table:style-name="ce92">
            <text:p>55.597</text:p>
          </table:table-cell>
          <table:table-cell office:value-type="percentage" office:value="0.112" table:style-name="ce93">
            <text:p>11,20%</text:p>
          </table:table-cell>
          <table:table-cell office:value-type="date" office:date-value="2021-12-21T00:00:00" table:style-name="ce94">
            <text:p>21/12/2021</text:p>
          </table:table-cell>
          <table:table-cell table:number-columns-repeated="16379"/>
        </table:table-row>
        <table:table-row table:style-name="ro5">
          <table:table-cell office:value-type="string" table:style-name="ce58">
            <text:p>Murcia<text:s text:c="2"/></text:p>
          </table:table-cell>
          <table:table-cell office:value-type="float" office:value="124444" table:style-name="ce92">
            <text:p>124.444</text:p>
          </table:table-cell>
          <table:table-cell office:value-type="float" office:value="14430" table:style-name="ce92">
            <text:p>14.430</text:p>
          </table:table-cell>
          <table:table-cell office:value-type="percentage" office:value="0.11600000000000001" table:style-name="ce93">
            <text:p>11,60%</text:p>
          </table:table-cell>
          <table:table-cell office:value-type="date" office:date-value="2021-12-21T00:00:00" table:style-name="ce94">
            <text:p>21/12/2021</text:p>
          </table:table-cell>
          <table:table-cell table:number-columns-repeated="16379"/>
        </table:table-row>
        <table:table-row table:style-name="ro5">
          <table:table-cell office:value-type="string" table:style-name="ce58">
            <text:p>Navarra<text:s/></text:p>
          </table:table-cell>
          <table:table-cell office:value-type="float" office:value="50103" table:style-name="ce92">
            <text:p>50.103</text:p>
          </table:table-cell>
          <table:table-cell office:value-type="float" office:value="9042" table:style-name="ce92">
            <text:p>9.042</text:p>
          </table:table-cell>
          <table:table-cell office:value-type="percentage" office:value="0.18" table:style-name="ce93">
            <text:p>18,00%</text:p>
          </table:table-cell>
          <table:table-cell office:value-type="date" office:date-value="2021-12-21T00:00:00" table:style-name="ce94">
            <text:p>21/12/2021</text:p>
          </table:table-cell>
          <table:table-cell table:number-columns-repeated="16379"/>
        </table:table-row>
        <table:table-row table:style-name="ro5">
          <table:table-cell office:value-type="string" table:style-name="ce58">
            <text:p>País Vasco</text:p>
          </table:table-cell>
          <table:table-cell office:value-type="float" office:value="149328" table:style-name="ce92">
            <text:p>149.328</text:p>
          </table:table-cell>
          <table:table-cell office:value-type="float" office:value="23607" table:style-name="ce92">
            <text:p>23.607</text:p>
          </table:table-cell>
          <table:table-cell office:value-type="percentage" office:value="0.158" table:style-name="ce93">
            <text:p>15,80%</text:p>
          </table:table-cell>
          <table:table-cell office:value-type="date" office:date-value="2021-12-21T00:00:00" table:style-name="ce94">
            <text:p>21/12/2021</text:p>
          </table:table-cell>
          <table:table-cell table:number-columns-repeated="16379"/>
        </table:table-row>
        <table:table-row table:style-name="ro5">
          <table:table-cell office:value-type="string" table:style-name="ce58">
            <text:p>Ceuta</text:p>
          </table:table-cell>
          <table:table-cell office:value-type="float" office:value="8455" table:style-name="ce92">
            <text:p>8.455</text:p>
          </table:table-cell>
          <table:table-cell office:value-type="float" office:value="1401" table:style-name="ce92">
            <text:p>1.401</text:p>
          </table:table-cell>
          <table:table-cell office:value-type="percentage" office:value="0.16600000000000001" table:style-name="ce93">
            <text:p>16,60%</text:p>
          </table:table-cell>
          <table:table-cell office:value-type="date" office:date-value="2021-12-21T00:00:00" table:style-name="ce94">
            <text:p>21/12/2021</text:p>
          </table:table-cell>
          <table:table-cell table:number-columns-repeated="16379"/>
        </table:table-row>
        <table:table-row table:style-name="ro5">
          <table:table-cell office:value-type="string" table:style-name="ce58">
            <text:p>Melilla</text:p>
          </table:table-cell>
          <table:table-cell office:value-type="float" office:value="9707" table:style-name="ce92">
            <text:p>9.707</text:p>
          </table:table-cell>
          <table:table-cell office:value-type="float" office:value="1964" table:style-name="ce92">
            <text:p>1.964</text:p>
          </table:table-cell>
          <table:table-cell office:value-type="percentage" office:value="0.20200000000000001" table:style-name="ce93">
            <text:p>20,20%</text:p>
          </table:table-cell>
          <table:table-cell office:value-type="date" office:date-value="2021-12-21T00:00:00" table:style-name="ce94">
            <text:p>21/12/2021</text:p>
          </table:table-cell>
          <table:table-cell table:number-columns-repeated="16379"/>
        </table:table-row>
        <table:table-row table:style-name="ro11">
          <table:table-cell office:value-type="string" table:style-name="ce58">
            <text:p>Fuerzas Armadas*</text:p>
          </table:table-cell>
          <table:table-cell office:value-type="string" table:style-name="ce95">
            <text:p>-</text:p>
          </table:table-cell>
          <table:table-cell office:value-type="float" office:value="0" table:style-name="ce95">
            <text:p>0</text:p>
          </table:table-cell>
          <table:table-cell office:value-type="string" table:style-name="ce95">
            <text:p>-</text:p>
          </table:table-cell>
          <table:table-cell office:value-type="date" office:date-value="2021-12-21T00:00:00" table:style-name="ce94">
            <text:p>21/12/2021</text:p>
          </table:table-cell>
          <table:table-cell table:number-columns-repeated="16379"/>
        </table:table-row>
        <table:table-row table:style-name="ro5">
          <table:table-cell office:value-type="string" table:style-name="ce59">
            <text:p>Sanidad Exterior</text:p>
          </table:table-cell>
          <table:table-cell office:value-type="string" table:style-name="ce96">
            <text:p>-</text:p>
          </table:table-cell>
          <table:table-cell office:value-type="float" office:value="0" table:style-name="ce96">
            <text:p>0</text:p>
          </table:table-cell>
          <table:table-cell office:value-type="string" table:style-name="ce96">
            <text:p>-</text:p>
          </table:table-cell>
          <table:table-cell office:value-type="date" office:date-value="2021-12-21T00:00:00" table:style-name="ce97">
            <text:p>21/12/2021</text:p>
          </table:table-cell>
          <table:table-cell table:number-columns-repeated="16379"/>
        </table:table-row>
        <table:table-row table:style-name="ro12">
          <table:table-cell office:value-type="string" table:style-name="ce61">
            <text:p>Totales</text:p>
          </table:table-cell>
          <table:table-cell office:value-type="float" office:value="3349276" table:style-name="ce98">
            <text:p>3.349.276</text:p>
          </table:table-cell>
          <table:table-cell office:value-type="float" office:value="596953" table:style-name="ce98">
            <text:p>596.953</text:p>
          </table:table-cell>
          <table:table-cell office:value-type="percentage" office:value="0.17799999999999999" table:style-name="ce99">
            <text:p>17,80%</text:p>
          </table:table-cell>
          <table:table-cell table:style-name="ce100"/>
          <table:table-cell table:number-columns-repeated="16379"/>
        </table:table-row>
        <table:table-row table:number-rows-repeated="104855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1-12-22T15:36:50Z</dc:date>
  </office:meta>
</office:document-meta>
</file>